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82.8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78.94pt"/>
    </style:style>
    <style:style style:name="co5" style:family="table-column">
      <style:table-column-properties fo:break-before="auto" style:column-width="84.36pt"/>
    </style:style>
    <style:style style:name="co6" style:family="table-column">
      <style:table-column-properties fo:break-before="auto" style:column-width="71.89pt"/>
    </style:style>
    <style:style style:name="co7" style:family="table-column">
      <style:table-column-properties fo:break-before="auto" style:column-width="85.15pt"/>
    </style:style>
    <style:style style:name="co8" style:family="table-column">
      <style:table-column-properties fo:break-before="auto" style:column-width="57.74pt"/>
    </style:style>
    <style:style style:name="co9" style:family="table-column">
      <style:table-column-properties fo:break-before="auto" style:column-width="124.5pt"/>
    </style:style>
    <style:style style:name="co10" style:family="table-column">
      <style:table-column-properties fo:break-before="auto" style:column-width="58.11pt"/>
    </style:style>
    <style:style style:name="co11" style:family="table-column">
      <style:table-column-properties fo:break-before="auto" style:column-width="51.14pt"/>
    </style:style>
    <style:style style:name="co12" style:family="table-column">
      <style:table-column-properties fo:break-before="auto" style:column-width="70.44pt"/>
    </style:style>
    <style:style style:name="co13" style:family="table-column">
      <style:table-column-properties fo:break-before="auto" style:column-width="73.56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xp1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column table:style-name="co9" table:visibility="collapse" table:default-cell-style-name="Default"/>
        <table:table-column table:style-name="co10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default-cell-style-name="ce1"/>
        <table:table-row table:style-name="ro1">
          <table:table-cell/>
          <table:table-cell office:value-type="string" calcext:value-type="string">
            <text:p>IP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X_</text:p>
          </table:table-cell>
          <table:table-cell office:value-type="string" calcext:value-type="string">
            <text:p>experimentName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response1</text:p>
          </table:table-cell>
          <table:table-cell office:value-type="string" calcext:value-type="string">
            <text:p>response2</text:p>
          </table:table-cell>
          <table:table-cell office:value-type="string" calcext:value-type="string">
            <text:p>response3</text:p>
          </table:table-cell>
          <table:table-cell office:value-type="string" calcext:value-type="string">
            <text:p>sound1</text:p>
          </table:table-cell>
          <table:table-cell office:value-type="string" calcext:value-type="string">
            <text:p>sound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rialnumber</text:p>
          </table:table-cell>
          <table:table-cell office:value-type="string" calcext:value-type="string">
            <text:p>userCode</text:p>
          </table:table-cell>
          <table:table-cell office:value-type="string" calcext:value-type="string">
            <text:p>userFileName</text:p>
          </table:table-cell>
          <table:table-cell office:value-type="string" calcext:value-type="string">
            <text:p>view</text:p>
          </table:table-cell>
          <table:table-cell table:style-name="Default" office:value-type="string" calcext:value-type="string">
            <text:p>check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165.230.224.113</text:p>
          </table:table-cell>
          <table:table-cell office:value-type="string" calcext:value-type="string">
            <text:p>undefined</text:p>
          </table:table-cell>
          <table:table-cell office:value-type="float" office:value="1522849216036" calcext:value-type="float">
            <text:p>1522849216036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table:number-columns-repeated="2"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Wed Apr <text:s/>4 06:40:16 2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QH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fined</text:p>
          </table:table-cell>
          <table:table-cell table:formula="of:=IF([.J2]=[.K2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165.230.224.113</text:p>
          </table:table-cell>
          <table:table-cell office:value-type="float" office:value="57" calcext:value-type="float">
            <text:p>57</text:p>
          </table:table-cell>
          <table:table-cell office:value-type="float" office:value="1522849254907" calcext:value-type="float">
            <text:p>1522849254907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d Apr <text:s/>4 06:42:03 2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QH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idence.ejs</text:p>
          </table:table-cell>
          <table:table-cell table:formula="of:=IF([.J3]=[.K3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165.230.224.113</text:p>
          </table:table-cell>
          <table:table-cell office:value-type="float" office:value="58" calcext:value-type="float">
            <text:p>58</text:p>
          </table:table-cell>
          <table:table-cell office:value-type="float" office:value="1522849338071" calcext:value-type="float">
            <text:p>1522849338071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d Apr <text:s/>4 06:42:18 20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QH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idence.ejs</text:p>
          </table:table-cell>
          <table:table-cell table:formula="of:=IF([.J4]=[.K4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165.230.224.113</text:p>
          </table:table-cell>
          <table:table-cell office:value-type="float" office:value="59" calcext:value-type="float">
            <text:p>59</text:p>
          </table:table-cell>
          <table:table-cell office:value-type="float" office:value="1522849372852" calcext:value-type="float">
            <text:p>1522849372852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d Apr <text:s/>4 06:42:53 20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QH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idence.ejs</text:p>
          </table:table-cell>
          <table:table-cell table:formula="of:=IF([.J5]=[.K5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165.230.224.113</text:p>
          </table:table-cell>
          <table:table-cell office:value-type="float" office:value="60" calcext:value-type="float">
            <text:p>60</text:p>
          </table:table-cell>
          <table:table-cell office:value-type="float" office:value="1522849520461" calcext:value-type="float">
            <text:p>1522849520461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d Apr <text:s/>4 06:45:20 20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QH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idence.ejs</text:p>
          </table:table-cell>
          <table:table-cell table:formula="of:=IF([.J6]=[.K6]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165.230.224.113</text:p>
          </table:table-cell>
          <table:table-cell office:value-type="float" office:value="7" calcext:value-type="float">
            <text:p>7</text:p>
          </table:table-cell>
          <table:table-cell office:value-type="float" office:value="1522849591060" calcext:value-type="float">
            <text:p>1522849591060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d Apr <text:s/>4 06:46:31 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QH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imulus.ejs</text:p>
          </table:table-cell>
          <table:table-cell table:formula="of:=IF([.J7]=[.K7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165.230.224.113</text:p>
          </table:table-cell>
          <table:table-cell office:value-type="float" office:value="30" calcext:value-type="float">
            <text:p>30</text:p>
          </table:table-cell>
          <table:table-cell office:value-type="float" office:value="1522849647231" calcext:value-type="float">
            <text:p>1522849647231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ed Apr <text:s/>4 06:47:32 20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QH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imulus.ejs</text:p>
          </table:table-cell>
          <table:table-cell table:formula="of:=IF([.J8]=[.K8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165.230.224.113</text:p>
          </table:table-cell>
          <table:table-cell office:value-type="float" office:value="19" calcext:value-type="float">
            <text:p>19</text:p>
          </table:table-cell>
          <table:table-cell office:value-type="float" office:value="1522849706788" calcext:value-type="float">
            <text:p>1522849706788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ed Apr <text:s/>4 06:48:27 20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QH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imulus.ejs</text:p>
          </table:table-cell>
          <table:table-cell table:formula="of:=IF([.J9]=[.K9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165.230.224.113</text:p>
          </table:table-cell>
          <table:table-cell office:value-type="float" office:value="44" calcext:value-type="float">
            <text:p>44</text:p>
          </table:table-cell>
          <table:table-cell office:value-type="float" office:value="1522849746447" calcext:value-type="float">
            <text:p>1522849746447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d Apr <text:s/>4 06:49:06 20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QH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imulus.ejs</text:p>
          </table:table-cell>
          <table:table-cell table:formula="of:=IF([.J10]=[.K10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165.230.224.113</text:p>
          </table:table-cell>
          <table:table-cell office:value-type="float" office:value="3" calcext:value-type="float">
            <text:p>3</text:p>
          </table:table-cell>
          <table:table-cell office:value-type="float" office:value="1522849833432" calcext:value-type="float">
            <text:p>1522849833432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Wed Apr <text:s/>4 06:50:33 20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QH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imulus.ejs</text:p>
          </table:table-cell>
          <table:table-cell table:formula="of:=IF([.J11]=[.K11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165.230.224.113</text:p>
          </table:table-cell>
          <table:table-cell office:value-type="float" office:value="35" calcext:value-type="float">
            <text:p>35</text:p>
          </table:table-cell>
          <table:table-cell office:value-type="float" office:value="1522850151920" calcext:value-type="float">
            <text:p>1522850151920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ed Apr <text:s/>4 06:56:59 20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QH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imulus.ejs</text:p>
          </table:table-cell>
          <table:table-cell table:formula="of:=IF([.J12]=[.K12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65.230.224.113</text:p>
          </table:table-cell>
          <table:table-cell office:value-type="float" office:value="20" calcext:value-type="float">
            <text:p>20</text:p>
          </table:table-cell>
          <table:table-cell office:value-type="float" office:value="1522850254919" calcext:value-type="float">
            <text:p>1522850254919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d Apr <text:s/>4 06:57:35 20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QH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imulus.ejs</text:p>
          </table:table-cell>
          <table:table-cell table:formula="of:=IF([.J13]=[.K13]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165.230.224.113</text:p>
          </table:table-cell>
          <table:table-cell office:value-type="float" office:value="43" calcext:value-type="float">
            <text:p>43</text:p>
          </table:table-cell>
          <table:table-cell office:value-type="float" office:value="1522850325251" calcext:value-type="float">
            <text:p>1522850325251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ed Apr <text:s/>4 06:58:45 20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QH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imulus.ejs</text:p>
          </table:table-cell>
          <table:table-cell table:formula="of:=IF([.J14]=[.K14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165.230.224.113</text:p>
          </table:table-cell>
          <table:table-cell office:value-type="float" office:value="4" calcext:value-type="float">
            <text:p>4</text:p>
          </table:table-cell>
          <table:table-cell office:value-type="float" office:value="1522850368562" calcext:value-type="float">
            <text:p>1522850368562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d Apr <text:s/>4 06:59:28 20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QH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imulus.ejs</text:p>
          </table:table-cell>
          <table:table-cell table:formula="of:=IF([.J15]=[.K15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165.230.224.113</text:p>
          </table:table-cell>
          <table:table-cell office:value-type="float" office:value="31" calcext:value-type="float">
            <text:p>31</text:p>
          </table:table-cell>
          <table:table-cell office:value-type="float" office:value="1522850416188" calcext:value-type="float">
            <text:p>1522850416188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ed Apr <text:s/>4 07:00:16 20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QH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imulus.ejs</text:p>
          </table:table-cell>
          <table:table-cell table:formula="of:=IF([.J16]=[.K16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65.230.224.113</text:p>
          </table:table-cell>
          <table:table-cell office:value-type="float" office:value="21" calcext:value-type="float">
            <text:p>21</text:p>
          </table:table-cell>
          <table:table-cell office:value-type="float" office:value="1522850535355" calcext:value-type="float">
            <text:p>1522850535355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d Apr <text:s/>4 07:02:16 20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QH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imulus.ejs</text:p>
          </table:table-cell>
          <table:table-cell table:formula="of:=IF([.J17]=[.K17]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165.230.224.113</text:p>
          </table:table-cell>
          <table:table-cell office:value-type="float" office:value="46" calcext:value-type="float">
            <text:p>46</text:p>
          </table:table-cell>
          <table:table-cell office:value-type="float" office:value="1522850577300" calcext:value-type="float">
            <text:p>1522850577300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ed Apr <text:s/>4 07:02:57 20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QH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imulus.ejs</text:p>
          </table:table-cell>
          <table:table-cell table:formula="of:=IF([.J18]=[.K18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165.230.224.113</text:p>
          </table:table-cell>
          <table:table-cell office:value-type="float" office:value="1" calcext:value-type="float">
            <text:p>1</text:p>
          </table:table-cell>
          <table:table-cell office:value-type="float" office:value="1522850610421" calcext:value-type="float">
            <text:p>1522850610421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d Apr <text:s/>4 07:03:30 20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QH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imulus.ejs</text:p>
          </table:table-cell>
          <table:table-cell table:formula="of:=IF([.J19]=[.K19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165.230.224.113</text:p>
          </table:table-cell>
          <table:table-cell office:value-type="float" office:value="29" calcext:value-type="float">
            <text:p>29</text:p>
          </table:table-cell>
          <table:table-cell office:value-type="float" office:value="1522850677654" calcext:value-type="float">
            <text:p>1522850677654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ed Apr <text:s/>4 07:04:37 20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QH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imulus.ejs</text:p>
          </table:table-cell>
          <table:table-cell table:formula="of:=IF([.J20]=[.K20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165.230.224.113</text:p>
          </table:table-cell>
          <table:table-cell office:value-type="float" office:value="15" calcext:value-type="float">
            <text:p>15</text:p>
          </table:table-cell>
          <table:table-cell office:value-type="float" office:value="1522850724250" calcext:value-type="float">
            <text:p>1522850724250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ed Apr <text:s/>4 07:05:24 20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QH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imulus.ejs</text:p>
          </table:table-cell>
          <table:table-cell table:formula="of:=IF([.J21]=[.K21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165.230.224.113</text:p>
          </table:table-cell>
          <table:table-cell office:value-type="float" office:value="45" calcext:value-type="float">
            <text:p>45</text:p>
          </table:table-cell>
          <table:table-cell office:value-type="float" office:value="1522850872199" calcext:value-type="float">
            <text:p>1522850872199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ed Apr <text:s/>4 07:07:52 20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QH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imulus.ejs</text:p>
          </table:table-cell>
          <table:table-cell table:formula="of:=IF([.J22]=[.K22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165.230.224.113</text:p>
          </table:table-cell>
          <table:table-cell office:value-type="float" office:value="2" calcext:value-type="float">
            <text:p>2</text:p>
          </table:table-cell>
          <table:table-cell office:value-type="float" office:value="1522850955061" calcext:value-type="float">
            <text:p>1522850955061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ed Apr <text:s/>4 07:09:15 20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QH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imulus.ejs</text:p>
          </table:table-cell>
          <table:table-cell table:formula="of:=IF([.J23]=[.K23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165.230.224.113</text:p>
          </table:table-cell>
          <table:table-cell office:value-type="float" office:value="34" calcext:value-type="float">
            <text:p>34</text:p>
          </table:table-cell>
          <table:table-cell office:value-type="float" office:value="1522850996620" calcext:value-type="float">
            <text:p>1522850996620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ed Apr <text:s/>4 07:09:56 20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QH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imulus.ejs</text:p>
          </table:table-cell>
          <table:table-cell table:formula="of:=IF([.J24]=[.K24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165.230.224.113</text:p>
          </table:table-cell>
          <table:table-cell office:value-type="float" office:value="18" calcext:value-type="float">
            <text:p>18</text:p>
          </table:table-cell>
          <table:table-cell office:value-type="float" office:value="1522851067258" calcext:value-type="float">
            <text:p>1522851067258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ed Apr <text:s/>4 07:11:07 20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QH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imulus.ejs</text:p>
          </table:table-cell>
          <table:table-cell table:formula="of:=IF([.J25]=[.K25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165.230.224.113</text:p>
          </table:table-cell>
          <table:table-cell office:value-type="float" office:value="48" calcext:value-type="float">
            <text:p>48</text:p>
          </table:table-cell>
          <table:table-cell office:value-type="float" office:value="1522851245333" calcext:value-type="float">
            <text:p>1522851245333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ed Apr <text:s/>4 07:14:05 20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QH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imulus.ejs</text:p>
          </table:table-cell>
          <table:table-cell table:formula="of:=IF([.J26]=[.K26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65.230.224.113</text:p>
          </table:table-cell>
          <table:table-cell office:value-type="float" office:value="6" calcext:value-type="float">
            <text:p>6</text:p>
          </table:table-cell>
          <table:table-cell office:value-type="float" office:value="1522851580454" calcext:value-type="float">
            <text:p>1522851580454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d Apr <text:s/>4 07:19:50 20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QH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imulus.ejs</text:p>
          </table:table-cell>
          <table:table-cell table:formula="of:=IF([.J27]=[.K27]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165.230.224.113</text:p>
          </table:table-cell>
          <table:table-cell office:value-type="float" office:value="32" calcext:value-type="float">
            <text:p>32</text:p>
          </table:table-cell>
          <table:table-cell office:value-type="float" office:value="1522851670047" calcext:value-type="float">
            <text:p>1522851670047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ed Apr <text:s/>4 07:21:10 20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QH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imulus.ejs</text:p>
          </table:table-cell>
          <table:table-cell table:formula="of:=IF([.J28]=[.K28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165.230.224.113</text:p>
          </table:table-cell>
          <table:table-cell office:value-type="float" office:value="17" calcext:value-type="float">
            <text:p>17</text:p>
          </table:table-cell>
          <table:table-cell office:value-type="float" office:value="1522851728035" calcext:value-type="float">
            <text:p>1522851728035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Wed Apr <text:s/>4 07:22:08 20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QH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imulus.ejs</text:p>
          </table:table-cell>
          <table:table-cell table:formula="of:=IF([.J29]=[.K29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165.230.224.113</text:p>
          </table:table-cell>
          <table:table-cell office:value-type="float" office:value="47" calcext:value-type="float">
            <text:p>47</text:p>
          </table:table-cell>
          <table:table-cell office:value-type="float" office:value="1522851763279" calcext:value-type="float">
            <text:p>1522851763279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ed Apr <text:s/>4 07:22:43 20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QH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imulus.ejs</text:p>
          </table:table-cell>
          <table:table-cell table:formula="of:=IF([.J30]=[.K30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165.230.224.113</text:p>
          </table:table-cell>
          <table:table-cell office:value-type="float" office:value="5" calcext:value-type="float">
            <text:p>5</text:p>
          </table:table-cell>
          <table:table-cell office:value-type="float" office:value="1522851811102" calcext:value-type="float">
            <text:p>1522851811102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ed Apr <text:s/>4 07:23:31 20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QH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imulus.ejs</text:p>
          </table:table-cell>
          <table:table-cell table:formula="of:=IF([.J31]=[.K31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165.230.224.113</text:p>
          </table:table-cell>
          <table:table-cell office:value-type="float" office:value="33" calcext:value-type="float">
            <text:p>33</text:p>
          </table:table-cell>
          <table:table-cell office:value-type="float" office:value="1522851840483" calcext:value-type="float">
            <text:p>1522851840483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ed Apr <text:s/>4 07:24:00 20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QH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imulus.ejs</text:p>
          </table:table-cell>
          <table:table-cell table:formula="of:=IF([.J32]=[.K32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165.230.224.113</text:p>
          </table:table-cell>
          <table:table-cell office:value-type="float" office:value="16" calcext:value-type="float">
            <text:p>16</text:p>
          </table:table-cell>
          <table:table-cell office:value-type="float" office:value="1522851872337" calcext:value-type="float">
            <text:p>1522851872337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d Apr <text:s/>4 07:24:32 20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QH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imulus.ejs</text:p>
          </table:table-cell>
          <table:table-cell table:formula="of:=IF([.J33]=[.K33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165.230.224.113</text:p>
          </table:table-cell>
          <table:table-cell office:value-type="float" office:value="49" calcext:value-type="float">
            <text:p>49</text:p>
          </table:table-cell>
          <table:table-cell office:value-type="float" office:value="1522851983097" calcext:value-type="float">
            <text:p>1522851983097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d Apr <text:s/>4 07:26:23 20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QH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imulus.ejs</text:p>
          </table:table-cell>
          <table:table-cell table:formula="of:=IF([.J34]=[.K34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37.171.135.60</text:p>
          </table:table-cell>
          <table:table-cell office:value-type="string" calcext:value-type="string">
            <text:p>undefined</text:p>
          </table:table-cell>
          <table:table-cell office:value-type="float" office:value="1523292770684" calcext:value-type="float">
            <text:p>1523292770684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table:number-columns-repeated="2"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on Apr <text:s/>9 09:52:51 2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KB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defined</text:p>
          </table:table-cell>
          <table:table-cell table:formula="of:=IF([.J35]=[.K35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90.104.80.185</text:p>
          </table:table-cell>
          <table:table-cell office:value-type="string" calcext:value-type="string">
            <text:p>undefined</text:p>
          </table:table-cell>
          <table:table-cell office:value-type="float" office:value="1523292773240" calcext:value-type="float">
            <text:p>1523292773240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table:number-columns-repeated="2"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on Apr <text:s/>9 09:52:53 2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EX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defined</text:p>
          </table:table-cell>
          <table:table-cell table:formula="of:=IF([.J36]=[.K36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37.171.135.60</text:p>
          </table:table-cell>
          <table:table-cell office:value-type="float" office:value="57" calcext:value-type="float">
            <text:p>57</text:p>
          </table:table-cell>
          <table:table-cell office:value-type="float" office:value="1523292804010" calcext:value-type="float">
            <text:p>1523292804010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09:53:24 2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KB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fidence.ejs</text:p>
          </table:table-cell>
          <table:table-cell table:formula="of:=IF([.J37]=[.K37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90.104.80.185</text:p>
          </table:table-cell>
          <table:table-cell office:value-type="float" office:value="57" calcext:value-type="float">
            <text:p>57</text:p>
          </table:table-cell>
          <table:table-cell office:value-type="float" office:value="1523292807315" calcext:value-type="float">
            <text:p>1523292807315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09:53:27 2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EX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fidence.ejs</text:p>
          </table:table-cell>
          <table:table-cell table:formula="of:=IF([.J38]=[.K38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37.171.135.60</text:p>
          </table:table-cell>
          <table:table-cell office:value-type="float" office:value="58" calcext:value-type="float">
            <text:p>58</text:p>
          </table:table-cell>
          <table:table-cell office:value-type="float" office:value="1523292829810" calcext:value-type="float">
            <text:p>1523292829810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09:53:50 20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KB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fidence.ejs</text:p>
          </table:table-cell>
          <table:table-cell table:formula="of:=IF([.J39]=[.K39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90.104.80.185</text:p>
          </table:table-cell>
          <table:table-cell office:value-type="float" office:value="58" calcext:value-type="float">
            <text:p>58</text:p>
          </table:table-cell>
          <table:table-cell office:value-type="float" office:value="1523292833018" calcext:value-type="float">
            <text:p>1523292833018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09:53:53 20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EX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fidence.ejs</text:p>
          </table:table-cell>
          <table:table-cell table:formula="of:=IF([.J40]=[.K40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37.171.135.60</text:p>
          </table:table-cell>
          <table:table-cell office:value-type="float" office:value="59" calcext:value-type="float">
            <text:p>59</text:p>
          </table:table-cell>
          <table:table-cell office:value-type="float" office:value="1523292852783" calcext:value-type="float">
            <text:p>1523292852783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09:54:13 20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KB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fidence.ejs</text:p>
          </table:table-cell>
          <table:table-cell table:formula="of:=IF([.J41]=[.K41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90.104.80.185</text:p>
          </table:table-cell>
          <table:table-cell office:value-type="float" office:value="59" calcext:value-type="float">
            <text:p>59</text:p>
          </table:table-cell>
          <table:table-cell office:value-type="float" office:value="1523292858706" calcext:value-type="float">
            <text:p>1523292858706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09:54:19 20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EX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fidence.ejs</text:p>
          </table:table-cell>
          <table:table-cell table:formula="of:=IF([.J42]=[.K42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90.104.80.185</text:p>
          </table:table-cell>
          <table:table-cell office:value-type="float" office:value="60" calcext:value-type="float">
            <text:p>60</text:p>
          </table:table-cell>
          <table:table-cell office:value-type="float" office:value="1523292900391" calcext:value-type="float">
            <text:p>1523292900391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Mon Apr <text:s/>9 09:55:00 20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EX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fidence.ejs</text:p>
          </table:table-cell>
          <table:table-cell table:formula="of:=IF([.J43]=[.K43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90.104.80.185</text:p>
          </table:table-cell>
          <table:table-cell office:value-type="float" office:value="3" calcext:value-type="float">
            <text:p>3</text:p>
          </table:table-cell>
          <table:table-cell office:value-type="float" office:value="1523292936950" calcext:value-type="float">
            <text:p>1523292936950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n Apr <text:s/>9 09:55:37 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EX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imulus.ejs</text:p>
          </table:table-cell>
          <table:table-cell table:formula="of:=IF([.J44]=[.K44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90.104.80.185</text:p>
          </table:table-cell>
          <table:table-cell office:value-type="float" office:value="30" calcext:value-type="float">
            <text:p>30</text:p>
          </table:table-cell>
          <table:table-cell office:value-type="float" office:value="1523292965175" calcext:value-type="float">
            <text:p>1523292965175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Mon Apr <text:s/>9 09:56:05 20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EX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imulus.ejs</text:p>
          </table:table-cell>
          <table:table-cell table:formula="of:=IF([.J45]=[.K45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90.104.80.185</text:p>
          </table:table-cell>
          <table:table-cell office:value-type="float" office:value="18" calcext:value-type="float">
            <text:p>18</text:p>
          </table:table-cell>
          <table:table-cell office:value-type="float" office:value="1523293003368" calcext:value-type="float">
            <text:p>1523293003368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09:56:43 20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EX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imulus.ejs</text:p>
          </table:table-cell>
          <table:table-cell table:formula="of:=IF([.J46]=[.K46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90.104.80.185</text:p>
          </table:table-cell>
          <table:table-cell office:value-type="float" office:value="44" calcext:value-type="float">
            <text:p>44</text:p>
          </table:table-cell>
          <table:table-cell office:value-type="float" office:value="1523293026215" calcext:value-type="float">
            <text:p>1523293026215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on Apr <text:s/>9 09:57:06 20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EX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imulus.ejs</text:p>
          </table:table-cell>
          <table:table-cell table:formula="of:=IF([.J47]=[.K47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90.104.80.185</text:p>
          </table:table-cell>
          <table:table-cell office:value-type="float" office:value="5" calcext:value-type="float">
            <text:p>5</text:p>
          </table:table-cell>
          <table:table-cell office:value-type="float" office:value="1523293052005" calcext:value-type="float">
            <text:p>1523293052005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09:57:33 20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EX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imulus.ejs</text:p>
          </table:table-cell>
          <table:table-cell table:formula="of:=IF([.J48]=[.K48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90.104.80.185</text:p>
          </table:table-cell>
          <table:table-cell office:value-type="float" office:value="35" calcext:value-type="float">
            <text:p>35</text:p>
          </table:table-cell>
          <table:table-cell office:value-type="float" office:value="1523293079205" calcext:value-type="float">
            <text:p>1523293079205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n Apr <text:s/>9 09:57:59 20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EX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imulus.ejs</text:p>
          </table:table-cell>
          <table:table-cell table:formula="of:=IF([.J49]=[.K49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90.104.80.185</text:p>
          </table:table-cell>
          <table:table-cell office:value-type="float" office:value="19" calcext:value-type="float">
            <text:p>19</text:p>
          </table:table-cell>
          <table:table-cell office:value-type="float" office:value="1523293117520" calcext:value-type="float">
            <text:p>1523293117520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09:58:38 20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EX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imulus.ejs</text:p>
          </table:table-cell>
          <table:table-cell table:formula="of:=IF([.J50]=[.K50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90.104.80.185</text:p>
          </table:table-cell>
          <table:table-cell office:value-type="float" office:value="49" calcext:value-type="float">
            <text:p>49</text:p>
          </table:table-cell>
          <table:table-cell office:value-type="float" office:value="1523293139223" calcext:value-type="float">
            <text:p>1523293139223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on Apr <text:s/>9 09:58:59 20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EX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imulus.ejs</text:p>
          </table:table-cell>
          <table:table-cell table:formula="of:=IF([.J51]=[.K51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string" calcext:value-type="string">
            <text:p>90.104.80.185</text:p>
          </table:table-cell>
          <table:table-cell office:value-type="float" office:value="4" calcext:value-type="float">
            <text:p>4</text:p>
          </table:table-cell>
          <table:table-cell office:value-type="float" office:value="1523293162360" calcext:value-type="float">
            <text:p>1523293162360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09:59:22 20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EX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imulus.ejs</text:p>
          </table:table-cell>
          <table:table-cell table:formula="of:=IF([.J52]=[.K52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90.104.80.185</text:p>
          </table:table-cell>
          <table:table-cell office:value-type="float" office:value="33" calcext:value-type="float">
            <text:p>33</text:p>
          </table:table-cell>
          <table:table-cell office:value-type="float" office:value="1523293181580" calcext:value-type="float">
            <text:p>1523293181580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on Apr <text:s/>9 09:59:42 20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EX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imulus.ejs</text:p>
          </table:table-cell>
          <table:table-cell table:formula="of:=IF([.J53]=[.K53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90.104.80.185</text:p>
          </table:table-cell>
          <table:table-cell office:value-type="float" office:value="17" calcext:value-type="float">
            <text:p>17</text:p>
          </table:table-cell>
          <table:table-cell office:value-type="float" office:value="1523293196795" calcext:value-type="float">
            <text:p>1523293196795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on Apr <text:s/>9 09:59:57 20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EX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imulus.ejs</text:p>
          </table:table-cell>
          <table:table-cell table:formula="of:=IF([.J54]=[.K54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string" calcext:value-type="string">
            <text:p>90.104.80.185</text:p>
          </table:table-cell>
          <table:table-cell office:value-type="float" office:value="45" calcext:value-type="float">
            <text:p>45</text:p>
          </table:table-cell>
          <table:table-cell office:value-type="float" office:value="1523293213948" calcext:value-type="float">
            <text:p>1523293213948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on Apr <text:s/>9 10:00:14 20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EX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imulus.ejs</text:p>
          </table:table-cell>
          <table:table-cell table:formula="of:=IF([.J55]=[.K55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90.104.80.185</text:p>
          </table:table-cell>
          <table:table-cell office:value-type="float" office:value="6" calcext:value-type="float">
            <text:p>6</text:p>
          </table:table-cell>
          <table:table-cell office:value-type="float" office:value="1523293247755" calcext:value-type="float">
            <text:p>1523293247755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 Apr <text:s/>9 10:00:48 20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EX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imulus.ejs</text:p>
          </table:table-cell>
          <table:table-cell table:formula="of:=IF([.J56]=[.K56]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90.104.80.185</text:p>
          </table:table-cell>
          <table:table-cell office:value-type="float" office:value="31" calcext:value-type="float">
            <text:p>31</text:p>
          </table:table-cell>
          <table:table-cell office:value-type="float" office:value="1523293262188" calcext:value-type="float">
            <text:p>1523293262188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on Apr <text:s/>9 10:01:02 20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EX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imulus.ejs</text:p>
          </table:table-cell>
          <table:table-cell table:formula="of:=IF([.J57]=[.K57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90.104.80.185</text:p>
          </table:table-cell>
          <table:table-cell office:value-type="float" office:value="20" calcext:value-type="float">
            <text:p>20</text:p>
          </table:table-cell>
          <table:table-cell office:value-type="float" office:value="1523293284362" calcext:value-type="float">
            <text:p>1523293284362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0:01:24 20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EX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imulus.ejs</text:p>
          </table:table-cell>
          <table:table-cell table:formula="of:=IF([.J58]=[.K58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string" calcext:value-type="string">
            <text:p>90.104.80.185</text:p>
          </table:table-cell>
          <table:table-cell office:value-type="float" office:value="47" calcext:value-type="float">
            <text:p>47</text:p>
          </table:table-cell>
          <table:table-cell office:value-type="float" office:value="1523293302089" calcext:value-type="float">
            <text:p>1523293302089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on Apr <text:s/>9 10:01:42 20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EX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imulus.ejs</text:p>
          </table:table-cell>
          <table:table-cell table:formula="of:=IF([.J59]=[.K59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string" calcext:value-type="string">
            <text:p>90.104.80.185</text:p>
          </table:table-cell>
          <table:table-cell office:value-type="float" office:value="1" calcext:value-type="float">
            <text:p>1</text:p>
          </table:table-cell>
          <table:table-cell office:value-type="float" office:value="1523293330624" calcext:value-type="float">
            <text:p>1523293330624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Mon Apr <text:s/>9 10:02:11 20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EX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imulus.ejs</text:p>
          </table:table-cell>
          <table:table-cell table:formula="of:=IF([.J60]=[.K60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string" calcext:value-type="string">
            <text:p>90.104.80.185</text:p>
          </table:table-cell>
          <table:table-cell office:value-type="float" office:value="32" calcext:value-type="float">
            <text:p>32</text:p>
          </table:table-cell>
          <table:table-cell office:value-type="float" office:value="1523293346952" calcext:value-type="float">
            <text:p>1523293346952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on Apr <text:s/>9 10:02:27 20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EX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imulus.ejs</text:p>
          </table:table-cell>
          <table:table-cell table:formula="of:=IF([.J61]=[.K61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string" calcext:value-type="string">
            <text:p>45.33.133.89</text:p>
          </table:table-cell>
          <table:table-cell office:value-type="string" calcext:value-type="string">
            <text:p>undefined</text:p>
          </table:table-cell>
          <table:table-cell office:value-type="float" office:value="1523293630560" calcext:value-type="float">
            <text:p>1523293630560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table:number-columns-repeated="2"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on Apr <text:s/>9 10:07:10 2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UA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defined</text:p>
          </table:table-cell>
          <table:table-cell table:formula="of:=IF([.J62]=[.K62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string" calcext:value-type="string">
            <text:p>45.33.133.89</text:p>
          </table:table-cell>
          <table:table-cell office:value-type="float" office:value="57" calcext:value-type="float">
            <text:p>57</text:p>
          </table:table-cell>
          <table:table-cell office:value-type="float" office:value="1523293654903" calcext:value-type="float">
            <text:p>1523293654903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0:07:35 2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UA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fidence.ejs</text:p>
          </table:table-cell>
          <table:table-cell table:formula="of:=IF([.J63]=[.K63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string" calcext:value-type="string">
            <text:p>45.33.133.89</text:p>
          </table:table-cell>
          <table:table-cell office:value-type="float" office:value="58" calcext:value-type="float">
            <text:p>58</text:p>
          </table:table-cell>
          <table:table-cell office:value-type="float" office:value="1523293674781" calcext:value-type="float">
            <text:p>1523293674781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0:07:55 20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UA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fidence.ejs</text:p>
          </table:table-cell>
          <table:table-cell table:formula="of:=IF([.J64]=[.K64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45.33.133.89</text:p>
          </table:table-cell>
          <table:table-cell office:value-type="float" office:value="59" calcext:value-type="float">
            <text:p>59</text:p>
          </table:table-cell>
          <table:table-cell office:value-type="float" office:value="1523293703035" calcext:value-type="float">
            <text:p>1523293703035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0:08:23 20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UA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fidence.ejs</text:p>
          </table:table-cell>
          <table:table-cell table:formula="of:=IF([.J65]=[.K65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string" calcext:value-type="string">
            <text:p>45.33.133.89</text:p>
          </table:table-cell>
          <table:table-cell office:value-type="float" office:value="60" calcext:value-type="float">
            <text:p>60</text:p>
          </table:table-cell>
          <table:table-cell office:value-type="float" office:value="1523293732518" calcext:value-type="float">
            <text:p>1523293732518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0:08:52 20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UA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fidence.ejs</text:p>
          </table:table-cell>
          <table:table-cell table:formula="of:=IF([.J66]=[.K66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string" calcext:value-type="string">
            <text:p>45.33.133.89</text:p>
          </table:table-cell>
          <table:table-cell office:value-type="float" office:value="4" calcext:value-type="float">
            <text:p>4</text:p>
          </table:table-cell>
          <table:table-cell office:value-type="float" office:value="1523293761696" calcext:value-type="float">
            <text:p>1523293761696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0:09:21 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UA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imulus.ejs</text:p>
          </table:table-cell>
          <table:table-cell table:formula="of:=IF([.J67]=[.K67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string" calcext:value-type="string">
            <text:p>45.33.133.89</text:p>
          </table:table-cell>
          <table:table-cell office:value-type="float" office:value="33" calcext:value-type="float">
            <text:p>33</text:p>
          </table:table-cell>
          <table:table-cell office:value-type="float" office:value="1523293792554" calcext:value-type="float">
            <text:p>1523293792554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n Apr <text:s/>9 10:09:52 20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UA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imulus.ejs</text:p>
          </table:table-cell>
          <table:table-cell table:formula="of:=IF([.J68]=[.K68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string" calcext:value-type="string">
            <text:p>45.33.133.89</text:p>
          </table:table-cell>
          <table:table-cell office:value-type="float" office:value="19" calcext:value-type="float">
            <text:p>19</text:p>
          </table:table-cell>
          <table:table-cell office:value-type="float" office:value="1523293830708" calcext:value-type="float">
            <text:p>1523293830708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n Apr <text:s/>9 10:10:30 20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UA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imulus.ejs</text:p>
          </table:table-cell>
          <table:table-cell table:formula="of:=IF([.J69]=[.K69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45.33.133.89</text:p>
          </table:table-cell>
          <table:table-cell office:value-type="float" office:value="47" calcext:value-type="float">
            <text:p>47</text:p>
          </table:table-cell>
          <table:table-cell office:value-type="float" office:value="1523293870302" calcext:value-type="float">
            <text:p>1523293870302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n Apr <text:s/>9 10:11:10 20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UA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imulus.ejs</text:p>
          </table:table-cell>
          <table:table-cell table:formula="of:=IF([.J70]=[.K70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string" calcext:value-type="string">
            <text:p>45.33.133.89</text:p>
          </table:table-cell>
          <table:table-cell office:value-type="float" office:value="6" calcext:value-type="float">
            <text:p>6</text:p>
          </table:table-cell>
          <table:table-cell office:value-type="float" office:value="1523293994582" calcext:value-type="float">
            <text:p>1523293994582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n Apr <text:s/>9 10:13:14 20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UA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imulus.ejs</text:p>
          </table:table-cell>
          <table:table-cell table:formula="of:=IF([.J71]=[.K71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45.33.133.89</text:p>
          </table:table-cell>
          <table:table-cell office:value-type="float" office:value="31" calcext:value-type="float">
            <text:p>31</text:p>
          </table:table-cell>
          <table:table-cell office:value-type="float" office:value="1523294027685" calcext:value-type="float">
            <text:p>1523294027685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Mon Apr <text:s/>9 10:13:48 20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UA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imulus.ejs</text:p>
          </table:table-cell>
          <table:table-cell table:formula="of:=IF([.J72]=[.K72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string" calcext:value-type="string">
            <text:p>45.33.133.89</text:p>
          </table:table-cell>
          <table:table-cell office:value-type="float" office:value="15" calcext:value-type="float">
            <text:p>15</text:p>
          </table:table-cell>
          <table:table-cell office:value-type="float" office:value="1523294050195" calcext:value-type="float">
            <text:p>1523294050195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0:14:10 20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UA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imulus.ejs</text:p>
          </table:table-cell>
          <table:table-cell table:formula="of:=IF([.J73]=[.K73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string" calcext:value-type="string">
            <text:p>45.33.133.89</text:p>
          </table:table-cell>
          <table:table-cell office:value-type="float" office:value="48" calcext:value-type="float">
            <text:p>48</text:p>
          </table:table-cell>
          <table:table-cell office:value-type="float" office:value="1523294124245" calcext:value-type="float">
            <text:p>1523294124245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Mon Apr <text:s/>9 10:15:24 20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UA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imulus.ejs</text:p>
          </table:table-cell>
          <table:table-cell table:formula="of:=IF([.J74]=[.K74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string" calcext:value-type="string">
            <text:p>45.33.133.89</text:p>
          </table:table-cell>
          <table:table-cell office:value-type="float" office:value="5" calcext:value-type="float">
            <text:p>5</text:p>
          </table:table-cell>
          <table:table-cell office:value-type="float" office:value="1523294190859" calcext:value-type="float">
            <text:p>1523294190859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0:16:31 20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UA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imulus.ejs</text:p>
          </table:table-cell>
          <table:table-cell table:formula="of:=IF([.J75]=[.K75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45.33.133.89</text:p>
          </table:table-cell>
          <table:table-cell office:value-type="float" office:value="34" calcext:value-type="float">
            <text:p>34</text:p>
          </table:table-cell>
          <table:table-cell office:value-type="float" office:value="1523294418018" calcext:value-type="float">
            <text:p>1523294418018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 Apr <text:s/>9 10:20:18 20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UA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imulus.ejs</text:p>
          </table:table-cell>
          <table:table-cell table:formula="of:=IF([.J76]=[.K76]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string" calcext:value-type="string">
            <text:p>45.33.133.89</text:p>
          </table:table-cell>
          <table:table-cell office:value-type="float" office:value="21" calcext:value-type="float">
            <text:p>21</text:p>
          </table:table-cell>
          <table:table-cell office:value-type="float" office:value="1523294455543" calcext:value-type="float">
            <text:p>1523294455543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0:20:55 20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UA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imulus.ejs</text:p>
          </table:table-cell>
          <table:table-cell table:formula="of:=IF([.J77]=[.K77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string" calcext:value-type="string">
            <text:p>45.33.133.89</text:p>
          </table:table-cell>
          <table:table-cell office:value-type="float" office:value="43" calcext:value-type="float">
            <text:p>43</text:p>
          </table:table-cell>
          <table:table-cell office:value-type="float" office:value="1523294474688" calcext:value-type="float">
            <text:p>1523294474688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0:21:14 20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UA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imulus.ejs</text:p>
          </table:table-cell>
          <table:table-cell table:formula="of:=IF([.J78]=[.K78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string" calcext:value-type="string">
            <text:p>45.33.133.89</text:p>
          </table:table-cell>
          <table:table-cell office:value-type="float" office:value="7" calcext:value-type="float">
            <text:p>7</text:p>
          </table:table-cell>
          <table:table-cell office:value-type="float" office:value="1523294491024" calcext:value-type="float">
            <text:p>1523294491024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0:21:31 20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UA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imulus.ejs</text:p>
          </table:table-cell>
          <table:table-cell table:formula="of:=IF([.J79]=[.K79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string" calcext:value-type="string">
            <text:p>45.33.133.89</text:p>
          </table:table-cell>
          <table:table-cell office:value-type="float" office:value="35" calcext:value-type="float">
            <text:p>35</text:p>
          </table:table-cell>
          <table:table-cell office:value-type="float" office:value="1523294675656" calcext:value-type="float">
            <text:p>1523294675656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0:24:35 20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UA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imulus.ejs</text:p>
          </table:table-cell>
          <table:table-cell table:formula="of:=IF([.J80]=[.K80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string" calcext:value-type="string">
            <text:p>45.33.133.89</text:p>
          </table:table-cell>
          <table:table-cell office:value-type="float" office:value="20" calcext:value-type="float">
            <text:p>20</text:p>
          </table:table-cell>
          <table:table-cell office:value-type="float" office:value="1523294695996" calcext:value-type="float">
            <text:p>1523294695996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0:24:56 20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UUA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imulus.ejs</text:p>
          </table:table-cell>
          <table:table-cell table:formula="of:=IF([.J81]=[.K81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string" calcext:value-type="string">
            <text:p>45.33.133.89</text:p>
          </table:table-cell>
          <table:table-cell office:value-type="float" office:value="46" calcext:value-type="float">
            <text:p>46</text:p>
          </table:table-cell>
          <table:table-cell office:value-type="float" office:value="1523294717666" calcext:value-type="float">
            <text:p>1523294717666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0:25:17 20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UUA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imulus.ejs</text:p>
          </table:table-cell>
          <table:table-cell table:formula="of:=IF([.J82]=[.K82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45.33.133.89</text:p>
          </table:table-cell>
          <table:table-cell office:value-type="float" office:value="1" calcext:value-type="float">
            <text:p>1</text:p>
          </table:table-cell>
          <table:table-cell office:value-type="float" office:value="1523294762227" calcext:value-type="float">
            <text:p>1523294762227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0:26:02 20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UA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imulus.ejs</text:p>
          </table:table-cell>
          <table:table-cell table:formula="of:=IF([.J83]=[.K83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string" calcext:value-type="string">
            <text:p>45.33.133.89</text:p>
          </table:table-cell>
          <table:table-cell office:value-type="float" office:value="30" calcext:value-type="float">
            <text:p>30</text:p>
          </table:table-cell>
          <table:table-cell office:value-type="float" office:value="1523294782094" calcext:value-type="float">
            <text:p>1523294782094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0:26:22 20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UUA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imulus.ejs</text:p>
          </table:table-cell>
          <table:table-cell table:formula="of:=IF([.J84]=[.K84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string" calcext:value-type="string">
            <text:p>45.33.133.89</text:p>
          </table:table-cell>
          <table:table-cell office:value-type="float" office:value="18" calcext:value-type="float">
            <text:p>18</text:p>
          </table:table-cell>
          <table:table-cell office:value-type="float" office:value="1523294807934" calcext:value-type="float">
            <text:p>1523294807934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Mon Apr <text:s/>9 10:26:48 20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UUA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imulus.ejs</text:p>
          </table:table-cell>
          <table:table-cell table:formula="of:=IF([.J85]=[.K85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string" calcext:value-type="string">
            <text:p>45.33.133.89</text:p>
          </table:table-cell>
          <table:table-cell office:value-type="float" office:value="49" calcext:value-type="float">
            <text:p>49</text:p>
          </table:table-cell>
          <table:table-cell office:value-type="float" office:value="1523294851447" calcext:value-type="float">
            <text:p>1523294851447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on Apr <text:s/>9 10:27:31 20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UA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imulus.ejs</text:p>
          </table:table-cell>
          <table:table-cell table:formula="of:=IF([.J86]=[.K86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string" calcext:value-type="string">
            <text:p>45.33.133.89</text:p>
          </table:table-cell>
          <table:table-cell office:value-type="float" office:value="2" calcext:value-type="float">
            <text:p>2</text:p>
          </table:table-cell>
          <table:table-cell office:value-type="float" office:value="1523294909622" calcext:value-type="float">
            <text:p>1523294909622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n Apr <text:s/>9 10:28:29 20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UUA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imulus.ejs</text:p>
          </table:table-cell>
          <table:table-cell table:formula="of:=IF([.J87]=[.K87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string" calcext:value-type="string">
            <text:p>45.33.133.89</text:p>
          </table:table-cell>
          <table:table-cell office:value-type="float" office:value="32" calcext:value-type="float">
            <text:p>32</text:p>
          </table:table-cell>
          <table:table-cell office:value-type="float" office:value="1523294930650" calcext:value-type="float">
            <text:p>1523294930650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on Apr <text:s/>9 10:28:51 20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UA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imulus.ejs</text:p>
          </table:table-cell>
          <table:table-cell table:formula="of:=IF([.J88]=[.K88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string" calcext:value-type="string">
            <text:p>45.33.133.89</text:p>
          </table:table-cell>
          <table:table-cell office:value-type="float" office:value="16" calcext:value-type="float">
            <text:p>16</text:p>
          </table:table-cell>
          <table:table-cell office:value-type="float" office:value="1523294945698" calcext:value-type="float">
            <text:p>1523294945698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0:29:06 20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UA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imulus.ejs</text:p>
          </table:table-cell>
          <table:table-cell table:formula="of:=IF([.J89]=[.K89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string" calcext:value-type="string">
            <text:p>45.33.133.89</text:p>
          </table:table-cell>
          <table:table-cell office:value-type="float" office:value="45" calcext:value-type="float">
            <text:p>45</text:p>
          </table:table-cell>
          <table:table-cell office:value-type="float" office:value="1523294963196" calcext:value-type="float">
            <text:p>1523294963196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0:29:23 20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UA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imulus.ejs</text:p>
          </table:table-cell>
          <table:table-cell table:formula="of:=IF([.J90]=[.K90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45.33.133.89</text:p>
          </table:table-cell>
          <table:table-cell office:value-type="float" office:value="3" calcext:value-type="float">
            <text:p>3</text:p>
          </table:table-cell>
          <table:table-cell office:value-type="float" office:value="1523294985422" calcext:value-type="float">
            <text:p>1523294985422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 Apr <text:s/>9 10:29:45 20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UUA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imulus.ejs</text:p>
          </table:table-cell>
          <table:table-cell table:formula="of:=IF([.J91]=[.K91]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string" calcext:value-type="string">
            <text:p>45.33.133.89</text:p>
          </table:table-cell>
          <table:table-cell office:value-type="float" office:value="29" calcext:value-type="float">
            <text:p>29</text:p>
          </table:table-cell>
          <table:table-cell office:value-type="float" office:value="1523295000152" calcext:value-type="float">
            <text:p>1523295000152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0:30:00 20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UUA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imulus.ejs</text:p>
          </table:table-cell>
          <table:table-cell table:formula="of:=IF([.J92]=[.K92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string" calcext:value-type="string">
            <text:p>45.33.133.89</text:p>
          </table:table-cell>
          <table:table-cell office:value-type="float" office:value="17" calcext:value-type="float">
            <text:p>17</text:p>
          </table:table-cell>
          <table:table-cell office:value-type="float" office:value="1523295013423" calcext:value-type="float">
            <text:p>1523295013423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on Apr <text:s/>9 10:30:13 20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UUA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imulus.ejs</text:p>
          </table:table-cell>
          <table:table-cell table:formula="of:=IF([.J93]=[.K93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45.33.133.89</text:p>
          </table:table-cell>
          <table:table-cell office:value-type="float" office:value="44" calcext:value-type="float">
            <text:p>44</text:p>
          </table:table-cell>
          <table:table-cell office:value-type="float" office:value="1523295036634" calcext:value-type="float">
            <text:p>1523295036634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 Apr <text:s/>9 10:30:36 20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UUA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imulus.ejs</text:p>
          </table:table-cell>
          <table:table-cell table:formula="of:=IF([.J94]=[.K94]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string" calcext:value-type="string">
            <text:p>194.254.61.40</text:p>
          </table:table-cell>
          <table:table-cell office:value-type="string" calcext:value-type="string">
            <text:p>undefined</text:p>
          </table:table-cell>
          <table:table-cell office:value-type="float" office:value="1523293940102" calcext:value-type="float">
            <text:p>1523293940102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table:number-columns-repeated="2"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on Apr <text:s/>9 10:11:57 2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HJ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defined</text:p>
          </table:table-cell>
          <table:table-cell table:formula="of:=IF([.J95]=[.K95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string" calcext:value-type="string">
            <text:p>194.254.61.41</text:p>
          </table:table-cell>
          <table:table-cell office:value-type="float" office:value="57" calcext:value-type="float">
            <text:p>57</text:p>
          </table:table-cell>
          <table:table-cell office:value-type="float" office:value="1523294007667" calcext:value-type="float">
            <text:p>1523294007667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0:13:05 2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HJ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fidence.ejs</text:p>
          </table:table-cell>
          <table:table-cell table:formula="of:=IF([.J96]=[.K96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194.254.61.40</text:p>
          </table:table-cell>
          <table:table-cell office:value-type="float" office:value="58" calcext:value-type="float">
            <text:p>58</text:p>
          </table:table-cell>
          <table:table-cell office:value-type="float" office:value="1523294034503" calcext:value-type="float">
            <text:p>1523294034503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0:13:32 20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HJ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fidence.ejs</text:p>
          </table:table-cell>
          <table:table-cell table:formula="of:=IF([.J97]=[.K97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string" calcext:value-type="string">
            <text:p>194.254.61.47</text:p>
          </table:table-cell>
          <table:table-cell office:value-type="float" office:value="59" calcext:value-type="float">
            <text:p>59</text:p>
          </table:table-cell>
          <table:table-cell office:value-type="float" office:value="1523294052669" calcext:value-type="float">
            <text:p>1523294052669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0:13:50 20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HJ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fidence.ejs</text:p>
          </table:table-cell>
          <table:table-cell table:formula="of:=IF([.J98]=[.K98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string" calcext:value-type="string">
            <text:p>194.254.61.40</text:p>
          </table:table-cell>
          <table:table-cell office:value-type="float" office:value="60" calcext:value-type="float">
            <text:p>60</text:p>
          </table:table-cell>
          <table:table-cell office:value-type="float" office:value="1523294079613" calcext:value-type="float">
            <text:p>1523294079613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 Apr <text:s/>9 10:14:17 20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HJ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fidence.ejs</text:p>
          </table:table-cell>
          <table:table-cell table:formula="of:=IF([.J99]=[.K99]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string" calcext:value-type="string">
            <text:p>194.254.61.45</text:p>
          </table:table-cell>
          <table:table-cell office:value-type="float" office:value="4" calcext:value-type="float">
            <text:p>4</text:p>
          </table:table-cell>
          <table:table-cell office:value-type="float" office:value="1523294109192" calcext:value-type="float">
            <text:p>1523294109192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n Apr <text:s/>9 10:14:47 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HJ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imulus.ejs</text:p>
          </table:table-cell>
          <table:table-cell table:formula="of:=IF([.J100]=[.K100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194.254.61.42</text:p>
          </table:table-cell>
          <table:table-cell office:value-type="float" office:value="35" calcext:value-type="float">
            <text:p>35</text:p>
          </table:table-cell>
          <table:table-cell office:value-type="float" office:value="1523294138583" calcext:value-type="float">
            <text:p>1523294138583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0:15:16 20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HJ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imulus.ejs</text:p>
          </table:table-cell>
          <table:table-cell table:formula="of:=IF([.J101]=[.K101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string" calcext:value-type="string">
            <text:p>194.254.61.42</text:p>
          </table:table-cell>
          <table:table-cell office:value-type="float" office:value="15" calcext:value-type="float">
            <text:p>15</text:p>
          </table:table-cell>
          <table:table-cell office:value-type="float" office:value="1523294176682" calcext:value-type="float">
            <text:p>1523294176682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on Apr <text:s/>9 10:15:54 20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HJ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imulus.ejs</text:p>
          </table:table-cell>
          <table:table-cell table:formula="of:=IF([.J102]=[.K102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194.254.61.45</text:p>
          </table:table-cell>
          <table:table-cell office:value-type="float" office:value="43" calcext:value-type="float">
            <text:p>43</text:p>
          </table:table-cell>
          <table:table-cell office:value-type="float" office:value="1523294195017" calcext:value-type="float">
            <text:p>1523294195017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 Apr <text:s/>9 10:16:12 20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XHJ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imulus.ejs</text:p>
          </table:table-cell>
          <table:table-cell table:formula="of:=IF([.J103]=[.K103]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string" calcext:value-type="string">
            <text:p>194.254.61.47</text:p>
          </table:table-cell>
          <table:table-cell office:value-type="float" office:value="2" calcext:value-type="float">
            <text:p>2</text:p>
          </table:table-cell>
          <table:table-cell office:value-type="float" office:value="1523294209923" calcext:value-type="float">
            <text:p>1523294209923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0:16:27 20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HJ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imulus.ejs</text:p>
          </table:table-cell>
          <table:table-cell table:formula="of:=IF([.J104]=[.K104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string" calcext:value-type="string">
            <text:p>194.254.61.46</text:p>
          </table:table-cell>
          <table:table-cell office:value-type="float" office:value="33" calcext:value-type="float">
            <text:p>33</text:p>
          </table:table-cell>
          <table:table-cell office:value-type="float" office:value="1523294227526" calcext:value-type="float">
            <text:p>1523294227526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0:16:45 20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XHJ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imulus.ejs</text:p>
          </table:table-cell>
          <table:table-cell table:formula="of:=IF([.J105]=[.K105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194.254.61.42</text:p>
          </table:table-cell>
          <table:table-cell office:value-type="float" office:value="16" calcext:value-type="float">
            <text:p>16</text:p>
          </table:table-cell>
          <table:table-cell office:value-type="float" office:value="1523294244661" calcext:value-type="float">
            <text:p>1523294244661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0:17:02 20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XHJ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imulus.ejs</text:p>
          </table:table-cell>
          <table:table-cell table:formula="of:=IF([.J106]=[.K106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string" calcext:value-type="string">
            <text:p>194.254.61.41</text:p>
          </table:table-cell>
          <table:table-cell office:value-type="float" office:value="46" calcext:value-type="float">
            <text:p>46</text:p>
          </table:table-cell>
          <table:table-cell office:value-type="float" office:value="1523294273541" calcext:value-type="float">
            <text:p>1523294273541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on Apr <text:s/>9 10:17:31 20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HJ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imulus.ejs</text:p>
          </table:table-cell>
          <table:table-cell table:formula="of:=IF([.J107]=[.K107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string" calcext:value-type="string">
            <text:p>194.254.61.42</text:p>
          </table:table-cell>
          <table:table-cell office:value-type="float" office:value="6" calcext:value-type="float">
            <text:p>6</text:p>
          </table:table-cell>
          <table:table-cell office:value-type="float" office:value="1523294289932" calcext:value-type="float">
            <text:p>1523294289932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0:17:47 20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HJ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imulus.ejs</text:p>
          </table:table-cell>
          <table:table-cell table:formula="of:=IF([.J108]=[.K108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string" calcext:value-type="string">
            <text:p>194.254.61.40</text:p>
          </table:table-cell>
          <table:table-cell office:value-type="float" office:value="29" calcext:value-type="float">
            <text:p>29</text:p>
          </table:table-cell>
          <table:table-cell office:value-type="float" office:value="1523294319951" calcext:value-type="float">
            <text:p>1523294319951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n Apr <text:s/>9 10:18:17 20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XHJ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imulus.ejs</text:p>
          </table:table-cell>
          <table:table-cell table:formula="of:=IF([.J109]=[.K109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string" calcext:value-type="string">
            <text:p>194.254.61.41</text:p>
          </table:table-cell>
          <table:table-cell office:value-type="float" office:value="18" calcext:value-type="float">
            <text:p>18</text:p>
          </table:table-cell>
          <table:table-cell office:value-type="float" office:value="1523294335424" calcext:value-type="float">
            <text:p>1523294335424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0:18:33 20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HJ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imulus.ejs</text:p>
          </table:table-cell>
          <table:table-cell table:formula="of:=IF([.J110]=[.K110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string" calcext:value-type="string">
            <text:p>194.254.61.40</text:p>
          </table:table-cell>
          <table:table-cell office:value-type="float" office:value="49" calcext:value-type="float">
            <text:p>49</text:p>
          </table:table-cell>
          <table:table-cell office:value-type="float" office:value="1523294353270" calcext:value-type="float">
            <text:p>1523294353270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0:18:51 20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XHJ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imulus.ejs</text:p>
          </table:table-cell>
          <table:table-cell table:formula="of:=IF([.J111]=[.K111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string" calcext:value-type="string">
            <text:p>194.254.61.40</text:p>
          </table:table-cell>
          <table:table-cell office:value-type="float" office:value="3" calcext:value-type="float">
            <text:p>3</text:p>
          </table:table-cell>
          <table:table-cell office:value-type="float" office:value="1523294365962" calcext:value-type="float">
            <text:p>1523294365962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0:19:03 20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HJ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imulus.ejs</text:p>
          </table:table-cell>
          <table:table-cell table:formula="of:=IF([.J112]=[.K112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string" calcext:value-type="string">
            <text:p>194.254.61.46</text:p>
          </table:table-cell>
          <table:table-cell office:value-type="float" office:value="31" calcext:value-type="float">
            <text:p>31</text:p>
          </table:table-cell>
          <table:table-cell office:value-type="float" office:value="1523294383152" calcext:value-type="float">
            <text:p>1523294383152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0:19:21 20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XHJ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imulus.ejs</text:p>
          </table:table-cell>
          <table:table-cell table:formula="of:=IF([.J113]=[.K113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194.254.61.42</text:p>
          </table:table-cell>
          <table:table-cell office:value-type="float" office:value="21" calcext:value-type="float">
            <text:p>21</text:p>
          </table:table-cell>
          <table:table-cell office:value-type="float" office:value="1523294408382" calcext:value-type="float">
            <text:p>1523294408382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0:19:46 20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HJ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imulus.ejs</text:p>
          </table:table-cell>
          <table:table-cell table:formula="of:=IF([.J114]=[.K114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194.254.61.43</text:p>
          </table:table-cell>
          <table:table-cell office:value-type="float" office:value="48" calcext:value-type="float">
            <text:p>48</text:p>
          </table:table-cell>
          <table:table-cell office:value-type="float" office:value="1523294423278" calcext:value-type="float">
            <text:p>1523294423278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0:20:01 20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HJ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imulus.ejs</text:p>
          </table:table-cell>
          <table:table-cell table:formula="of:=IF([.J115]=[.K115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string" calcext:value-type="string">
            <text:p>194.254.61.45</text:p>
          </table:table-cell>
          <table:table-cell office:value-type="float" office:value="7" calcext:value-type="float">
            <text:p>7</text:p>
          </table:table-cell>
          <table:table-cell office:value-type="float" office:value="1523294442882" calcext:value-type="float">
            <text:p>1523294442882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0:20:20 20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HJ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imulus.ejs</text:p>
          </table:table-cell>
          <table:table-cell table:formula="of:=IF([.J116]=[.K116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string" calcext:value-type="string">
            <text:p>194.254.61.43</text:p>
          </table:table-cell>
          <table:table-cell office:value-type="float" office:value="32" calcext:value-type="float">
            <text:p>32</text:p>
          </table:table-cell>
          <table:table-cell office:value-type="float" office:value="1523294461451" calcext:value-type="float">
            <text:p>1523294461451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0:20:39 20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HJ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imulus.ejs</text:p>
          </table:table-cell>
          <table:table-cell table:formula="of:=IF([.J117]=[.K117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string" calcext:value-type="string">
            <text:p>194.254.61.46</text:p>
          </table:table-cell>
          <table:table-cell office:value-type="float" office:value="20" calcext:value-type="float">
            <text:p>20</text:p>
          </table:table-cell>
          <table:table-cell office:value-type="float" office:value="1523294478377" calcext:value-type="float">
            <text:p>1523294478377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on Apr <text:s/>9 10:20:56 20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XHJ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imulus.ejs</text:p>
          </table:table-cell>
          <table:table-cell table:formula="of:=IF([.J118]=[.K118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string" calcext:value-type="string">
            <text:p>194.254.61.44</text:p>
          </table:table-cell>
          <table:table-cell office:value-type="float" office:value="47" calcext:value-type="float">
            <text:p>47</text:p>
          </table:table-cell>
          <table:table-cell office:value-type="float" office:value="1523294490650" calcext:value-type="float">
            <text:p>1523294490650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0:21:08 20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HJ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imulus.ejs</text:p>
          </table:table-cell>
          <table:table-cell table:formula="of:=IF([.J119]=[.K119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string" calcext:value-type="string">
            <text:p>194.254.61.43</text:p>
          </table:table-cell>
          <table:table-cell office:value-type="float" office:value="1" calcext:value-type="float">
            <text:p>1</text:p>
          </table:table-cell>
          <table:table-cell office:value-type="float" office:value="1523294509111" calcext:value-type="float">
            <text:p>1523294509111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Mon Apr <text:s/>9 10:21:27 20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XHJ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imulus.ejs</text:p>
          </table:table-cell>
          <table:table-cell table:formula="of:=IF([.J120]=[.K120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string" calcext:value-type="string">
            <text:p>194.254.61.46</text:p>
          </table:table-cell>
          <table:table-cell office:value-type="float" office:value="34" calcext:value-type="float">
            <text:p>34</text:p>
          </table:table-cell>
          <table:table-cell office:value-type="float" office:value="1523294522661" calcext:value-type="float">
            <text:p>1523294522661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0:21:40 20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XHJ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imulus.ejs</text:p>
          </table:table-cell>
          <table:table-cell table:formula="of:=IF([.J121]=[.K121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string" calcext:value-type="string">
            <text:p>194.254.61.40</text:p>
          </table:table-cell>
          <table:table-cell office:value-type="float" office:value="17" calcext:value-type="float">
            <text:p>17</text:p>
          </table:table-cell>
          <table:table-cell office:value-type="float" office:value="1523294539071" calcext:value-type="float">
            <text:p>1523294539071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on Apr <text:s/>9 10:21:57 20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XHJ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imulus.ejs</text:p>
          </table:table-cell>
          <table:table-cell table:formula="of:=IF([.J122]=[.K122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194.254.61.42</text:p>
          </table:table-cell>
          <table:table-cell office:value-type="float" office:value="44" calcext:value-type="float">
            <text:p>44</text:p>
          </table:table-cell>
          <table:table-cell office:value-type="float" office:value="1523294560819" calcext:value-type="float">
            <text:p>1523294560819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 Apr <text:s/>9 10:22:18 20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HJ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imulus.ejs</text:p>
          </table:table-cell>
          <table:table-cell table:formula="of:=IF([.J123]=[.K123]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string" calcext:value-type="string">
            <text:p>194.254.61.42</text:p>
          </table:table-cell>
          <table:table-cell office:value-type="float" office:value="5" calcext:value-type="float">
            <text:p>5</text:p>
          </table:table-cell>
          <table:table-cell office:value-type="float" office:value="1523294575217" calcext:value-type="float">
            <text:p>1523294575217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0:22:33 20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XHJ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imulus.ejs</text:p>
          </table:table-cell>
          <table:table-cell table:formula="of:=IF([.J124]=[.K124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string" calcext:value-type="string">
            <text:p>194.254.61.45</text:p>
          </table:table-cell>
          <table:table-cell office:value-type="float" office:value="30" calcext:value-type="float">
            <text:p>30</text:p>
          </table:table-cell>
          <table:table-cell office:value-type="float" office:value="1523294592833" calcext:value-type="float">
            <text:p>1523294592833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0:22:50 20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XHJ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imulus.ejs</text:p>
          </table:table-cell>
          <table:table-cell table:formula="of:=IF([.J125]=[.K125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string" calcext:value-type="string">
            <text:p>194.254.61.43</text:p>
          </table:table-cell>
          <table:table-cell office:value-type="float" office:value="19" calcext:value-type="float">
            <text:p>19</text:p>
          </table:table-cell>
          <table:table-cell office:value-type="float" office:value="1523294607496" calcext:value-type="float">
            <text:p>1523294607496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0:23:05 20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XHJ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imulus.ejs</text:p>
          </table:table-cell>
          <table:table-cell table:formula="of:=IF([.J126]=[.K126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string" calcext:value-type="string">
            <text:p>194.254.61.45</text:p>
          </table:table-cell>
          <table:table-cell office:value-type="float" office:value="45" calcext:value-type="float">
            <text:p>45</text:p>
          </table:table-cell>
          <table:table-cell office:value-type="float" office:value="1523294627519" calcext:value-type="float">
            <text:p>1523294627519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0:23:25 20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HJ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imulus.ejs</text:p>
          </table:table-cell>
          <table:table-cell table:formula="of:=IF([.J127]=[.K127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80.12.38.215</text:p>
          </table:table-cell>
          <table:table-cell office:value-type="string" calcext:value-type="string">
            <text:p>undefined</text:p>
          </table:table-cell>
          <table:table-cell office:value-type="float" office:value="1523294252196" calcext:value-type="float">
            <text:p>1523294252196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table:number-columns-repeated="2"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on Apr <text:s/>9 10:17:33 2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NH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defined</text:p>
          </table:table-cell>
          <table:table-cell table:formula="of:=IF([.J128]=[.K128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string" calcext:value-type="string">
            <text:p>80.12.38.215</text:p>
          </table:table-cell>
          <table:table-cell office:value-type="float" office:value="57" calcext:value-type="float">
            <text:p>57</text:p>
          </table:table-cell>
          <table:table-cell office:value-type="float" office:value="1523294306049" calcext:value-type="float">
            <text:p>1523294306049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 Apr <text:s/>9 10:18:27 2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NH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fidence.ejs</text:p>
          </table:table-cell>
          <table:table-cell table:formula="of:=IF([.J129]=[.K129]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string" calcext:value-type="string">
            <text:p>80.12.38.215</text:p>
          </table:table-cell>
          <table:table-cell office:value-type="float" office:value="58" calcext:value-type="float">
            <text:p>58</text:p>
          </table:table-cell>
          <table:table-cell office:value-type="float" office:value="1523294345227" calcext:value-type="float">
            <text:p>1523294345227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 Apr <text:s/>9 10:19:07 20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H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fidence.ejs</text:p>
          </table:table-cell>
          <table:table-cell table:formula="of:=IF([.J130]=[.K130]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80.12.38.215</text:p>
          </table:table-cell>
          <table:table-cell office:value-type="float" office:value="59" calcext:value-type="float">
            <text:p>59</text:p>
          </table:table-cell>
          <table:table-cell office:value-type="float" office:value="1523294376289" calcext:value-type="float">
            <text:p>1523294376289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0:19:38 20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NH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fidence.ejs</text:p>
          </table:table-cell>
          <table:table-cell table:formula="of:=IF([.J131]=[.K131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string" calcext:value-type="string">
            <text:p>80.12.38.215</text:p>
          </table:table-cell>
          <table:table-cell office:value-type="float" office:value="60" calcext:value-type="float">
            <text:p>60</text:p>
          </table:table-cell>
          <table:table-cell office:value-type="float" office:value="1523294406064" calcext:value-type="float">
            <text:p>1523294406064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0:20:07 20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NH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fidence.ejs</text:p>
          </table:table-cell>
          <table:table-cell table:formula="of:=IF([.J132]=[.K132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80.12.38.215</text:p>
          </table:table-cell>
          <table:table-cell office:value-type="float" office:value="1" calcext:value-type="float">
            <text:p>1</text:p>
          </table:table-cell>
          <table:table-cell office:value-type="float" office:value="1523294445957" calcext:value-type="float">
            <text:p>1523294445957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 Apr <text:s/>9 10:20:47 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NH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imulus.ejs</text:p>
          </table:table-cell>
          <table:table-cell table:formula="of:=IF([.J133]=[.K133]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string" calcext:value-type="string">
            <text:p>31.36.227.0</text:p>
          </table:table-cell>
          <table:table-cell office:value-type="string" calcext:value-type="string">
            <text:p>undefined</text:p>
          </table:table-cell>
          <table:table-cell office:value-type="float" office:value="1523295400276" calcext:value-type="float">
            <text:p>1523295400276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table:number-columns-repeated="2"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on Apr <text:s/>9 10:36:40 2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A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defined</text:p>
          </table:table-cell>
          <table:table-cell table:formula="of:=IF([.J134]=[.K134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string" calcext:value-type="string">
            <text:p>31.36.227.0</text:p>
          </table:table-cell>
          <table:table-cell office:value-type="float" office:value="57" calcext:value-type="float">
            <text:p>57</text:p>
          </table:table-cell>
          <table:table-cell office:value-type="float" office:value="1523295450230" calcext:value-type="float">
            <text:p>1523295450230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0:37:30 2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A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fidence.ejs</text:p>
          </table:table-cell>
          <table:table-cell table:formula="of:=IF([.J135]=[.K135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string" calcext:value-type="string">
            <text:p>31.36.227.0</text:p>
          </table:table-cell>
          <table:table-cell office:value-type="float" office:value="58" calcext:value-type="float">
            <text:p>58</text:p>
          </table:table-cell>
          <table:table-cell office:value-type="float" office:value="1523295499014" calcext:value-type="float">
            <text:p>1523295499014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 Apr <text:s/>9 10:38:19 20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A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fidence.ejs</text:p>
          </table:table-cell>
          <table:table-cell table:formula="of:=IF([.J136]=[.K136]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string" calcext:value-type="string">
            <text:p>31.36.227.0</text:p>
          </table:table-cell>
          <table:table-cell office:value-type="float" office:value="59" calcext:value-type="float">
            <text:p>59</text:p>
          </table:table-cell>
          <table:table-cell office:value-type="float" office:value="1523295527804" calcext:value-type="float">
            <text:p>1523295527804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0:38:48 20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A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fidence.ejs</text:p>
          </table:table-cell>
          <table:table-cell table:formula="of:=IF([.J137]=[.K137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string" calcext:value-type="string">
            <text:p>31.36.227.0</text:p>
          </table:table-cell>
          <table:table-cell office:value-type="float" office:value="60" calcext:value-type="float">
            <text:p>60</text:p>
          </table:table-cell>
          <table:table-cell office:value-type="float" office:value="1523295569260" calcext:value-type="float">
            <text:p>1523295569260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0:39:29 20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fidence.ejs</text:p>
          </table:table-cell>
          <table:table-cell table:formula="of:=IF([.J138]=[.K138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31.36.227.0</text:p>
          </table:table-cell>
          <table:table-cell office:value-type="float" office:value="6" calcext:value-type="float">
            <text:p>6</text:p>
          </table:table-cell>
          <table:table-cell office:value-type="float" office:value="1523295601706" calcext:value-type="float">
            <text:p>1523295601706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 Apr <text:s/>9 10:40:02 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A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imulus.ejs</text:p>
          </table:table-cell>
          <table:table-cell table:formula="of:=IF([.J139]=[.K139]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string" calcext:value-type="string">
            <text:p>31.36.227.0</text:p>
          </table:table-cell>
          <table:table-cell office:value-type="float" office:value="34" calcext:value-type="float">
            <text:p>34</text:p>
          </table:table-cell>
          <table:table-cell office:value-type="float" office:value="1523295636742" calcext:value-type="float">
            <text:p>1523295636742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n Apr <text:s/>9 10:40:37 20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A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imulus.ejs</text:p>
          </table:table-cell>
          <table:table-cell table:formula="of:=IF([.J140]=[.K140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31.36.227.0</text:p>
          </table:table-cell>
          <table:table-cell office:value-type="float" office:value="19" calcext:value-type="float">
            <text:p>19</text:p>
          </table:table-cell>
          <table:table-cell office:value-type="float" office:value="1523295704367" calcext:value-type="float">
            <text:p>1523295704367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 Apr <text:s/>9 10:41:45 20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A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imulus.ejs</text:p>
          </table:table-cell>
          <table:table-cell table:formula="of:=IF([.J141]=[.K141]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string" calcext:value-type="string">
            <text:p>31.36.227.0</text:p>
          </table:table-cell>
          <table:table-cell office:value-type="float" office:value="43" calcext:value-type="float">
            <text:p>43</text:p>
          </table:table-cell>
          <table:table-cell office:value-type="float" office:value="1523295735606" calcext:value-type="float">
            <text:p>1523295735606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0:42:16 20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A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imulus.ejs</text:p>
          </table:table-cell>
          <table:table-cell table:formula="of:=IF([.J142]=[.K142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string" calcext:value-type="string">
            <text:p>109.8.209.124</text:p>
          </table:table-cell>
          <table:table-cell office:value-type="string" calcext:value-type="string">
            <text:p>undefined</text:p>
          </table:table-cell>
          <table:table-cell office:value-type="float" office:value="1523299509147" calcext:value-type="float">
            <text:p>1523299509147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table:number-columns-repeated="2"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on Apr <text:s/>9 11:45:12 2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XS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defined</text:p>
          </table:table-cell>
          <table:table-cell table:formula="of:=IF([.J143]=[.K143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string" calcext:value-type="string">
            <text:p>109.8.209.124</text:p>
          </table:table-cell>
          <table:table-cell office:value-type="float" office:value="57" calcext:value-type="float">
            <text:p>57</text:p>
          </table:table-cell>
          <table:table-cell office:value-type="float" office:value="1523299560287" calcext:value-type="float">
            <text:p>1523299560287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1:46:03 2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XS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fidence.ejs</text:p>
          </table:table-cell>
          <table:table-cell table:formula="of:=IF([.J144]=[.K144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string" calcext:value-type="string">
            <text:p>109.8.209.124</text:p>
          </table:table-cell>
          <table:table-cell office:value-type="float" office:value="58" calcext:value-type="float">
            <text:p>58</text:p>
          </table:table-cell>
          <table:table-cell office:value-type="float" office:value="1523299599625" calcext:value-type="float">
            <text:p>1523299599625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1:46:42 20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XS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fidence.ejs</text:p>
          </table:table-cell>
          <table:table-cell table:formula="of:=IF([.J145]=[.K145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string" calcext:value-type="string">
            <text:p>109.8.209.124</text:p>
          </table:table-cell>
          <table:table-cell office:value-type="float" office:value="59" calcext:value-type="float">
            <text:p>59</text:p>
          </table:table-cell>
          <table:table-cell office:value-type="float" office:value="1523299628879" calcext:value-type="float">
            <text:p>1523299628879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1:47:12 20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XS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fidence.ejs</text:p>
          </table:table-cell>
          <table:table-cell table:formula="of:=IF([.J146]=[.K146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string" calcext:value-type="string">
            <text:p>109.8.209.124</text:p>
          </table:table-cell>
          <table:table-cell office:value-type="float" office:value="60" calcext:value-type="float">
            <text:p>60</text:p>
          </table:table-cell>
          <table:table-cell office:value-type="float" office:value="1523299676586" calcext:value-type="float">
            <text:p>1523299676586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1:47:59 20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XS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fidence.ejs</text:p>
          </table:table-cell>
          <table:table-cell table:formula="of:=IF([.J147]=[.K147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string" calcext:value-type="string">
            <text:p>109.8.209.124</text:p>
          </table:table-cell>
          <table:table-cell office:value-type="float" office:value="7" calcext:value-type="float">
            <text:p>7</text:p>
          </table:table-cell>
          <table:table-cell office:value-type="float" office:value="1523299702046" calcext:value-type="float">
            <text:p>1523299702046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1:48:25 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XS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imulus.ejs</text:p>
          </table:table-cell>
          <table:table-cell table:formula="of:=IF([.J148]=[.K148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string" calcext:value-type="string">
            <text:p>109.8.209.124</text:p>
          </table:table-cell>
          <table:table-cell office:value-type="float" office:value="33" calcext:value-type="float">
            <text:p>33</text:p>
          </table:table-cell>
          <table:table-cell office:value-type="float" office:value="1523299727020" calcext:value-type="float">
            <text:p>1523299727020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1:48:50 20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XS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imulus.ejs</text:p>
          </table:table-cell>
          <table:table-cell table:formula="of:=IF([.J149]=[.K149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string" calcext:value-type="string">
            <text:p>109.8.209.124</text:p>
          </table:table-cell>
          <table:table-cell office:value-type="float" office:value="19" calcext:value-type="float">
            <text:p>19</text:p>
          </table:table-cell>
          <table:table-cell office:value-type="float" office:value="1523299751819" calcext:value-type="float">
            <text:p>1523299751819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1:49:15 20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XS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imulus.ejs</text:p>
          </table:table-cell>
          <table:table-cell table:formula="of:=IF([.J150]=[.K150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109.8.209.124</text:p>
          </table:table-cell>
          <table:table-cell office:value-type="float" office:value="44" calcext:value-type="float">
            <text:p>44</text:p>
          </table:table-cell>
          <table:table-cell office:value-type="float" office:value="1523299776802" calcext:value-type="float">
            <text:p>1523299776802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1:49:40 20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XS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imulus.ejs</text:p>
          </table:table-cell>
          <table:table-cell table:formula="of:=IF([.J151]=[.K151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string" calcext:value-type="string">
            <text:p>109.8.209.124</text:p>
          </table:table-cell>
          <table:table-cell office:value-type="float" office:value="6" calcext:value-type="float">
            <text:p>6</text:p>
          </table:table-cell>
          <table:table-cell office:value-type="float" office:value="1523299800421" calcext:value-type="float">
            <text:p>1523299800421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1:50:03 20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XS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imulus.ejs</text:p>
          </table:table-cell>
          <table:table-cell table:formula="of:=IF([.J152]=[.K152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string" calcext:value-type="string">
            <text:p>109.8.209.124</text:p>
          </table:table-cell>
          <table:table-cell office:value-type="float" office:value="29" calcext:value-type="float">
            <text:p>29</text:p>
          </table:table-cell>
          <table:table-cell office:value-type="float" office:value="1523299822681" calcext:value-type="float">
            <text:p>1523299822681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1:50:25 20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XS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imulus.ejs</text:p>
          </table:table-cell>
          <table:table-cell table:formula="of:=IF([.J153]=[.K153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string" calcext:value-type="string">
            <text:p>109.8.209.124</text:p>
          </table:table-cell>
          <table:table-cell office:value-type="float" office:value="17" calcext:value-type="float">
            <text:p>17</text:p>
          </table:table-cell>
          <table:table-cell office:value-type="float" office:value="1523299843415" calcext:value-type="float">
            <text:p>1523299843415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1:50:46 20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XS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imulus.ejs</text:p>
          </table:table-cell>
          <table:table-cell table:formula="of:=IF([.J154]=[.K154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string" calcext:value-type="string">
            <text:p>109.8.209.124</text:p>
          </table:table-cell>
          <table:table-cell office:value-type="float" office:value="49" calcext:value-type="float">
            <text:p>49</text:p>
          </table:table-cell>
          <table:table-cell office:value-type="float" office:value="1523299865832" calcext:value-type="float">
            <text:p>1523299865832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1:51:09 20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XS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imulus.ejs</text:p>
          </table:table-cell>
          <table:table-cell table:formula="of:=IF([.J155]=[.K155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string" calcext:value-type="string">
            <text:p>109.8.209.124</text:p>
          </table:table-cell>
          <table:table-cell office:value-type="float" office:value="5" calcext:value-type="float">
            <text:p>5</text:p>
          </table:table-cell>
          <table:table-cell office:value-type="float" office:value="1523299886641" calcext:value-type="float">
            <text:p>1523299886641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1:51:30 20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XS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imulus.ejs</text:p>
          </table:table-cell>
          <table:table-cell table:formula="of:=IF([.J156]=[.K156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string" calcext:value-type="string">
            <text:p>109.8.209.124</text:p>
          </table:table-cell>
          <table:table-cell office:value-type="float" office:value="31" calcext:value-type="float">
            <text:p>31</text:p>
          </table:table-cell>
          <table:table-cell office:value-type="float" office:value="1523299908297" calcext:value-type="float">
            <text:p>1523299908297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1:51:51 20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XS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imulus.ejs</text:p>
          </table:table-cell>
          <table:table-cell table:formula="of:=IF([.J157]=[.K157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string" calcext:value-type="string">
            <text:p>109.8.209.124</text:p>
          </table:table-cell>
          <table:table-cell office:value-type="float" office:value="16" calcext:value-type="float">
            <text:p>16</text:p>
          </table:table-cell>
          <table:table-cell office:value-type="float" office:value="1523299944345" calcext:value-type="float">
            <text:p>1523299944345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1:52:27 20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XS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imulus.ejs</text:p>
          </table:table-cell>
          <table:table-cell table:formula="of:=IF([.J158]=[.K158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string" calcext:value-type="string">
            <text:p>109.8.209.124</text:p>
          </table:table-cell>
          <table:table-cell office:value-type="float" office:value="46" calcext:value-type="float">
            <text:p>46</text:p>
          </table:table-cell>
          <table:table-cell office:value-type="float" office:value="1523299966360" calcext:value-type="float">
            <text:p>1523299966360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1:52:49 20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XS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imulus.ejs</text:p>
          </table:table-cell>
          <table:table-cell table:formula="of:=IF([.J159]=[.K159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string" calcext:value-type="string">
            <text:p>109.8.209.124</text:p>
          </table:table-cell>
          <table:table-cell office:value-type="float" office:value="3" calcext:value-type="float">
            <text:p>3</text:p>
          </table:table-cell>
          <table:table-cell office:value-type="float" office:value="1523299985501" calcext:value-type="float">
            <text:p>1523299985501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1:53:08 20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XS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imulus.ejs</text:p>
          </table:table-cell>
          <table:table-cell table:formula="of:=IF([.J160]=[.K160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string" calcext:value-type="string">
            <text:p>109.8.209.124</text:p>
          </table:table-cell>
          <table:table-cell office:value-type="float" office:value="32" calcext:value-type="float">
            <text:p>32</text:p>
          </table:table-cell>
          <table:table-cell office:value-type="float" office:value="1523300011929" calcext:value-type="float">
            <text:p>1523300011929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1:53:35 20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XS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imulus.ejs</text:p>
          </table:table-cell>
          <table:table-cell table:formula="of:=IF([.J161]=[.K161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string" calcext:value-type="string">
            <text:p>109.8.209.124</text:p>
          </table:table-cell>
          <table:table-cell office:value-type="float" office:value="20" calcext:value-type="float">
            <text:p>20</text:p>
          </table:table-cell>
          <table:table-cell office:value-type="float" office:value="1523300037019" calcext:value-type="float">
            <text:p>1523300037019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1:54:00 20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XS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imulus.ejs</text:p>
          </table:table-cell>
          <table:table-cell table:formula="of:=IF([.J162]=[.K162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string" calcext:value-type="string">
            <text:p>109.8.209.124</text:p>
          </table:table-cell>
          <table:table-cell office:value-type="float" office:value="47" calcext:value-type="float">
            <text:p>47</text:p>
          </table:table-cell>
          <table:table-cell office:value-type="float" office:value="1523300056218" calcext:value-type="float">
            <text:p>1523300056218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1:54:19 20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XS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imulus.ejs</text:p>
          </table:table-cell>
          <table:table-cell table:formula="of:=IF([.J163]=[.K163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string" calcext:value-type="string">
            <text:p>109.8.209.124</text:p>
          </table:table-cell>
          <table:table-cell office:value-type="float" office:value="4" calcext:value-type="float">
            <text:p>4</text:p>
          </table:table-cell>
          <table:table-cell office:value-type="float" office:value="1523300074797" calcext:value-type="float">
            <text:p>1523300074797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1:54:38 20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XS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imulus.ejs</text:p>
          </table:table-cell>
          <table:table-cell table:formula="of:=IF([.J164]=[.K164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string" calcext:value-type="string">
            <text:p>109.8.209.124</text:p>
          </table:table-cell>
          <table:table-cell office:value-type="float" office:value="35" calcext:value-type="float">
            <text:p>35</text:p>
          </table:table-cell>
          <table:table-cell office:value-type="float" office:value="1523300095647" calcext:value-type="float">
            <text:p>1523300095647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1:54:58 20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XS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imulus.ejs</text:p>
          </table:table-cell>
          <table:table-cell table:formula="of:=IF([.J165]=[.K165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string" calcext:value-type="string">
            <text:p>109.8.209.124</text:p>
          </table:table-cell>
          <table:table-cell office:value-type="float" office:value="15" calcext:value-type="float">
            <text:p>15</text:p>
          </table:table-cell>
          <table:table-cell office:value-type="float" office:value="1523300131247" calcext:value-type="float">
            <text:p>1523300131247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1:55:34 20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XS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imulus.ejs</text:p>
          </table:table-cell>
          <table:table-cell table:formula="of:=IF([.J166]=[.K166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string" calcext:value-type="string">
            <text:p>109.8.209.124</text:p>
          </table:table-cell>
          <table:table-cell office:value-type="float" office:value="48" calcext:value-type="float">
            <text:p>48</text:p>
          </table:table-cell>
          <table:table-cell office:value-type="float" office:value="1523300150827" calcext:value-type="float">
            <text:p>1523300150827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1:55:54 20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XS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imulus.ejs</text:p>
          </table:table-cell>
          <table:table-cell table:formula="of:=IF([.J167]=[.K167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string" calcext:value-type="string">
            <text:p>109.8.209.124</text:p>
          </table:table-cell>
          <table:table-cell office:value-type="float" office:value="1" calcext:value-type="float">
            <text:p>1</text:p>
          </table:table-cell>
          <table:table-cell office:value-type="float" office:value="1523300171245" calcext:value-type="float">
            <text:p>1523300171245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1:56:14 20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XS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imulus.ejs</text:p>
          </table:table-cell>
          <table:table-cell table:formula="of:=IF([.J168]=[.K168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string" calcext:value-type="string">
            <text:p>109.8.209.124</text:p>
          </table:table-cell>
          <table:table-cell office:value-type="float" office:value="34" calcext:value-type="float">
            <text:p>34</text:p>
          </table:table-cell>
          <table:table-cell office:value-type="float" office:value="1523300202353" calcext:value-type="float">
            <text:p>1523300202353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1:56:45 20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XS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imulus.ejs</text:p>
          </table:table-cell>
          <table:table-cell table:formula="of:=IF([.J169]=[.K169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string" calcext:value-type="string">
            <text:p>109.8.209.124</text:p>
          </table:table-cell>
          <table:table-cell office:value-type="float" office:value="21" calcext:value-type="float">
            <text:p>21</text:p>
          </table:table-cell>
          <table:table-cell office:value-type="float" office:value="1523300225965" calcext:value-type="float">
            <text:p>1523300225965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1:57:09 20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WXS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imulus.ejs</text:p>
          </table:table-cell>
          <table:table-cell table:formula="of:=IF([.J170]=[.K170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string" calcext:value-type="string">
            <text:p>109.8.209.124</text:p>
          </table:table-cell>
          <table:table-cell office:value-type="float" office:value="45" calcext:value-type="float">
            <text:p>45</text:p>
          </table:table-cell>
          <table:table-cell office:value-type="float" office:value="1523300245033" calcext:value-type="float">
            <text:p>1523300245033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1:57:28 20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WXS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imulus.ejs</text:p>
          </table:table-cell>
          <table:table-cell table:formula="of:=IF([.J171]=[.K171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string" calcext:value-type="string">
            <text:p>109.8.209.124</text:p>
          </table:table-cell>
          <table:table-cell office:value-type="float" office:value="2" calcext:value-type="float">
            <text:p>2</text:p>
          </table:table-cell>
          <table:table-cell office:value-type="float" office:value="1523300265030" calcext:value-type="float">
            <text:p>1523300265030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1:57:48 20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WXS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imulus.ejs</text:p>
          </table:table-cell>
          <table:table-cell table:formula="of:=IF([.J172]=[.K172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string" calcext:value-type="string">
            <text:p>109.8.209.124</text:p>
          </table:table-cell>
          <table:table-cell office:value-type="float" office:value="30" calcext:value-type="float">
            <text:p>30</text:p>
          </table:table-cell>
          <table:table-cell office:value-type="float" office:value="1523300285254" calcext:value-type="float">
            <text:p>1523300285254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1:58:08 20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XS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imulus.ejs</text:p>
          </table:table-cell>
          <table:table-cell table:formula="of:=IF([.J173]=[.K173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string" calcext:value-type="string">
            <text:p>109.8.209.124</text:p>
          </table:table-cell>
          <table:table-cell office:value-type="float" office:value="18" calcext:value-type="float">
            <text:p>18</text:p>
          </table:table-cell>
          <table:table-cell office:value-type="float" office:value="1523300309491" calcext:value-type="float">
            <text:p>1523300309491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1:58:32 20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XS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imulus.ejs</text:p>
          </table:table-cell>
          <table:table-cell table:formula="of:=IF([.J174]=[.K174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string" calcext:value-type="string">
            <text:p>109.8.209.124</text:p>
          </table:table-cell>
          <table:table-cell office:value-type="float" office:value="43" calcext:value-type="float">
            <text:p>43</text:p>
          </table:table-cell>
          <table:table-cell office:value-type="float" office:value="1523300331627" calcext:value-type="float">
            <text:p>1523300331627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1:58:55 20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XS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imulus.ejs</text:p>
          </table:table-cell>
          <table:table-cell table:formula="of:=IF([.J175]=[.K175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string" calcext:value-type="string">
            <text:p>82.234.18.242</text:p>
          </table:table-cell>
          <table:table-cell office:value-type="string" calcext:value-type="string">
            <text:p>undefined</text:p>
          </table:table-cell>
          <table:table-cell office:value-type="float" office:value="1523307348823" calcext:value-type="float">
            <text:p>1523307348823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table:number-columns-repeated="2"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on Apr <text:s/>9 13:55:51 2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JD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defined</text:p>
          </table:table-cell>
          <table:table-cell table:formula="of:=IF([.J176]=[.K176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string" calcext:value-type="string">
            <text:p>82.234.18.242</text:p>
          </table:table-cell>
          <table:table-cell office:value-type="float" office:value="57" calcext:value-type="float">
            <text:p>57</text:p>
          </table:table-cell>
          <table:table-cell office:value-type="float" office:value="1523307419391" calcext:value-type="float">
            <text:p>1523307419391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n Apr <text:s/>9 13:57:02 2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JD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fidence.ejs</text:p>
          </table:table-cell>
          <table:table-cell table:formula="of:=IF([.J177]=[.K177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string" calcext:value-type="string">
            <text:p>82.234.18.242</text:p>
          </table:table-cell>
          <table:table-cell office:value-type="float" office:value="58" calcext:value-type="float">
            <text:p>58</text:p>
          </table:table-cell>
          <table:table-cell office:value-type="float" office:value="1523307499825" calcext:value-type="float">
            <text:p>1523307499825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3:58:22 20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JD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fidence.ejs</text:p>
          </table:table-cell>
          <table:table-cell table:formula="of:=IF([.J178]=[.K178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string" calcext:value-type="string">
            <text:p>82.234.18.242</text:p>
          </table:table-cell>
          <table:table-cell office:value-type="float" office:value="59" calcext:value-type="float">
            <text:p>59</text:p>
          </table:table-cell>
          <table:table-cell office:value-type="float" office:value="1523307534425" calcext:value-type="float">
            <text:p>1523307534425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 Apr <text:s/>9 13:58:57 20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JD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fidence.ejs</text:p>
          </table:table-cell>
          <table:table-cell table:formula="of:=IF([.J179]=[.K179]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string" calcext:value-type="string">
            <text:p>82.234.18.242</text:p>
          </table:table-cell>
          <table:table-cell office:value-type="float" office:value="60" calcext:value-type="float">
            <text:p>60</text:p>
          </table:table-cell>
          <table:table-cell office:value-type="float" office:value="1523307719259" calcext:value-type="float">
            <text:p>1523307719259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 Apr <text:s/>9 14:02:01 20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JD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fidence.ejs</text:p>
          </table:table-cell>
          <table:table-cell table:formula="of:=IF([.J180]=[.K180]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string" calcext:value-type="string">
            <text:p>82.234.18.242</text:p>
          </table:table-cell>
          <table:table-cell office:value-type="float" office:value="6" calcext:value-type="float">
            <text:p>6</text:p>
          </table:table-cell>
          <table:table-cell office:value-type="float" office:value="1523307774613" calcext:value-type="float">
            <text:p>1523307774613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n Apr <text:s/>9 14:02:57 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JD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imulus.ejs</text:p>
          </table:table-cell>
          <table:table-cell table:formula="of:=IF([.J181]=[.K181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string" calcext:value-type="string">
            <text:p>82.234.18.242</text:p>
          </table:table-cell>
          <table:table-cell office:value-type="float" office:value="31" calcext:value-type="float">
            <text:p>31</text:p>
          </table:table-cell>
          <table:table-cell office:value-type="float" office:value="1523307872011" calcext:value-type="float">
            <text:p>1523307872011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Mon Apr <text:s/>9 14:04:34 20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JD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imulus.ejs</text:p>
          </table:table-cell>
          <table:table-cell table:formula="of:=IF([.J182]=[.K182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string" calcext:value-type="string">
            <text:p>82.234.18.242</text:p>
          </table:table-cell>
          <table:table-cell office:value-type="float" office:value="18" calcext:value-type="float">
            <text:p>18</text:p>
          </table:table-cell>
          <table:table-cell office:value-type="float" office:value="1523307903577" calcext:value-type="float">
            <text:p>1523307903577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<text:s/>9 14:05:06 20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JD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imulus.ejs</text:p>
          </table:table-cell>
          <table:table-cell table:formula="of:=IF([.J183]=[.K183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string" calcext:value-type="string">
            <text:p>195.201.16.199</text:p>
          </table:table-cell>
          <table:table-cell office:value-type="string" calcext:value-type="string">
            <text:p>undefined</text:p>
          </table:table-cell>
          <table:table-cell office:value-type="float" office:value="1523347566000" calcext:value-type="float">
            <text:p>1523347566000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table:number-columns-repeated="2"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ue Apr 10 01:06:33 2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I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defined</text:p>
          </table:table-cell>
          <table:table-cell table:formula="of:=IF([.J184]=[.K184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string" calcext:value-type="string">
            <text:p>195.201.16.199</text:p>
          </table:table-cell>
          <table:table-cell office:value-type="string" calcext:value-type="string">
            <text:p>undefined</text:p>
          </table:table-cell>
          <table:table-cell office:value-type="float" office:value="1523347825600" calcext:value-type="float">
            <text:p>1523347825600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table:number-columns-repeated="2"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ue Apr 10 01:10:38 2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SW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defined</text:p>
          </table:table-cell>
          <table:table-cell table:formula="of:=IF([.J185]=[.K185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string" calcext:value-type="string">
            <text:p>195.201.16.199</text:p>
          </table:table-cell>
          <table:table-cell office:value-type="string" calcext:value-type="string">
            <text:p>undefined</text:p>
          </table:table-cell>
          <table:table-cell office:value-type="float" office:value="1523347878300" calcext:value-type="float">
            <text:p>1523347878300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table:number-columns-repeated="2"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ue Apr 10 01:11:31 2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DJ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defined</text:p>
          </table:table-cell>
          <table:table-cell table:formula="of:=IF([.J186]=[.K186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string" calcext:value-type="string">
            <text:p>81.194.30.203</text:p>
          </table:table-cell>
          <table:table-cell office:value-type="string" calcext:value-type="string">
            <text:p>undefined</text:p>
          </table:table-cell>
          <table:table-cell office:value-type="float" office:value="1523347901132" calcext:value-type="float">
            <text:p>1523347901132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table:number-columns-repeated="2"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ue Apr 10 01:11:53 2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WT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ndefined</text:p>
          </table:table-cell>
          <table:table-cell table:formula="of:=IF([.J187]=[.K187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string" calcext:value-type="string">
            <text:p>81.194.30.203</text:p>
          </table:table-cell>
          <table:table-cell office:value-type="float" office:value="57" calcext:value-type="float">
            <text:p>57</text:p>
          </table:table-cell>
          <table:table-cell office:value-type="float" office:value="1523347934544" calcext:value-type="float">
            <text:p>1523347934544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e Apr 10 01:12:27 2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WT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nfidence.ejs</text:p>
          </table:table-cell>
          <table:table-cell table:formula="of:=IF([.J188]=[.K188]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string" calcext:value-type="string">
            <text:p>81.194.30.203</text:p>
          </table:table-cell>
          <table:table-cell office:value-type="float" office:value="58" calcext:value-type="float">
            <text:p>58</text:p>
          </table:table-cell>
          <table:table-cell office:value-type="float" office:value="1523347949832" calcext:value-type="float">
            <text:p>1523347949832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10 01:12:42 20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WT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nfidence.ejs</text:p>
          </table:table-cell>
          <table:table-cell table:formula="of:=IF([.J189]=[.K189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string" calcext:value-type="string">
            <text:p>82.229.25.177</text:p>
          </table:table-cell>
          <table:table-cell office:value-type="string" calcext:value-type="string">
            <text:p>undefined</text:p>
          </table:table-cell>
          <table:table-cell office:value-type="float" office:value="1523353877893" calcext:value-type="float">
            <text:p>1523353877893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table:number-columns-repeated="2"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ue Apr 10 02:51:15 2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L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ndefined</text:p>
          </table:table-cell>
          <table:table-cell table:formula="of:=IF([.J190]=[.K190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string" calcext:value-type="string">
            <text:p>82.229.25.177</text:p>
          </table:table-cell>
          <table:table-cell office:value-type="float" office:value="57" calcext:value-type="float">
            <text:p>57</text:p>
          </table:table-cell>
          <table:table-cell office:value-type="float" office:value="1523353930957" calcext:value-type="float">
            <text:p>1523353930957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e Apr 10 02:52:08 2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L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nfidence.ejs</text:p>
          </table:table-cell>
          <table:table-cell table:formula="of:=IF([.J191]=[.K191]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string" calcext:value-type="string">
            <text:p>82.229.25.177</text:p>
          </table:table-cell>
          <table:table-cell office:value-type="float" office:value="58" calcext:value-type="float">
            <text:p>58</text:p>
          </table:table-cell>
          <table:table-cell office:value-type="float" office:value="1523353961133" calcext:value-type="float">
            <text:p>1523353961133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e Apr 10 02:52:39 20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L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nfidence.ejs</text:p>
          </table:table-cell>
          <table:table-cell table:formula="of:=IF([.J192]=[.K192]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string" calcext:value-type="string">
            <text:p>82.229.25.177</text:p>
          </table:table-cell>
          <table:table-cell office:value-type="float" office:value="59" calcext:value-type="float">
            <text:p>59</text:p>
          </table:table-cell>
          <table:table-cell office:value-type="float" office:value="1523353987777" calcext:value-type="float">
            <text:p>1523353987777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10 02:53:05 20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L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nfidence.ejs</text:p>
          </table:table-cell>
          <table:table-cell table:formula="of:=IF([.J193]=[.K193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string" calcext:value-type="string">
            <text:p>82.229.25.177</text:p>
          </table:table-cell>
          <table:table-cell office:value-type="float" office:value="60" calcext:value-type="float">
            <text:p>60</text:p>
          </table:table-cell>
          <table:table-cell office:value-type="float" office:value="1523354036332" calcext:value-type="float">
            <text:p>1523354036332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10 02:53:54 20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L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nfidence.ejs</text:p>
          </table:table-cell>
          <table:table-cell table:formula="of:=IF([.J194]=[.K194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82.229.25.177</text:p>
          </table:table-cell>
          <table:table-cell office:value-type="float" office:value="2" calcext:value-type="float">
            <text:p>2</text:p>
          </table:table-cell>
          <table:table-cell office:value-type="float" office:value="1523354077401" calcext:value-type="float">
            <text:p>1523354077401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e Apr 10 02:55:02 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IL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timulus.ejs</text:p>
          </table:table-cell>
          <table:table-cell table:formula="of:=IF([.J195]=[.K19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82.229.25.177</text:p>
          </table:table-cell>
          <table:table-cell office:value-type="float" office:value="35" calcext:value-type="float">
            <text:p>35</text:p>
          </table:table-cell>
          <table:table-cell office:value-type="float" office:value="1523354142832" calcext:value-type="float">
            <text:p>1523354142832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e Apr 10 02:55:41 20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L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timulus.ejs</text:p>
          </table:table-cell>
          <table:table-cell table:formula="of:=IF([.J196]=[.K196]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string" calcext:value-type="string">
            <text:p>82.229.25.177</text:p>
          </table:table-cell>
          <table:table-cell office:value-type="float" office:value="19" calcext:value-type="float">
            <text:p>19</text:p>
          </table:table-cell>
          <table:table-cell office:value-type="float" office:value="1523354206207" calcext:value-type="float">
            <text:p>1523354206207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ue Apr 10 02:56:44 20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IL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timulus.ejs</text:p>
          </table:table-cell>
          <table:table-cell table:formula="of:=IF([.J197]=[.K197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82.229.25.177</text:p>
          </table:table-cell>
          <table:table-cell office:value-type="float" office:value="47" calcext:value-type="float">
            <text:p>47</text:p>
          </table:table-cell>
          <table:table-cell office:value-type="float" office:value="1523354243423" calcext:value-type="float">
            <text:p>1523354243423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e Apr 10 02:57:21 20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IL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timulus.ejs</text:p>
          </table:table-cell>
          <table:table-cell table:formula="of:=IF([.J198]=[.K19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82.229.25.177</text:p>
          </table:table-cell>
          <table:table-cell office:value-type="float" office:value="1" calcext:value-type="float">
            <text:p>1</text:p>
          </table:table-cell>
          <table:table-cell office:value-type="float" office:value="1523354283119" calcext:value-type="float">
            <text:p>1523354283119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e Apr 10 02:58:02 20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IL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timulus.ejs</text:p>
          </table:table-cell>
          <table:table-cell table:formula="of:=IF([.J199]=[.K199]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string" calcext:value-type="string">
            <text:p>82.229.25.177</text:p>
          </table:table-cell>
          <table:table-cell office:value-type="float" office:value="34" calcext:value-type="float">
            <text:p>34</text:p>
          </table:table-cell>
          <table:table-cell office:value-type="float" office:value="1523354312294" calcext:value-type="float">
            <text:p>1523354312294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ue Apr 10 02:58:32 20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IL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timulus.ejs</text:p>
          </table:table-cell>
          <table:table-cell table:formula="of:=IF([.J200]=[.K200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82.229.25.177</text:p>
          </table:table-cell>
          <table:table-cell office:value-type="float" office:value="21" calcext:value-type="float">
            <text:p>21</text:p>
          </table:table-cell>
          <table:table-cell office:value-type="float" office:value="1523354348453" calcext:value-type="float">
            <text:p>1523354348453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e Apr 10 02:59:06 20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IL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timulus.ejs</text:p>
          </table:table-cell>
          <table:table-cell table:formula="of:=IF([.J201]=[.K20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82.229.25.177</text:p>
          </table:table-cell>
          <table:table-cell office:value-type="float" office:value="44" calcext:value-type="float">
            <text:p>44</text:p>
          </table:table-cell>
          <table:table-cell office:value-type="float" office:value="1523354383126" calcext:value-type="float">
            <text:p>1523354383126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e Apr 10 02:59:41 20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IL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timulus.ejs</text:p>
          </table:table-cell>
          <table:table-cell table:formula="of:=IF([.J202]=[.K20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82.229.25.177</text:p>
          </table:table-cell>
          <table:table-cell office:value-type="float" office:value="6" calcext:value-type="float">
            <text:p>6</text:p>
          </table:table-cell>
          <table:table-cell office:value-type="float" office:value="1523354411545" calcext:value-type="float">
            <text:p>1523354411545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e Apr 10 03:00:10 20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IL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timulus.ejs</text:p>
          </table:table-cell>
          <table:table-cell table:formula="of:=IF([.J203]=[.K20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82.229.25.177</text:p>
          </table:table-cell>
          <table:table-cell office:value-type="float" office:value="33" calcext:value-type="float">
            <text:p>33</text:p>
          </table:table-cell>
          <table:table-cell office:value-type="float" office:value="1523354442090" calcext:value-type="float">
            <text:p>1523354442090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e Apr 10 03:00:41 20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IL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timulus.ejs</text:p>
          </table:table-cell>
          <table:table-cell table:formula="of:=IF([.J204]=[.K20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82.229.25.177</text:p>
          </table:table-cell>
          <table:table-cell office:value-type="float" office:value="16" calcext:value-type="float">
            <text:p>16</text:p>
          </table:table-cell>
          <table:table-cell office:value-type="float" office:value="1523354466786" calcext:value-type="float">
            <text:p>1523354466786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e Apr 10 03:01:05 20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IL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timulus.ejs</text:p>
          </table:table-cell>
          <table:table-cell table:formula="of:=IF([.J205]=[.K20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82.229.25.177</text:p>
          </table:table-cell>
          <table:table-cell office:value-type="float" office:value="48" calcext:value-type="float">
            <text:p>48</text:p>
          </table:table-cell>
          <table:table-cell office:value-type="float" office:value="1523354496441" calcext:value-type="float">
            <text:p>1523354496441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e Apr 10 03:01:35 20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L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timulus.ejs</text:p>
          </table:table-cell>
          <table:table-cell table:formula="of:=IF([.J206]=[.K20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82.229.25.177</text:p>
          </table:table-cell>
          <table:table-cell office:value-type="float" office:value="3" calcext:value-type="float">
            <text:p>3</text:p>
          </table:table-cell>
          <table:table-cell office:value-type="float" office:value="1523354527633" calcext:value-type="float">
            <text:p>1523354527633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e Apr 10 03:02:07 20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IL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timulus.ejs</text:p>
          </table:table-cell>
          <table:table-cell table:formula="of:=IF([.J207]=[.K20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82.229.25.177</text:p>
          </table:table-cell>
          <table:table-cell office:value-type="float" office:value="30" calcext:value-type="float">
            <text:p>30</text:p>
          </table:table-cell>
          <table:table-cell office:value-type="float" office:value="1523354553633" calcext:value-type="float">
            <text:p>1523354553633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e Apr 10 03:02:32 20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IL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timulus.ejs</text:p>
          </table:table-cell>
          <table:table-cell table:formula="of:=IF([.J208]=[.K20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82.229.25.177</text:p>
          </table:table-cell>
          <table:table-cell office:value-type="float" office:value="15" calcext:value-type="float">
            <text:p>15</text:p>
          </table:table-cell>
          <table:table-cell office:value-type="float" office:value="1523354594385" calcext:value-type="float">
            <text:p>1523354594385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e Apr 10 03:03:15 20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IL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timulus.ejs</text:p>
          </table:table-cell>
          <table:table-cell table:formula="of:=IF([.J209]=[.K20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82.229.25.177</text:p>
          </table:table-cell>
          <table:table-cell office:value-type="float" office:value="49" calcext:value-type="float">
            <text:p>49</text:p>
          </table:table-cell>
          <table:table-cell office:value-type="float" office:value="1523354622510" calcext:value-type="float">
            <text:p>1523354622510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e Apr 10 03:03:41 20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IL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timulus.ejs</text:p>
          </table:table-cell>
          <table:table-cell table:formula="of:=IF([.J210]=[.K21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82.229.25.177</text:p>
          </table:table-cell>
          <table:table-cell office:value-type="float" office:value="7" calcext:value-type="float">
            <text:p>7</text:p>
          </table:table-cell>
          <table:table-cell office:value-type="float" office:value="1523354655784" calcext:value-type="float">
            <text:p>1523354655784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e Apr 10 03:04:14 20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IL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timulus.ejs</text:p>
          </table:table-cell>
          <table:table-cell table:formula="of:=IF([.J211]=[.K21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82.229.25.177</text:p>
          </table:table-cell>
          <table:table-cell office:value-type="float" office:value="32" calcext:value-type="float">
            <text:p>32</text:p>
          </table:table-cell>
          <table:table-cell office:value-type="float" office:value="1523354689151" calcext:value-type="float">
            <text:p>1523354689151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e Apr 10 03:04:47 20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IL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timulus.ejs</text:p>
          </table:table-cell>
          <table:table-cell table:formula="of:=IF([.J212]=[.K21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82.229.25.177</text:p>
          </table:table-cell>
          <table:table-cell office:value-type="float" office:value="20" calcext:value-type="float">
            <text:p>20</text:p>
          </table:table-cell>
          <table:table-cell office:value-type="float" office:value="1523354712358" calcext:value-type="float">
            <text:p>1523354712358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e Apr 10 03:05:12 20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IL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timulus.ejs</text:p>
          </table:table-cell>
          <table:table-cell table:formula="of:=IF([.J213]=[.K21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82.229.25.177</text:p>
          </table:table-cell>
          <table:table-cell office:value-type="float" office:value="46" calcext:value-type="float">
            <text:p>46</text:p>
          </table:table-cell>
          <table:table-cell office:value-type="float" office:value="1523354741686" calcext:value-type="float">
            <text:p>1523354741686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e Apr 10 03:05:40 20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IL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timulus.ejs</text:p>
          </table:table-cell>
          <table:table-cell table:formula="of:=IF([.J214]=[.K214]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string" calcext:value-type="string">
            <text:p>82.229.25.177</text:p>
          </table:table-cell>
          <table:table-cell office:value-type="float" office:value="5" calcext:value-type="float">
            <text:p>5</text:p>
          </table:table-cell>
          <table:table-cell office:value-type="float" office:value="1523354776787" calcext:value-type="float">
            <text:p>1523354776787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ue Apr 10 03:06:15 20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IL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timulus.ejs</text:p>
          </table:table-cell>
          <table:table-cell table:formula="of:=IF([.J215]=[.K215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string" calcext:value-type="string">
            <text:p>90.3.1.124</text:p>
          </table:table-cell>
          <table:table-cell office:value-type="string" calcext:value-type="string">
            <text:p>undefined</text:p>
          </table:table-cell>
          <table:table-cell office:value-type="float" office:value="1523357296667" calcext:value-type="float">
            <text:p>1523357296667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table:number-columns-repeated="2"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ue Apr 10 03:48:19 2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CG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ndefined</text:p>
          </table:table-cell>
          <table:table-cell table:formula="of:=IF([.J216]=[.K216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string" calcext:value-type="string">
            <text:p>90.3.1.124</text:p>
          </table:table-cell>
          <table:table-cell office:value-type="float" office:value="57" calcext:value-type="float">
            <text:p>57</text:p>
          </table:table-cell>
          <table:table-cell office:value-type="float" office:value="1523357328735" calcext:value-type="float">
            <text:p>1523357328735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10 03:48:51 2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CG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nfidence.ejs</text:p>
          </table:table-cell>
          <table:table-cell table:formula="of:=IF([.J217]=[.K217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string" calcext:value-type="string">
            <text:p>90.3.1.124</text:p>
          </table:table-cell>
          <table:table-cell office:value-type="float" office:value="58" calcext:value-type="float">
            <text:p>58</text:p>
          </table:table-cell>
          <table:table-cell office:value-type="float" office:value="1523357365880" calcext:value-type="float">
            <text:p>1523357365880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10 03:49:28 20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CG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nfidence.ejs</text:p>
          </table:table-cell>
          <table:table-cell table:formula="of:=IF([.J218]=[.K218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string" calcext:value-type="string">
            <text:p>90.3.1.124</text:p>
          </table:table-cell>
          <table:table-cell office:value-type="float" office:value="59" calcext:value-type="float">
            <text:p>59</text:p>
          </table:table-cell>
          <table:table-cell office:value-type="float" office:value="1523357388701" calcext:value-type="float">
            <text:p>1523357388701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10 03:49:51 20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CG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nfidence.ejs</text:p>
          </table:table-cell>
          <table:table-cell table:formula="of:=IF([.J219]=[.K219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string" calcext:value-type="string">
            <text:p>90.3.1.124</text:p>
          </table:table-cell>
          <table:table-cell office:value-type="float" office:value="60" calcext:value-type="float">
            <text:p>60</text:p>
          </table:table-cell>
          <table:table-cell office:value-type="float" office:value="1523357413573" calcext:value-type="float">
            <text:p>1523357413573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10 03:50:15 20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CG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nfidence.ejs</text:p>
          </table:table-cell>
          <table:table-cell table:formula="of:=IF([.J220]=[.K220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string" calcext:value-type="string">
            <text:p>90.3.1.124</text:p>
          </table:table-cell>
          <table:table-cell office:value-type="float" office:value="2" calcext:value-type="float">
            <text:p>2</text:p>
          </table:table-cell>
          <table:table-cell office:value-type="float" office:value="1523357435844" calcext:value-type="float">
            <text:p>1523357435844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10 03:50:38 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CG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imulus.ejs</text:p>
          </table:table-cell>
          <table:table-cell table:formula="of:=IF([.J221]=[.K221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string" calcext:value-type="string">
            <text:p>90.3.1.124</text:p>
          </table:table-cell>
          <table:table-cell office:value-type="float" office:value="31" calcext:value-type="float">
            <text:p>31</text:p>
          </table:table-cell>
          <table:table-cell office:value-type="float" office:value="1523357460211" calcext:value-type="float">
            <text:p>1523357460211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ue Apr 10 03:51:02 20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CG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imulus.ejs</text:p>
          </table:table-cell>
          <table:table-cell table:formula="of:=IF([.J222]=[.K222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string" calcext:value-type="string">
            <text:p>90.3.1.124</text:p>
          </table:table-cell>
          <table:table-cell office:value-type="float" office:value="20" calcext:value-type="float">
            <text:p>20</text:p>
          </table:table-cell>
          <table:table-cell office:value-type="float" office:value="1523357481779" calcext:value-type="float">
            <text:p>1523357481779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10 03:51:24 20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CG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imulus.ejs</text:p>
          </table:table-cell>
          <table:table-cell table:formula="of:=IF([.J223]=[.K223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string" calcext:value-type="string">
            <text:p>90.3.1.124</text:p>
          </table:table-cell>
          <table:table-cell office:value-type="float" office:value="46" calcext:value-type="float">
            <text:p>46</text:p>
          </table:table-cell>
          <table:table-cell office:value-type="float" office:value="1523357511539" calcext:value-type="float">
            <text:p>1523357511539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10 03:51:54 20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CG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imulus.ejs</text:p>
          </table:table-cell>
          <table:table-cell table:formula="of:=IF([.J224]=[.K224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string" calcext:value-type="string">
            <text:p>90.3.1.124</text:p>
          </table:table-cell>
          <table:table-cell office:value-type="float" office:value="6" calcext:value-type="float">
            <text:p>6</text:p>
          </table:table-cell>
          <table:table-cell office:value-type="float" office:value="1523357533309" calcext:value-type="float">
            <text:p>1523357533309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10 03:52:15 20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CG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imulus.ejs</text:p>
          </table:table-cell>
          <table:table-cell table:formula="of:=IF([.J225]=[.K225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string" calcext:value-type="string">
            <text:p>90.3.1.124</text:p>
          </table:table-cell>
          <table:table-cell office:value-type="float" office:value="33" calcext:value-type="float">
            <text:p>33</text:p>
          </table:table-cell>
          <table:table-cell office:value-type="float" office:value="1523357569206" calcext:value-type="float">
            <text:p>1523357569206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10 03:52:51 20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QCG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imulus.ejs</text:p>
          </table:table-cell>
          <table:table-cell table:formula="of:=IF([.J226]=[.K226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string" calcext:value-type="string">
            <text:p>90.3.1.124</text:p>
          </table:table-cell>
          <table:table-cell office:value-type="float" office:value="19" calcext:value-type="float">
            <text:p>19</text:p>
          </table:table-cell>
          <table:table-cell office:value-type="float" office:value="1523357589165" calcext:value-type="float">
            <text:p>1523357589165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10 03:53:11 20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QCG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imulus.ejs</text:p>
          </table:table-cell>
          <table:table-cell table:formula="of:=IF([.J227]=[.K227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string" calcext:value-type="string">
            <text:p>90.3.1.124</text:p>
          </table:table-cell>
          <table:table-cell office:value-type="float" office:value="47" calcext:value-type="float">
            <text:p>47</text:p>
          </table:table-cell>
          <table:table-cell office:value-type="float" office:value="1523357608024" calcext:value-type="float">
            <text:p>1523357608024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10 03:53:30 20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CG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imulus.ejs</text:p>
          </table:table-cell>
          <table:table-cell table:formula="of:=IF([.J228]=[.K228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string" calcext:value-type="string">
            <text:p>90.3.1.124</text:p>
          </table:table-cell>
          <table:table-cell office:value-type="float" office:value="3" calcext:value-type="float">
            <text:p>3</text:p>
          </table:table-cell>
          <table:table-cell office:value-type="float" office:value="1523357625214" calcext:value-type="float">
            <text:p>1523357625214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10 03:53:47 20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CG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imulus.ejs</text:p>
          </table:table-cell>
          <table:table-cell table:formula="of:=IF([.J229]=[.K229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string" calcext:value-type="string">
            <text:p>90.3.1.124</text:p>
          </table:table-cell>
          <table:table-cell office:value-type="float" office:value="29" calcext:value-type="float">
            <text:p>29</text:p>
          </table:table-cell>
          <table:table-cell office:value-type="float" office:value="1523357646502" calcext:value-type="float">
            <text:p>1523357646502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10 03:54:09 20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QCG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imulus.ejs</text:p>
          </table:table-cell>
          <table:table-cell table:formula="of:=IF([.J230]=[.K230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string" calcext:value-type="string">
            <text:p>90.3.1.124</text:p>
          </table:table-cell>
          <table:table-cell office:value-type="float" office:value="16" calcext:value-type="float">
            <text:p>16</text:p>
          </table:table-cell>
          <table:table-cell office:value-type="float" office:value="1523357664592" calcext:value-type="float">
            <text:p>1523357664592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10 03:54:27 20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QCG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imulus.ejs</text:p>
          </table:table-cell>
          <table:table-cell table:formula="of:=IF([.J231]=[.K231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string" calcext:value-type="string">
            <text:p>90.3.1.124</text:p>
          </table:table-cell>
          <table:table-cell office:value-type="float" office:value="48" calcext:value-type="float">
            <text:p>48</text:p>
          </table:table-cell>
          <table:table-cell office:value-type="float" office:value="1523357687112" calcext:value-type="float">
            <text:p>1523357687112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10 03:54:49 20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QCG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imulus.ejs</text:p>
          </table:table-cell>
          <table:table-cell table:formula="of:=IF([.J232]=[.K232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string" calcext:value-type="string">
            <text:p>90.3.1.124</text:p>
          </table:table-cell>
          <table:table-cell office:value-type="float" office:value="5" calcext:value-type="float">
            <text:p>5</text:p>
          </table:table-cell>
          <table:table-cell office:value-type="float" office:value="1523357706392" calcext:value-type="float">
            <text:p>1523357706392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10 03:55:08 20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CG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imulus.ejs</text:p>
          </table:table-cell>
          <table:table-cell table:formula="of:=IF([.J233]=[.K233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string" calcext:value-type="string">
            <text:p>90.3.1.124</text:p>
          </table:table-cell>
          <table:table-cell office:value-type="float" office:value="32" calcext:value-type="float">
            <text:p>32</text:p>
          </table:table-cell>
          <table:table-cell office:value-type="float" office:value="1523357727830" calcext:value-type="float">
            <text:p>1523357727830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10 03:55:30 20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CG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imulus.ejs</text:p>
          </table:table-cell>
          <table:table-cell table:formula="of:=IF([.J234]=[.K234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string" calcext:value-type="string">
            <text:p>90.3.1.124</text:p>
          </table:table-cell>
          <table:table-cell office:value-type="float" office:value="18" calcext:value-type="float">
            <text:p>18</text:p>
          </table:table-cell>
          <table:table-cell office:value-type="float" office:value="1523357749579" calcext:value-type="float">
            <text:p>1523357749579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10 03:55:52 20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CG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imulus.ejs</text:p>
          </table:table-cell>
          <table:table-cell table:formula="of:=IF([.J235]=[.K235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string" calcext:value-type="string">
            <text:p>90.3.1.124</text:p>
          </table:table-cell>
          <table:table-cell office:value-type="float" office:value="43" calcext:value-type="float">
            <text:p>43</text:p>
          </table:table-cell>
          <table:table-cell office:value-type="float" office:value="1523357769976" calcext:value-type="float">
            <text:p>1523357769976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10 03:56:12 20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QCG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imulus.ejs</text:p>
          </table:table-cell>
          <table:table-cell table:formula="of:=IF([.J236]=[.K236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string" calcext:value-type="string">
            <text:p>90.3.1.124</text:p>
          </table:table-cell>
          <table:table-cell office:value-type="float" office:value="7" calcext:value-type="float">
            <text:p>7</text:p>
          </table:table-cell>
          <table:table-cell office:value-type="float" office:value="1523357785525" calcext:value-type="float">
            <text:p>1523357785525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10 03:56:27 20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CG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imulus.ejs</text:p>
          </table:table-cell>
          <table:table-cell table:formula="of:=IF([.J237]=[.K237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string" calcext:value-type="string">
            <text:p>90.3.1.124</text:p>
          </table:table-cell>
          <table:table-cell office:value-type="float" office:value="34" calcext:value-type="float">
            <text:p>34</text:p>
          </table:table-cell>
          <table:table-cell office:value-type="float" office:value="1523357802633" calcext:value-type="float">
            <text:p>1523357802633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10 03:56:45 20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CG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imulus.ejs</text:p>
          </table:table-cell>
          <table:table-cell table:formula="of:=IF([.J238]=[.K238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90.3.1.124</text:p>
          </table:table-cell>
          <table:table-cell office:value-type="float" office:value="15" calcext:value-type="float">
            <text:p>15</text:p>
          </table:table-cell>
          <table:table-cell office:value-type="float" office:value="1523357827329" calcext:value-type="float">
            <text:p>1523357827329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e Apr 10 03:57:09 20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QCG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imulus.ejs</text:p>
          </table:table-cell>
          <table:table-cell table:formula="of:=IF([.J239]=[.K23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90.3.1.124</text:p>
          </table:table-cell>
          <table:table-cell office:value-type="float" office:value="45" calcext:value-type="float">
            <text:p>45</text:p>
          </table:table-cell>
          <table:table-cell office:value-type="float" office:value="1523357852102" calcext:value-type="float">
            <text:p>1523357852102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e Apr 10 03:57:34 20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QCG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imulus.ejs</text:p>
          </table:table-cell>
          <table:table-cell table:formula="of:=IF([.J240]=[.K240]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string" calcext:value-type="string">
            <text:p>90.3.1.124</text:p>
          </table:table-cell>
          <table:table-cell office:value-type="float" office:value="4" calcext:value-type="float">
            <text:p>4</text:p>
          </table:table-cell>
          <table:table-cell office:value-type="float" office:value="1523357872131" calcext:value-type="float">
            <text:p>1523357872131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10 03:57:54 20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QCG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imulus.ejs</text:p>
          </table:table-cell>
          <table:table-cell table:formula="of:=IF([.J241]=[.K241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string" calcext:value-type="string">
            <text:p>90.3.1.124</text:p>
          </table:table-cell>
          <table:table-cell office:value-type="float" office:value="35" calcext:value-type="float">
            <text:p>35</text:p>
          </table:table-cell>
          <table:table-cell office:value-type="float" office:value="1523357892817" calcext:value-type="float">
            <text:p>1523357892817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10 03:58:15 20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QCG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imulus.ejs</text:p>
          </table:table-cell>
          <table:table-cell table:formula="of:=IF([.J242]=[.K242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string" calcext:value-type="string">
            <text:p>90.3.1.124</text:p>
          </table:table-cell>
          <table:table-cell office:value-type="float" office:value="17" calcext:value-type="float">
            <text:p>17</text:p>
          </table:table-cell>
          <table:table-cell office:value-type="float" office:value="1523357911864" calcext:value-type="float">
            <text:p>1523357911864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10 03:58:34 20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QCG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imulus.ejs</text:p>
          </table:table-cell>
          <table:table-cell table:formula="of:=IF([.J243]=[.K243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string" calcext:value-type="string">
            <text:p>90.3.1.124</text:p>
          </table:table-cell>
          <table:table-cell office:value-type="float" office:value="44" calcext:value-type="float">
            <text:p>44</text:p>
          </table:table-cell>
          <table:table-cell office:value-type="float" office:value="1523357933487" calcext:value-type="float">
            <text:p>1523357933487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10 03:58:56 20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QCG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imulus.ejs</text:p>
          </table:table-cell>
          <table:table-cell table:formula="of:=IF([.J244]=[.K244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string" calcext:value-type="string">
            <text:p>90.3.1.124</text:p>
          </table:table-cell>
          <table:table-cell office:value-type="float" office:value="1" calcext:value-type="float">
            <text:p>1</text:p>
          </table:table-cell>
          <table:table-cell office:value-type="float" office:value="1523357948424" calcext:value-type="float">
            <text:p>1523357948424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10 03:59:10 20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CG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imulus.ejs</text:p>
          </table:table-cell>
          <table:table-cell table:formula="of:=IF([.J245]=[.K245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45" calcext:value-type="float">
            <text:p>245</text:p>
          </table:table-cell>
          <table:table-cell office:value-type="string" calcext:value-type="string">
            <text:p>90.3.1.124</text:p>
          </table:table-cell>
          <table:table-cell office:value-type="float" office:value="30" calcext:value-type="float">
            <text:p>30</text:p>
          </table:table-cell>
          <table:table-cell office:value-type="float" office:value="1523357964484" calcext:value-type="float">
            <text:p>1523357964484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10 03:59:26 20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QCG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imulus.ejs</text:p>
          </table:table-cell>
          <table:table-cell table:formula="of:=IF([.J246]=[.K246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46" calcext:value-type="float">
            <text:p>246</text:p>
          </table:table-cell>
          <table:table-cell office:value-type="string" calcext:value-type="string">
            <text:p>90.3.1.124</text:p>
          </table:table-cell>
          <table:table-cell office:value-type="float" office:value="21" calcext:value-type="float">
            <text:p>21</text:p>
          </table:table-cell>
          <table:table-cell office:value-type="float" office:value="1523357982144" calcext:value-type="float">
            <text:p>1523357982144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10 03:59:44 20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CG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imulus.ejs</text:p>
          </table:table-cell>
          <table:table-cell table:formula="of:=IF([.J247]=[.K247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47" calcext:value-type="float">
            <text:p>247</text:p>
          </table:table-cell>
          <table:table-cell office:value-type="string" calcext:value-type="string">
            <text:p>90.3.1.124</text:p>
          </table:table-cell>
          <table:table-cell office:value-type="float" office:value="49" calcext:value-type="float">
            <text:p>49</text:p>
          </table:table-cell>
          <table:table-cell office:value-type="float" office:value="1523357997261" calcext:value-type="float">
            <text:p>1523357997261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10 03:59:59 20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QCG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imulus.ejs</text:p>
          </table:table-cell>
          <table:table-cell table:formula="of:=IF([.J248]=[.K248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48" calcext:value-type="float">
            <text:p>248</text:p>
          </table:table-cell>
          <table:table-cell office:value-type="string" calcext:value-type="string">
            <text:p>90.105.76.20</text:p>
          </table:table-cell>
          <table:table-cell office:value-type="string" calcext:value-type="string">
            <text:p>undefined</text:p>
          </table:table-cell>
          <table:table-cell office:value-type="float" office:value="1523372775321" calcext:value-type="float">
            <text:p>1523372775321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table:number-columns-repeated="2"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ue Apr 10 08:06:14 2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CU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defined</text:p>
          </table:table-cell>
          <table:table-cell table:formula="of:=IF([.J249]=[.K249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49" calcext:value-type="float">
            <text:p>249</text:p>
          </table:table-cell>
          <table:table-cell office:value-type="string" calcext:value-type="string">
            <text:p>90.105.76.20</text:p>
          </table:table-cell>
          <table:table-cell office:value-type="float" office:value="57" calcext:value-type="float">
            <text:p>57</text:p>
          </table:table-cell>
          <table:table-cell office:value-type="float" office:value="1523372836439" calcext:value-type="float">
            <text:p>1523372836439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10 08:07:15 2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U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nfidence.ejs</text:p>
          </table:table-cell>
          <table:table-cell table:formula="of:=IF([.J250]=[.K250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90.105.76.20</text:p>
          </table:table-cell>
          <table:table-cell office:value-type="float" office:value="58" calcext:value-type="float">
            <text:p>58</text:p>
          </table:table-cell>
          <table:table-cell office:value-type="float" office:value="1523372871029" calcext:value-type="float">
            <text:p>1523372871029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10 08:07:50 20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U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nfidence.ejs</text:p>
          </table:table-cell>
          <table:table-cell table:formula="of:=IF([.J251]=[.K251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51" calcext:value-type="float">
            <text:p>251</text:p>
          </table:table-cell>
          <table:table-cell office:value-type="string" calcext:value-type="string">
            <text:p>90.105.76.20</text:p>
          </table:table-cell>
          <table:table-cell office:value-type="float" office:value="59" calcext:value-type="float">
            <text:p>59</text:p>
          </table:table-cell>
          <table:table-cell office:value-type="float" office:value="1523372905218" calcext:value-type="float">
            <text:p>1523372905218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10 08:08:24 20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CU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nfidence.ejs</text:p>
          </table:table-cell>
          <table:table-cell table:formula="of:=IF([.J252]=[.K252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52" calcext:value-type="float">
            <text:p>252</text:p>
          </table:table-cell>
          <table:table-cell office:value-type="string" calcext:value-type="string">
            <text:p>90.105.76.20</text:p>
          </table:table-cell>
          <table:table-cell office:value-type="float" office:value="60" calcext:value-type="float">
            <text:p>60</text:p>
          </table:table-cell>
          <table:table-cell office:value-type="float" office:value="1523372933849" calcext:value-type="float">
            <text:p>1523372933849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10 08:08:52 20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CU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nfidence.ejs</text:p>
          </table:table-cell>
          <table:table-cell table:formula="of:=IF([.J253]=[.K253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53" calcext:value-type="float">
            <text:p>253</text:p>
          </table:table-cell>
          <table:table-cell office:value-type="string" calcext:value-type="string">
            <text:p>90.105.76.20</text:p>
          </table:table-cell>
          <table:table-cell office:value-type="float" office:value="2" calcext:value-type="float">
            <text:p>2</text:p>
          </table:table-cell>
          <table:table-cell office:value-type="float" office:value="1523372975789" calcext:value-type="float">
            <text:p>1523372975789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10 08:09:34 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CU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imulus.ejs</text:p>
          </table:table-cell>
          <table:table-cell table:formula="of:=IF([.J254]=[.K254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54" calcext:value-type="float">
            <text:p>254</text:p>
          </table:table-cell>
          <table:table-cell office:value-type="string" calcext:value-type="string">
            <text:p>90.105.76.20</text:p>
          </table:table-cell>
          <table:table-cell office:value-type="float" office:value="35" calcext:value-type="float">
            <text:p>35</text:p>
          </table:table-cell>
          <table:table-cell office:value-type="float" office:value="1523373008206" calcext:value-type="float">
            <text:p>1523373008206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ue Apr 10 08:10:07 20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CU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imulus.ejs</text:p>
          </table:table-cell>
          <table:table-cell table:formula="of:=IF([.J255]=[.K255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string" calcext:value-type="string">
            <text:p>90.105.76.20</text:p>
          </table:table-cell>
          <table:table-cell office:value-type="float" office:value="20" calcext:value-type="float">
            <text:p>20</text:p>
          </table:table-cell>
          <table:table-cell office:value-type="float" office:value="1523373043477" calcext:value-type="float">
            <text:p>1523373043477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10 08:10:42 20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CU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imulus.ejs</text:p>
          </table:table-cell>
          <table:table-cell table:formula="of:=IF([.J256]=[.K256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string" calcext:value-type="string">
            <text:p>90.105.76.20</text:p>
          </table:table-cell>
          <table:table-cell office:value-type="float" office:value="49" calcext:value-type="float">
            <text:p>49</text:p>
          </table:table-cell>
          <table:table-cell office:value-type="float" office:value="1523373083775" calcext:value-type="float">
            <text:p>1523373083775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undefine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ue Apr 10 08:11:22 20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CU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imulus.ejs</text:p>
          </table:table-cell>
          <table:table-cell table:formula="of:=IF([.J257]=[.K257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57" calcext:value-type="float">
            <text:p>257</text:p>
          </table:table-cell>
          <table:table-cell office:value-type="string" calcext:value-type="string">
            <text:p>90.105.76.20</text:p>
          </table:table-cell>
          <table:table-cell office:value-type="float" office:value="5" calcext:value-type="float">
            <text:p>5</text:p>
          </table:table-cell>
          <table:table-cell office:value-type="float" office:value="1523373108510" calcext:value-type="float">
            <text:p>1523373108510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10 08:11:47 20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CU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imulus.ejs</text:p>
          </table:table-cell>
          <table:table-cell table:formula="of:=IF([.J258]=[.K258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58" calcext:value-type="float">
            <text:p>258</text:p>
          </table:table-cell>
          <table:table-cell office:value-type="string" calcext:value-type="string">
            <text:p>90.105.76.20</text:p>
          </table:table-cell>
          <table:table-cell office:value-type="float" office:value="32" calcext:value-type="float">
            <text:p>32</text:p>
          </table:table-cell>
          <table:table-cell office:value-type="float" office:value="1523373137762" calcext:value-type="float">
            <text:p>1523373137762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10 08:12:16 20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CU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imulus.ejs</text:p>
          </table:table-cell>
          <table:table-cell table:formula="of:=IF([.J259]=[.K259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59" calcext:value-type="float">
            <text:p>259</text:p>
          </table:table-cell>
          <table:table-cell office:value-type="string" calcext:value-type="string">
            <text:p>90.105.76.20</text:p>
          </table:table-cell>
          <table:table-cell office:value-type="float" office:value="16" calcext:value-type="float">
            <text:p>16</text:p>
          </table:table-cell>
          <table:table-cell office:value-type="float" office:value="1523373165793" calcext:value-type="float">
            <text:p>1523373165793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ue Apr 10 08:12:44 20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CU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imulus.ejs</text:p>
          </table:table-cell>
          <table:table-cell table:formula="of:=IF([.J260]=[.K260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60" calcext:value-type="float">
            <text:p>260</text:p>
          </table:table-cell>
          <table:table-cell office:value-type="string" calcext:value-type="string">
            <text:p>90.105.76.20</text:p>
          </table:table-cell>
          <table:table-cell office:value-type="float" office:value="48" calcext:value-type="float">
            <text:p>48</text:p>
          </table:table-cell>
          <table:table-cell office:value-type="float" office:value="1523373191520" calcext:value-type="float">
            <text:p>1523373191520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undefined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Tue Apr 10 08:13:10 20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CU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imulus.ejs</text:p>
          </table:table-cell>
          <table:table-cell table:formula="of:=IF([.J261]=[.K261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61" calcext:value-type="float">
            <text:p>261</text:p>
          </table:table-cell>
          <table:table-cell office:value-type="string" calcext:value-type="string">
            <text:p>90.105.76.20</text:p>
          </table:table-cell>
          <table:table-cell office:value-type="float" office:value="1" calcext:value-type="float">
            <text:p>1</text:p>
          </table:table-cell>
          <table:table-cell office:value-type="float" office:value="1523373216976" calcext:value-type="float">
            <text:p>1523373216976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10 08:13:36 20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CU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imulus.ejs</text:p>
          </table:table-cell>
          <table:table-cell table:formula="of:=IF([.J262]=[.K262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62" calcext:value-type="float">
            <text:p>262</text:p>
          </table:table-cell>
          <table:table-cell office:value-type="string" calcext:value-type="string">
            <text:p>90.105.76.20</text:p>
          </table:table-cell>
          <table:table-cell office:value-type="float" office:value="31" calcext:value-type="float">
            <text:p>31</text:p>
          </table:table-cell>
          <table:table-cell office:value-type="float" office:value="1523373252988" calcext:value-type="float">
            <text:p>1523373252988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Tue Apr 10 08:14:11 20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CU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imulus.ejs</text:p>
          </table:table-cell>
          <table:table-cell table:formula="of:=IF([.J263]=[.K263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63" calcext:value-type="float">
            <text:p>263</text:p>
          </table:table-cell>
          <table:table-cell office:value-type="string" calcext:value-type="string">
            <text:p>90.105.76.20</text:p>
          </table:table-cell>
          <table:table-cell office:value-type="float" office:value="15" calcext:value-type="float">
            <text:p>15</text:p>
          </table:table-cell>
          <table:table-cell office:value-type="float" office:value="1523373282450" calcext:value-type="float">
            <text:p>1523373282450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10 08:14:41 20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CU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imulus.ejs</text:p>
          </table:table-cell>
          <table:table-cell table:formula="of:=IF([.J264]=[.K264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64" calcext:value-type="float">
            <text:p>264</text:p>
          </table:table-cell>
          <table:table-cell office:value-type="string" calcext:value-type="string">
            <text:p>90.105.76.20</text:p>
          </table:table-cell>
          <table:table-cell office:value-type="float" office:value="46" calcext:value-type="float">
            <text:p>46</text:p>
          </table:table-cell>
          <table:table-cell office:value-type="float" office:value="1523373315067" calcext:value-type="float">
            <text:p>1523373315067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ue Apr 10 08:15:20 20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CU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imulus.ejs</text:p>
          </table:table-cell>
          <table:table-cell table:formula="of:=IF([.J265]=[.K265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65" calcext:value-type="float">
            <text:p>265</text:p>
          </table:table-cell>
          <table:table-cell office:value-type="string" calcext:value-type="string">
            <text:p>90.105.76.20</text:p>
          </table:table-cell>
          <table:table-cell office:value-type="float" office:value="6" calcext:value-type="float">
            <text:p>6</text:p>
          </table:table-cell>
          <table:table-cell office:value-type="float" office:value="1523373342947" calcext:value-type="float">
            <text:p>1523373342947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10 08:15:42 20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CU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imulus.ejs</text:p>
          </table:table-cell>
          <table:table-cell table:formula="of:=IF([.J266]=[.K266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66" calcext:value-type="float">
            <text:p>266</text:p>
          </table:table-cell>
          <table:table-cell office:value-type="string" calcext:value-type="string">
            <text:p>90.105.76.20</text:p>
          </table:table-cell>
          <table:table-cell office:value-type="float" office:value="29" calcext:value-type="float">
            <text:p>29</text:p>
          </table:table-cell>
          <table:table-cell office:value-type="float" office:value="1523373377567" calcext:value-type="float">
            <text:p>1523373377567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undefined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Tue Apr 10 08:16:16 20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CU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imulus.ejs</text:p>
          </table:table-cell>
          <table:table-cell table:formula="of:=IF([.J267]=[.K267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67" calcext:value-type="float">
            <text:p>267</text:p>
          </table:table-cell>
          <table:table-cell office:value-type="string" calcext:value-type="string">
            <text:p>90.105.76.20</text:p>
          </table:table-cell>
          <table:table-cell office:value-type="float" office:value="19" calcext:value-type="float">
            <text:p>19</text:p>
          </table:table-cell>
          <table:table-cell office:value-type="float" office:value="1523373402873" calcext:value-type="float">
            <text:p>1523373402873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10 08:16:41 20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CU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imulus.ejs</text:p>
          </table:table-cell>
          <table:table-cell table:formula="of:=IF([.J268]=[.K268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68" calcext:value-type="float">
            <text:p>268</text:p>
          </table:table-cell>
          <table:table-cell office:value-type="string" calcext:value-type="string">
            <text:p>90.105.76.20</text:p>
          </table:table-cell>
          <table:table-cell office:value-type="float" office:value="45" calcext:value-type="float">
            <text:p>45</text:p>
          </table:table-cell>
          <table:table-cell office:value-type="float" office:value="1523373429612" calcext:value-type="float">
            <text:p>1523373429612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10 08:17:09 20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CU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imulus.ejs</text:p>
          </table:table-cell>
          <table:table-cell table:formula="of:=IF([.J269]=[.K269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69" calcext:value-type="float">
            <text:p>269</text:p>
          </table:table-cell>
          <table:table-cell office:value-type="string" calcext:value-type="string">
            <text:p>90.105.76.20</text:p>
          </table:table-cell>
          <table:table-cell office:value-type="float" office:value="3" calcext:value-type="float">
            <text:p>3</text:p>
          </table:table-cell>
          <table:table-cell office:value-type="float" office:value="1523373450372" calcext:value-type="float">
            <text:p>1523373450372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10 08:17:29 20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CU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imulus.ejs</text:p>
          </table:table-cell>
          <table:table-cell table:formula="of:=IF([.J270]=[.K270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string" calcext:value-type="string">
            <text:p>90.105.76.20</text:p>
          </table:table-cell>
          <table:table-cell office:value-type="float" office:value="33" calcext:value-type="float">
            <text:p>33</text:p>
          </table:table-cell>
          <table:table-cell office:value-type="float" office:value="1523373479143" calcext:value-type="float">
            <text:p>1523373479143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undefined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Tue Apr 10 08:17:58 20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CU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imulus.ejs</text:p>
          </table:table-cell>
          <table:table-cell table:formula="of:=IF([.J271]=[.K271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71" calcext:value-type="float">
            <text:p>271</text:p>
          </table:table-cell>
          <table:table-cell office:value-type="string" calcext:value-type="string">
            <text:p>90.105.76.20</text:p>
          </table:table-cell>
          <table:table-cell office:value-type="float" office:value="21" calcext:value-type="float">
            <text:p>21</text:p>
          </table:table-cell>
          <table:table-cell office:value-type="float" office:value="1523373502927" calcext:value-type="float">
            <text:p>1523373502927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10 08:18:22 20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CU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imulus.ejs</text:p>
          </table:table-cell>
          <table:table-cell table:formula="of:=IF([.J272]=[.K272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72" calcext:value-type="float">
            <text:p>272</text:p>
          </table:table-cell>
          <table:table-cell office:value-type="string" calcext:value-type="string">
            <text:p>90.105.76.20</text:p>
          </table:table-cell>
          <table:table-cell office:value-type="float" office:value="43" calcext:value-type="float">
            <text:p>43</text:p>
          </table:table-cell>
          <table:table-cell office:value-type="float" office:value="1523373526511" calcext:value-type="float">
            <text:p>1523373526511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ue Apr 10 08:18:45 20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CU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imulus.ejs</text:p>
          </table:table-cell>
          <table:table-cell table:formula="of:=IF([.J273]=[.K273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73" calcext:value-type="float">
            <text:p>273</text:p>
          </table:table-cell>
          <table:table-cell office:value-type="string" calcext:value-type="string">
            <text:p>90.105.76.20</text:p>
          </table:table-cell>
          <table:table-cell office:value-type="float" office:value="4" calcext:value-type="float">
            <text:p>4</text:p>
          </table:table-cell>
          <table:table-cell office:value-type="float" office:value="1523373551657" calcext:value-type="float">
            <text:p>1523373551657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10 08:19:10 20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CU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imulus.ejs</text:p>
          </table:table-cell>
          <table:table-cell table:formula="of:=IF([.J274]=[.K274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74" calcext:value-type="float">
            <text:p>274</text:p>
          </table:table-cell>
          <table:table-cell office:value-type="string" calcext:value-type="string">
            <text:p>90.105.76.20</text:p>
          </table:table-cell>
          <table:table-cell office:value-type="float" office:value="30" calcext:value-type="float">
            <text:p>30</text:p>
          </table:table-cell>
          <table:table-cell office:value-type="float" office:value="1523373572477" calcext:value-type="float">
            <text:p>1523373572477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ue Apr 10 08:19:31 20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CU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imulus.ejs</text:p>
          </table:table-cell>
          <table:table-cell table:formula="of:=IF([.J275]=[.K275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75" calcext:value-type="float">
            <text:p>275</text:p>
          </table:table-cell>
          <table:table-cell office:value-type="string" calcext:value-type="string">
            <text:p>90.105.76.20</text:p>
          </table:table-cell>
          <table:table-cell office:value-type="float" office:value="18" calcext:value-type="float">
            <text:p>18</text:p>
          </table:table-cell>
          <table:table-cell office:value-type="float" office:value="1523373594629" calcext:value-type="float">
            <text:p>1523373594629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10 08:19:53 20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CU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imulus.ejs</text:p>
          </table:table-cell>
          <table:table-cell table:formula="of:=IF([.J276]=[.K276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76" calcext:value-type="float">
            <text:p>276</text:p>
          </table:table-cell>
          <table:table-cell office:value-type="string" calcext:value-type="string">
            <text:p>90.105.76.20</text:p>
          </table:table-cell>
          <table:table-cell office:value-type="float" office:value="44" calcext:value-type="float">
            <text:p>44</text:p>
          </table:table-cell>
          <table:table-cell office:value-type="float" office:value="1523373620086" calcext:value-type="float">
            <text:p>1523373620086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ue Apr 10 08:20:19 20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CU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imulus.ejs</text:p>
          </table:table-cell>
          <table:table-cell table:formula="of:=IF([.J277]=[.K277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77" calcext:value-type="float">
            <text:p>277</text:p>
          </table:table-cell>
          <table:table-cell office:value-type="string" calcext:value-type="string">
            <text:p>90.105.76.20</text:p>
          </table:table-cell>
          <table:table-cell office:value-type="float" office:value="7" calcext:value-type="float">
            <text:p>7</text:p>
          </table:table-cell>
          <table:table-cell office:value-type="float" office:value="1523373641056" calcext:value-type="float">
            <text:p>1523373641056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10 08:20:40 20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CU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imulus.ejs</text:p>
          </table:table-cell>
          <table:table-cell table:formula="of:=IF([.J278]=[.K278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78" calcext:value-type="float">
            <text:p>278</text:p>
          </table:table-cell>
          <table:table-cell office:value-type="string" calcext:value-type="string">
            <text:p>90.105.76.20</text:p>
          </table:table-cell>
          <table:table-cell office:value-type="float" office:value="34" calcext:value-type="float">
            <text:p>34</text:p>
          </table:table-cell>
          <table:table-cell office:value-type="float" office:value="1523373665281" calcext:value-type="float">
            <text:p>1523373665281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undefined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Tue Apr 10 08:21:04 20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CU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imulus.ejs</text:p>
          </table:table-cell>
          <table:table-cell table:formula="of:=IF([.J279]=[.K279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79" calcext:value-type="float">
            <text:p>279</text:p>
          </table:table-cell>
          <table:table-cell office:value-type="string" calcext:value-type="string">
            <text:p>90.105.76.20</text:p>
          </table:table-cell>
          <table:table-cell office:value-type="float" office:value="17" calcext:value-type="float">
            <text:p>17</text:p>
          </table:table-cell>
          <table:table-cell office:value-type="float" office:value="1523373690247" calcext:value-type="float">
            <text:p>1523373690247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ue Apr 10 08:21:29 20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CU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imulus.ejs</text:p>
          </table:table-cell>
          <table:table-cell table:formula="of:=IF([.J280]=[.K280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80" calcext:value-type="float">
            <text:p>280</text:p>
          </table:table-cell>
          <table:table-cell office:value-type="string" calcext:value-type="string">
            <text:p>90.105.76.20</text:p>
          </table:table-cell>
          <table:table-cell office:value-type="float" office:value="47" calcext:value-type="float">
            <text:p>47</text:p>
          </table:table-cell>
          <table:table-cell office:value-type="float" office:value="1523373706089" calcext:value-type="float">
            <text:p>1523373706089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undefine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10 08:21:45 20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CU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imulus.ejs</text:p>
          </table:table-cell>
          <table:table-cell table:formula="of:=IF([.J281]=[.K281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81" calcext:value-type="float">
            <text:p>281</text:p>
          </table:table-cell>
          <table:table-cell office:value-type="string" calcext:value-type="string">
            <text:p>83.199.203.208</text:p>
          </table:table-cell>
          <table:table-cell office:value-type="string" calcext:value-type="string">
            <text:p>undefined</text:p>
          </table:table-cell>
          <table:table-cell office:value-type="float" office:value="1523382841112" calcext:value-type="float">
            <text:p>1523382841112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table:number-columns-repeated="2"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ue Apr 10 10:53:53 2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EI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ndefined</text:p>
          </table:table-cell>
          <table:table-cell table:formula="of:=IF([.J282]=[.K282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82" calcext:value-type="float">
            <text:p>282</text:p>
          </table:table-cell>
          <table:table-cell office:value-type="string" calcext:value-type="string">
            <text:p>83.199.203.208</text:p>
          </table:table-cell>
          <table:table-cell office:value-type="float" office:value="57" calcext:value-type="float">
            <text:p>57</text:p>
          </table:table-cell>
          <table:table-cell office:value-type="float" office:value="1523382940569" calcext:value-type="float">
            <text:p>1523382940569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e Apr 10 10:55:32 2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I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nfidence.ejs</text:p>
          </table:table-cell>
          <table:table-cell table:formula="of:=IF([.J283]=[.K283]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float" office:value="283" calcext:value-type="float">
            <text:p>283</text:p>
          </table:table-cell>
          <table:table-cell office:value-type="string" calcext:value-type="string">
            <text:p>83.199.203.208</text:p>
          </table:table-cell>
          <table:table-cell office:value-type="float" office:value="58" calcext:value-type="float">
            <text:p>58</text:p>
          </table:table-cell>
          <table:table-cell office:value-type="float" office:value="1523382981612" calcext:value-type="float">
            <text:p>1523382981612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e Apr 10 10:56:13 20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EI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nfidence.ejs</text:p>
          </table:table-cell>
          <table:table-cell table:formula="of:=IF([.J284]=[.K284]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float" office:value="284" calcext:value-type="float">
            <text:p>284</text:p>
          </table:table-cell>
          <table:table-cell office:value-type="string" calcext:value-type="string">
            <text:p>83.199.203.208</text:p>
          </table:table-cell>
          <table:table-cell office:value-type="float" office:value="59" calcext:value-type="float">
            <text:p>59</text:p>
          </table:table-cell>
          <table:table-cell office:value-type="float" office:value="1523383049908" calcext:value-type="float">
            <text:p>1523383049908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10 10:57:21 20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EI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nfidence.ejs</text:p>
          </table:table-cell>
          <table:table-cell table:formula="of:=IF([.J285]=[.K285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string" calcext:value-type="string">
            <text:p>83.199.203.208</text:p>
          </table:table-cell>
          <table:table-cell office:value-type="float" office:value="60" calcext:value-type="float">
            <text:p>60</text:p>
          </table:table-cell>
          <table:table-cell office:value-type="float" office:value="1523383113965" calcext:value-type="float">
            <text:p>1523383113965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10 10:58:26 20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EI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nfidence.ejs</text:p>
          </table:table-cell>
          <table:table-cell table:formula="of:=IF([.J286]=[.K286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86" calcext:value-type="float">
            <text:p>286</text:p>
          </table:table-cell>
          <table:table-cell office:value-type="string" calcext:value-type="string">
            <text:p>83.199.203.208</text:p>
          </table:table-cell>
          <table:table-cell office:value-type="float" office:value="6" calcext:value-type="float">
            <text:p>6</text:p>
          </table:table-cell>
          <table:table-cell office:value-type="float" office:value="1523383177590" calcext:value-type="float">
            <text:p>1523383177590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ue Apr 10 10:59:29 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EI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imulus.ejs</text:p>
          </table:table-cell>
          <table:table-cell table:formula="of:=IF([.J287]=[.K287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office:value-type="string" calcext:value-type="string">
            <text:p>83.199.203.208</text:p>
          </table:table-cell>
          <table:table-cell office:value-type="float" office:value="29" calcext:value-type="float">
            <text:p>29</text:p>
          </table:table-cell>
          <table:table-cell office:value-type="float" office:value="1523383219915" calcext:value-type="float">
            <text:p>1523383219915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10 11:00:11 20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EI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imulus.ejs</text:p>
          </table:table-cell>
          <table:table-cell table:formula="of:=IF([.J288]=[.K288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88" calcext:value-type="float">
            <text:p>288</text:p>
          </table:table-cell>
          <table:table-cell office:value-type="string" calcext:value-type="string">
            <text:p>83.199.203.208</text:p>
          </table:table-cell>
          <table:table-cell office:value-type="float" office:value="15" calcext:value-type="float">
            <text:p>15</text:p>
          </table:table-cell>
          <table:table-cell office:value-type="float" office:value="1523383264403" calcext:value-type="float">
            <text:p>1523383264403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10 11:00:56 20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EI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imulus.ejs</text:p>
          </table:table-cell>
          <table:table-cell table:formula="of:=IF([.J289]=[.K289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83.199.203.208</text:p>
          </table:table-cell>
          <table:table-cell office:value-type="float" office:value="44" calcext:value-type="float">
            <text:p>44</text:p>
          </table:table-cell>
          <table:table-cell office:value-type="float" office:value="1523383320596" calcext:value-type="float">
            <text:p>1523383320596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e Apr 10 11:01:52 20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EI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imulus.ejs</text:p>
          </table:table-cell>
          <table:table-cell table:formula="of:=IF([.J290]=[.K29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83.199.203.208</text:p>
          </table:table-cell>
          <table:table-cell office:value-type="float" office:value="2" calcext:value-type="float">
            <text:p>2</text:p>
          </table:table-cell>
          <table:table-cell office:value-type="float" office:value="1523383378696" calcext:value-type="float">
            <text:p>1523383378696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e Apr 10 11:02:50 20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EI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imulus.ejs</text:p>
          </table:table-cell>
          <table:table-cell table:formula="of:=IF([.J291]=[.K291]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float" office:value="291" calcext:value-type="float">
            <text:p>291</text:p>
          </table:table-cell>
          <table:table-cell office:value-type="string" calcext:value-type="string">
            <text:p>83.199.203.208</text:p>
          </table:table-cell>
          <table:table-cell office:value-type="float" office:value="34" calcext:value-type="float">
            <text:p>34</text:p>
          </table:table-cell>
          <table:table-cell office:value-type="float" office:value="1523383411893" calcext:value-type="float">
            <text:p>1523383411893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10 11:03:23 20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EI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imulus.ejs</text:p>
          </table:table-cell>
          <table:table-cell table:formula="of:=IF([.J292]=[.K292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92" calcext:value-type="float">
            <text:p>292</text:p>
          </table:table-cell>
          <table:table-cell office:value-type="string" calcext:value-type="string">
            <text:p>83.199.203.208</text:p>
          </table:table-cell>
          <table:table-cell office:value-type="float" office:value="19" calcext:value-type="float">
            <text:p>19</text:p>
          </table:table-cell>
          <table:table-cell office:value-type="float" office:value="1523383480884" calcext:value-type="float">
            <text:p>1523383480884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ue Apr 10 11:04:32 20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EI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imulus.ejs</text:p>
          </table:table-cell>
          <table:table-cell table:formula="of:=IF([.J293]=[.K293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93" calcext:value-type="float">
            <text:p>293</text:p>
          </table:table-cell>
          <table:table-cell office:value-type="string" calcext:value-type="string">
            <text:p>83.199.203.208</text:p>
          </table:table-cell>
          <table:table-cell office:value-type="float" office:value="45" calcext:value-type="float">
            <text:p>45</text:p>
          </table:table-cell>
          <table:table-cell office:value-type="float" office:value="1523383512366" calcext:value-type="float">
            <text:p>1523383512366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10 11:05:04 20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EI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imulus.ejs</text:p>
          </table:table-cell>
          <table:table-cell table:formula="of:=IF([.J294]=[.K294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83.199.203.208</text:p>
          </table:table-cell>
          <table:table-cell office:value-type="float" office:value="4" calcext:value-type="float">
            <text:p>4</text:p>
          </table:table-cell>
          <table:table-cell office:value-type="float" office:value="1523383553916" calcext:value-type="float">
            <text:p>1523383553916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e Apr 10 11:05:45 20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EI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imulus.ejs</text:p>
          </table:table-cell>
          <table:table-cell table:formula="of:=IF([.J295]=[.K295]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float" office:value="295" calcext:value-type="float">
            <text:p>295</text:p>
          </table:table-cell>
          <table:table-cell office:value-type="string" calcext:value-type="string">
            <text:p>83.199.203.208</text:p>
          </table:table-cell>
          <table:table-cell office:value-type="float" office:value="31" calcext:value-type="float">
            <text:p>31</text:p>
          </table:table-cell>
          <table:table-cell office:value-type="float" office:value="1523383597176" calcext:value-type="float">
            <text:p>1523383597176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10 11:06:29 20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EI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imulus.ejs</text:p>
          </table:table-cell>
          <table:table-cell table:formula="of:=IF([.J296]=[.K296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96" calcext:value-type="float">
            <text:p>296</text:p>
          </table:table-cell>
          <table:table-cell office:value-type="string" calcext:value-type="string">
            <text:p>83.199.203.208</text:p>
          </table:table-cell>
          <table:table-cell office:value-type="float" office:value="16" calcext:value-type="float">
            <text:p>16</text:p>
          </table:table-cell>
          <table:table-cell office:value-type="float" office:value="1523383641620" calcext:value-type="float">
            <text:p>1523383641620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10 11:07:13 20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EI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imulus.ejs</text:p>
          </table:table-cell>
          <table:table-cell table:formula="of:=IF([.J297]=[.K297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297" calcext:value-type="float">
            <text:p>297</text:p>
          </table:table-cell>
          <table:table-cell office:value-type="string" calcext:value-type="string">
            <text:p>83.199.203.208</text:p>
          </table:table-cell>
          <table:table-cell office:value-type="float" office:value="43" calcext:value-type="float">
            <text:p>43</text:p>
          </table:table-cell>
          <table:table-cell office:value-type="float" office:value="1523383701742" calcext:value-type="float">
            <text:p>1523383701742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10 11:08:13 20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EI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imulus.ejs</text:p>
          </table:table-cell>
          <table:table-cell table:formula="of:=IF([.J298]=[.K298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83.199.203.208</text:p>
          </table:table-cell>
          <table:table-cell office:value-type="float" office:value="3" calcext:value-type="float">
            <text:p>3</text:p>
          </table:table-cell>
          <table:table-cell office:value-type="float" office:value="1523383742291" calcext:value-type="float">
            <text:p>1523383742291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e Apr 10 11:08:54 20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EI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imulus.ejs</text:p>
          </table:table-cell>
          <table:table-cell table:formula="of:=IF([.J299]=[.K299]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float" office:value="299" calcext:value-type="float">
            <text:p>299</text:p>
          </table:table-cell>
          <table:table-cell office:value-type="string" calcext:value-type="string">
            <text:p>83.199.203.208</text:p>
          </table:table-cell>
          <table:table-cell office:value-type="float" office:value="32" calcext:value-type="float">
            <text:p>32</text:p>
          </table:table-cell>
          <table:table-cell office:value-type="float" office:value="1523383790869" calcext:value-type="float">
            <text:p>1523383790869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ue Apr 10 11:09:42 20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EI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imulus.ejs</text:p>
          </table:table-cell>
          <table:table-cell table:formula="of:=IF([.J300]=[.K300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83.199.203.208</text:p>
          </table:table-cell>
          <table:table-cell office:value-type="float" office:value="21" calcext:value-type="float">
            <text:p>21</text:p>
          </table:table-cell>
          <table:table-cell office:value-type="float" office:value="1523383865723" calcext:value-type="float">
            <text:p>1523383865723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e Apr 10 11:10:57 20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EI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imulus.ejs</text:p>
          </table:table-cell>
          <table:table-cell table:formula="of:=IF([.J301]=[.K301]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float" office:value="301" calcext:value-type="float">
            <text:p>301</text:p>
          </table:table-cell>
          <table:table-cell office:value-type="string" calcext:value-type="string">
            <text:p>83.199.203.208</text:p>
          </table:table-cell>
          <table:table-cell office:value-type="float" office:value="47" calcext:value-type="float">
            <text:p>47</text:p>
          </table:table-cell>
          <table:table-cell office:value-type="float" office:value="1523383898364" calcext:value-type="float">
            <text:p>1523383898364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10 11:11:30 20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EI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imulus.ejs</text:p>
          </table:table-cell>
          <table:table-cell table:formula="of:=IF([.J302]=[.K302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83.199.203.208</text:p>
          </table:table-cell>
          <table:table-cell office:value-type="float" office:value="5" calcext:value-type="float">
            <text:p>5</text:p>
          </table:table-cell>
          <table:table-cell office:value-type="float" office:value="1523383943070" calcext:value-type="float">
            <text:p>1523383943070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e Apr 10 11:12:15 20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EI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imulus.ejs</text:p>
          </table:table-cell>
          <table:table-cell table:formula="of:=IF([.J303]=[.K303]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  <table:table-cell office:value-type="string" calcext:value-type="string">
            <text:p>83.199.203.208</text:p>
          </table:table-cell>
          <table:table-cell office:value-type="float" office:value="35" calcext:value-type="float">
            <text:p>35</text:p>
          </table:table-cell>
          <table:table-cell office:value-type="float" office:value="1523383982034" calcext:value-type="float">
            <text:p>1523383982034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10 11:13:00 20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EI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imulus.ejs</text:p>
          </table:table-cell>
          <table:table-cell table:formula="of:=IF([.J304]=[.K304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83.199.203.208</text:p>
          </table:table-cell>
          <table:table-cell office:value-type="float" office:value="20" calcext:value-type="float">
            <text:p>20</text:p>
          </table:table-cell>
          <table:table-cell office:value-type="float" office:value="1523384038965" calcext:value-type="float">
            <text:p>1523384038965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e Apr 10 11:13:51 20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EI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imulus.ejs</text:p>
          </table:table-cell>
          <table:table-cell table:formula="of:=IF([.J305]=[.K305]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float" office:value="305" calcext:value-type="float">
            <text:p>305</text:p>
          </table:table-cell>
          <table:table-cell office:value-type="string" calcext:value-type="string">
            <text:p>83.199.203.208</text:p>
          </table:table-cell>
          <table:table-cell office:value-type="float" office:value="48" calcext:value-type="float">
            <text:p>48</text:p>
          </table:table-cell>
          <table:table-cell office:value-type="float" office:value="1523384089891" calcext:value-type="float">
            <text:p>1523384089891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10 11:14:41 20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EI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imulus.ejs</text:p>
          </table:table-cell>
          <table:table-cell table:formula="of:=IF([.J306]=[.K306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06" calcext:value-type="float">
            <text:p>306</text:p>
          </table:table-cell>
          <table:table-cell office:value-type="string" calcext:value-type="string">
            <text:p>83.199.203.208</text:p>
          </table:table-cell>
          <table:table-cell office:value-type="float" office:value="7" calcext:value-type="float">
            <text:p>7</text:p>
          </table:table-cell>
          <table:table-cell office:value-type="float" office:value="1523384128256" calcext:value-type="float">
            <text:p>1523384128256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10 11:15:20 20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EI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imulus.ejs</text:p>
          </table:table-cell>
          <table:table-cell table:formula="of:=IF([.J307]=[.K307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07" calcext:value-type="float">
            <text:p>307</text:p>
          </table:table-cell>
          <table:table-cell office:value-type="string" calcext:value-type="string">
            <text:p>83.199.203.208</text:p>
          </table:table-cell>
          <table:table-cell office:value-type="float" office:value="30" calcext:value-type="float">
            <text:p>30</text:p>
          </table:table-cell>
          <table:table-cell office:value-type="float" office:value="1523384185562" calcext:value-type="float">
            <text:p>1523384185562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10 11:16:17 20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EI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imulus.ejs</text:p>
          </table:table-cell>
          <table:table-cell table:formula="of:=IF([.J308]=[.K308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83.199.203.208</text:p>
          </table:table-cell>
          <table:table-cell office:value-type="float" office:value="18" calcext:value-type="float">
            <text:p>18</text:p>
          </table:table-cell>
          <table:table-cell office:value-type="float" office:value="1523384306737" calcext:value-type="float">
            <text:p>1523384306737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e Apr 10 11:18:18 20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EI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imulus.ejs</text:p>
          </table:table-cell>
          <table:table-cell table:formula="of:=IF([.J309]=[.K309]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float" office:value="309" calcext:value-type="float">
            <text:p>309</text:p>
          </table:table-cell>
          <table:table-cell office:value-type="string" calcext:value-type="string">
            <text:p>83.199.203.208</text:p>
          </table:table-cell>
          <table:table-cell office:value-type="float" office:value="49" calcext:value-type="float">
            <text:p>49</text:p>
          </table:table-cell>
          <table:table-cell office:value-type="float" office:value="1523384354401" calcext:value-type="float">
            <text:p>1523384354401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10 11:19:06 20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EI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imulus.ejs</text:p>
          </table:table-cell>
          <table:table-cell table:formula="of:=IF([.J310]=[.K310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10" calcext:value-type="float">
            <text:p>310</text:p>
          </table:table-cell>
          <table:table-cell office:value-type="string" calcext:value-type="string">
            <text:p>83.199.203.208</text:p>
          </table:table-cell>
          <table:table-cell office:value-type="float" office:value="1" calcext:value-type="float">
            <text:p>1</text:p>
          </table:table-cell>
          <table:table-cell office:value-type="float" office:value="1523384471315" calcext:value-type="float">
            <text:p>1523384471315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ue Apr 10 11:21:03 20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EI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imulus.ejs</text:p>
          </table:table-cell>
          <table:table-cell table:formula="of:=IF([.J311]=[.K311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83.199.203.208</text:p>
          </table:table-cell>
          <table:table-cell office:value-type="float" office:value="33" calcext:value-type="float">
            <text:p>33</text:p>
          </table:table-cell>
          <table:table-cell office:value-type="float" office:value="1523384514220" calcext:value-type="float">
            <text:p>1523384514220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e Apr 10 11:21:46 20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EI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imulus.ejs</text:p>
          </table:table-cell>
          <table:table-cell table:formula="of:=IF([.J312]=[.K312]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float" office:value="312" calcext:value-type="float">
            <text:p>312</text:p>
          </table:table-cell>
          <table:table-cell office:value-type="string" calcext:value-type="string">
            <text:p>83.199.203.208</text:p>
          </table:table-cell>
          <table:table-cell office:value-type="float" office:value="17" calcext:value-type="float">
            <text:p>17</text:p>
          </table:table-cell>
          <table:table-cell office:value-type="float" office:value="1523384575320" calcext:value-type="float">
            <text:p>1523384575320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10 11:22:52 20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EI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imulus.ejs</text:p>
          </table:table-cell>
          <table:table-cell table:formula="of:=IF([.J313]=[.K313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13" calcext:value-type="float">
            <text:p>313</text:p>
          </table:table-cell>
          <table:table-cell office:value-type="string" calcext:value-type="string">
            <text:p>83.199.203.208</text:p>
          </table:table-cell>
          <table:table-cell office:value-type="float" office:value="46" calcext:value-type="float">
            <text:p>46</text:p>
          </table:table-cell>
          <table:table-cell office:value-type="float" office:value="1523384637982" calcext:value-type="float">
            <text:p>1523384637982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10 11:23:50 20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EI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imulus.ejs</text:p>
          </table:table-cell>
          <table:table-cell table:formula="of:=IF([.J314]=[.K314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14" calcext:value-type="float">
            <text:p>314</text:p>
          </table:table-cell>
          <table:table-cell office:value-type="string" calcext:value-type="string">
            <text:p>92.162.48.240</text:p>
          </table:table-cell>
          <table:table-cell office:value-type="string" calcext:value-type="string">
            <text:p>undefined</text:p>
          </table:table-cell>
          <table:table-cell office:value-type="float" office:value="1523429091950" calcext:value-type="float">
            <text:p>1523429091950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table:number-columns-repeated="2"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ue Apr 10 23:44:53 2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CP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ndefined</text:p>
          </table:table-cell>
          <table:table-cell table:formula="of:=IF([.J315]=[.K315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string" calcext:value-type="string">
            <text:p>92.162.48.240</text:p>
          </table:table-cell>
          <table:table-cell office:value-type="float" office:value="57" calcext:value-type="float">
            <text:p>57</text:p>
          </table:table-cell>
          <table:table-cell office:value-type="float" office:value="1523429157572" calcext:value-type="float">
            <text:p>1523429157572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ue Apr 10 23:45:59 2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CP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onfidence.ejs</text:p>
          </table:table-cell>
          <table:table-cell table:formula="of:=IF([.J316]=[.K316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16" calcext:value-type="float">
            <text:p>316</text:p>
          </table:table-cell>
          <table:table-cell office:value-type="string" calcext:value-type="string">
            <text:p>92.162.48.240</text:p>
          </table:table-cell>
          <table:table-cell office:value-type="float" office:value="58" calcext:value-type="float">
            <text:p>58</text:p>
          </table:table-cell>
          <table:table-cell office:value-type="float" office:value="1523429186084" calcext:value-type="float">
            <text:p>1523429186084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10 23:46:27 20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CP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onfidence.ejs</text:p>
          </table:table-cell>
          <table:table-cell table:formula="of:=IF([.J317]=[.K317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17" calcext:value-type="float">
            <text:p>317</text:p>
          </table:table-cell>
          <table:table-cell office:value-type="string" calcext:value-type="string">
            <text:p>92.162.48.240</text:p>
          </table:table-cell>
          <table:table-cell office:value-type="float" office:value="59" calcext:value-type="float">
            <text:p>59</text:p>
          </table:table-cell>
          <table:table-cell office:value-type="float" office:value="1523429211682" calcext:value-type="float">
            <text:p>1523429211682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10 23:46:53 20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CP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onfidence.ejs</text:p>
          </table:table-cell>
          <table:table-cell table:formula="of:=IF([.J318]=[.K318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18" calcext:value-type="float">
            <text:p>318</text:p>
          </table:table-cell>
          <table:table-cell office:value-type="string" calcext:value-type="string">
            <text:p>92.162.48.240</text:p>
          </table:table-cell>
          <table:table-cell office:value-type="float" office:value="60" calcext:value-type="float">
            <text:p>60</text:p>
          </table:table-cell>
          <table:table-cell office:value-type="float" office:value="1523429254698" calcext:value-type="float">
            <text:p>1523429254698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Apr 10 23:47:36 20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CP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onfidence.ejs</text:p>
          </table:table-cell>
          <table:table-cell table:formula="of:=IF([.J319]=[.K319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19" calcext:value-type="float">
            <text:p>319</text:p>
          </table:table-cell>
          <table:table-cell office:value-type="string" calcext:value-type="string">
            <text:p>92.162.48.240</text:p>
          </table:table-cell>
          <table:table-cell office:value-type="float" office:value="1" calcext:value-type="float">
            <text:p>1</text:p>
          </table:table-cell>
          <table:table-cell office:value-type="float" office:value="1523429293380" calcext:value-type="float">
            <text:p>1523429293380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ue Apr 10 23:48:15 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CP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timulus.ejs</text:p>
          </table:table-cell>
          <table:table-cell table:formula="of:=IF([.J320]=[.K320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20" calcext:value-type="float">
            <text:p>320</text:p>
          </table:table-cell>
          <table:table-cell office:value-type="string" calcext:value-type="string">
            <text:p>92.162.48.240</text:p>
          </table:table-cell>
          <table:table-cell office:value-type="float" office:value="32" calcext:value-type="float">
            <text:p>32</text:p>
          </table:table-cell>
          <table:table-cell office:value-type="float" office:value="1523429333378" calcext:value-type="float">
            <text:p>1523429333378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Tue Apr 10 23:48:55 20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CP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timulus.ejs</text:p>
          </table:table-cell>
          <table:table-cell table:formula="of:=IF([.J321]=[.K321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21" calcext:value-type="float">
            <text:p>321</text:p>
          </table:table-cell>
          <table:table-cell office:value-type="string" calcext:value-type="string">
            <text:p>92.162.48.240</text:p>
          </table:table-cell>
          <table:table-cell office:value-type="float" office:value="17" calcext:value-type="float">
            <text:p>17</text:p>
          </table:table-cell>
          <table:table-cell office:value-type="float" office:value="1523429380666" calcext:value-type="float">
            <text:p>1523429380666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ue Apr 10 23:49:42 20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CP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timulus.ejs</text:p>
          </table:table-cell>
          <table:table-cell table:formula="of:=IF([.J322]=[.K322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22" calcext:value-type="float">
            <text:p>322</text:p>
          </table:table-cell>
          <table:table-cell office:value-type="string" calcext:value-type="string">
            <text:p>90.73.100.67</text:p>
          </table:table-cell>
          <table:table-cell office:value-type="string" calcext:value-type="string">
            <text:p>undefined</text:p>
          </table:table-cell>
          <table:table-cell office:value-type="float" office:value="1523710515196" calcext:value-type="float">
            <text:p>1523710515196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table:number-columns-repeated="2"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Sat Apr 14 05:55:17 2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RN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ndefined</text:p>
          </table:table-cell>
          <table:table-cell table:formula="of:=IF([.J323]=[.K323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23" calcext:value-type="float">
            <text:p>323</text:p>
          </table:table-cell>
          <table:table-cell office:value-type="string" calcext:value-type="string">
            <text:p>90.73.100.67</text:p>
          </table:table-cell>
          <table:table-cell office:value-type="float" office:value="57" calcext:value-type="float">
            <text:p>57</text:p>
          </table:table-cell>
          <table:table-cell office:value-type="float" office:value="1523710550308" calcext:value-type="float">
            <text:p>1523710550308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t Apr 14 05:55:52 2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RN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nfidence.ejs</text:p>
          </table:table-cell>
          <table:table-cell table:formula="of:=IF([.J324]=[.K324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24" calcext:value-type="float">
            <text:p>324</text:p>
          </table:table-cell>
          <table:table-cell office:value-type="string" calcext:value-type="string">
            <text:p>93.26.171.0</text:p>
          </table:table-cell>
          <table:table-cell office:value-type="string" calcext:value-type="string">
            <text:p>undefined</text:p>
          </table:table-cell>
          <table:table-cell office:value-type="float" office:value="1524039986670" calcext:value-type="float">
            <text:p>1524039986670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table:number-columns-repeated="2"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Wed Apr 18 01:26:37 2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SW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ndefined</text:p>
          </table:table-cell>
          <table:table-cell table:formula="of:=IF([.J325]=[.K325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25" calcext:value-type="float">
            <text:p>325</text:p>
          </table:table-cell>
          <table:table-cell office:value-type="string" calcext:value-type="string">
            <text:p>93.26.171.0</text:p>
          </table:table-cell>
          <table:table-cell office:value-type="float" office:value="57" calcext:value-type="float">
            <text:p>57</text:p>
          </table:table-cell>
          <table:table-cell office:value-type="float" office:value="1524040074197" calcext:value-type="float">
            <text:p>1524040074197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d Apr 18 01:28:04 2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SW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nfidence.ejs</text:p>
          </table:table-cell>
          <table:table-cell table:formula="of:=IF([.J326]=[.K326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26" calcext:value-type="float">
            <text:p>326</text:p>
          </table:table-cell>
          <table:table-cell office:value-type="string" calcext:value-type="string">
            <text:p>93.26.171.0</text:p>
          </table:table-cell>
          <table:table-cell office:value-type="float" office:value="58" calcext:value-type="float">
            <text:p>58</text:p>
          </table:table-cell>
          <table:table-cell office:value-type="float" office:value="1524040117128" calcext:value-type="float">
            <text:p>1524040117128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d Apr 18 01:28:37 20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SW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nfidence.ejs</text:p>
          </table:table-cell>
          <table:table-cell table:formula="of:=IF([.J327]=[.K327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27" calcext:value-type="float">
            <text:p>327</text:p>
          </table:table-cell>
          <table:table-cell office:value-type="string" calcext:value-type="string">
            <text:p>93.26.171.0</text:p>
          </table:table-cell>
          <table:table-cell office:value-type="float" office:value="59" calcext:value-type="float">
            <text:p>59</text:p>
          </table:table-cell>
          <table:table-cell office:value-type="float" office:value="1524040146880" calcext:value-type="float">
            <text:p>1524040146880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d Apr 18 01:29:07 20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SW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nfidence.ejs</text:p>
          </table:table-cell>
          <table:table-cell table:formula="of:=IF([.J328]=[.K328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28" calcext:value-type="float">
            <text:p>328</text:p>
          </table:table-cell>
          <table:table-cell office:value-type="string" calcext:value-type="string">
            <text:p>93.26.171.0</text:p>
          </table:table-cell>
          <table:table-cell office:value-type="float" office:value="60" calcext:value-type="float">
            <text:p>60</text:p>
          </table:table-cell>
          <table:table-cell office:value-type="float" office:value="1524040206086" calcext:value-type="float">
            <text:p>1524040206086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d Apr 18 01:30:06 20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SW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nfidence.ejs</text:p>
          </table:table-cell>
          <table:table-cell table:formula="of:=IF([.J329]=[.K329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29" calcext:value-type="float">
            <text:p>329</text:p>
          </table:table-cell>
          <table:table-cell office:value-type="string" calcext:value-type="string">
            <text:p>93.26.171.0</text:p>
          </table:table-cell>
          <table:table-cell office:value-type="float" office:value="2" calcext:value-type="float">
            <text:p>2</text:p>
          </table:table-cell>
          <table:table-cell office:value-type="float" office:value="1524040239645" calcext:value-type="float">
            <text:p>1524040239645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d Apr 18 01:30:39 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SW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imulus.ejs</text:p>
          </table:table-cell>
          <table:table-cell table:formula="of:=IF([.J330]=[.K330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string" calcext:value-type="string">
            <text:p>93.26.171.0</text:p>
          </table:table-cell>
          <table:table-cell office:value-type="float" office:value="33" calcext:value-type="float">
            <text:p>33</text:p>
          </table:table-cell>
          <table:table-cell office:value-type="float" office:value="1524040288076" calcext:value-type="float">
            <text:p>1524040288076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ed Apr 18 01:31:28 20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SW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imulus.ejs</text:p>
          </table:table-cell>
          <table:table-cell table:formula="of:=IF([.J331]=[.K331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31" calcext:value-type="float">
            <text:p>331</text:p>
          </table:table-cell>
          <table:table-cell office:value-type="string" calcext:value-type="string">
            <text:p>93.26.171.0</text:p>
          </table:table-cell>
          <table:table-cell office:value-type="float" office:value="19" calcext:value-type="float">
            <text:p>19</text:p>
          </table:table-cell>
          <table:table-cell office:value-type="float" office:value="1524040335734" calcext:value-type="float">
            <text:p>1524040335734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d Apr 18 01:32:16 20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SW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imulus.ejs</text:p>
          </table:table-cell>
          <table:table-cell table:formula="of:=IF([.J332]=[.K332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32" calcext:value-type="float">
            <text:p>332</text:p>
          </table:table-cell>
          <table:table-cell office:value-type="string" calcext:value-type="string">
            <text:p>93.26.171.0</text:p>
          </table:table-cell>
          <table:table-cell office:value-type="float" office:value="44" calcext:value-type="float">
            <text:p>44</text:p>
          </table:table-cell>
          <table:table-cell office:value-type="float" office:value="1524040400379" calcext:value-type="float">
            <text:p>1524040400379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ed Apr 18 01:33:20 20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SW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imulus.ejs</text:p>
          </table:table-cell>
          <table:table-cell table:formula="of:=IF([.J333]=[.K333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33" calcext:value-type="float">
            <text:p>333</text:p>
          </table:table-cell>
          <table:table-cell office:value-type="string" calcext:value-type="string">
            <text:p>93.26.171.0</text:p>
          </table:table-cell>
          <table:table-cell office:value-type="float" office:value="5" calcext:value-type="float">
            <text:p>5</text:p>
          </table:table-cell>
          <table:table-cell office:value-type="float" office:value="1524040449181" calcext:value-type="float">
            <text:p>1524040449181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d Apr 18 01:34:09 20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SW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imulus.ejs</text:p>
          </table:table-cell>
          <table:table-cell table:formula="of:=IF([.J334]=[.K334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93.26.171.0</text:p>
          </table:table-cell>
          <table:table-cell office:value-type="float" office:value="30" calcext:value-type="float">
            <text:p>30</text:p>
          </table:table-cell>
          <table:table-cell office:value-type="float" office:value="1524040485716" calcext:value-type="float">
            <text:p>1524040485716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d Apr 18 01:34:46 20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SW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imulus.ejs</text:p>
          </table:table-cell>
          <table:table-cell table:formula="of:=IF([.J335]=[.K335]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float" office:value="335" calcext:value-type="float">
            <text:p>335</text:p>
          </table:table-cell>
          <table:table-cell office:value-type="string" calcext:value-type="string">
            <text:p>93.26.171.0</text:p>
          </table:table-cell>
          <table:table-cell office:value-type="float" office:value="17" calcext:value-type="float">
            <text:p>17</text:p>
          </table:table-cell>
          <table:table-cell office:value-type="float" office:value="1524040510862" calcext:value-type="float">
            <text:p>1524040510862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d Apr 18 01:35:11 20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SW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imulus.ejs</text:p>
          </table:table-cell>
          <table:table-cell table:formula="of:=IF([.J336]=[.K336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36" calcext:value-type="float">
            <text:p>336</text:p>
          </table:table-cell>
          <table:table-cell office:value-type="string" calcext:value-type="string">
            <text:p>93.26.171.0</text:p>
          </table:table-cell>
          <table:table-cell office:value-type="float" office:value="47" calcext:value-type="float">
            <text:p>47</text:p>
          </table:table-cell>
          <table:table-cell office:value-type="float" office:value="1524040540808" calcext:value-type="float">
            <text:p>1524040540808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d Apr 18 01:35:41 20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SW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imulus.ejs</text:p>
          </table:table-cell>
          <table:table-cell table:formula="of:=IF([.J337]=[.K337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string" calcext:value-type="string">
            <text:p>93.26.171.0</text:p>
          </table:table-cell>
          <table:table-cell office:value-type="float" office:value="3" calcext:value-type="float">
            <text:p>3</text:p>
          </table:table-cell>
          <table:table-cell office:value-type="float" office:value="1524040562398" calcext:value-type="float">
            <text:p>1524040562398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d Apr 18 01:36:02 20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SW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imulus.ejs</text:p>
          </table:table-cell>
          <table:table-cell table:formula="of:=IF([.J338]=[.K338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93.26.171.0</text:p>
          </table:table-cell>
          <table:table-cell office:value-type="float" office:value="32" calcext:value-type="float">
            <text:p>32</text:p>
          </table:table-cell>
          <table:table-cell office:value-type="float" office:value="1524040596382" calcext:value-type="float">
            <text:p>1524040596382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d Apr 18 01:36:36 20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SW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imulus.ejs</text:p>
          </table:table-cell>
          <table:table-cell table:formula="of:=IF([.J339]=[.K339]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float" office:value="339" calcext:value-type="float">
            <text:p>339</text:p>
          </table:table-cell>
          <table:table-cell office:value-type="string" calcext:value-type="string">
            <text:p>93.26.171.0</text:p>
          </table:table-cell>
          <table:table-cell office:value-type="float" office:value="16" calcext:value-type="float">
            <text:p>16</text:p>
          </table:table-cell>
          <table:table-cell office:value-type="float" office:value="1524040622021" calcext:value-type="float">
            <text:p>1524040622021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d Apr 18 01:37:02 20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SW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imulus.ejs</text:p>
          </table:table-cell>
          <table:table-cell table:formula="of:=IF([.J340]=[.K340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40" calcext:value-type="float">
            <text:p>340</text:p>
          </table:table-cell>
          <table:table-cell office:value-type="string" calcext:value-type="string">
            <text:p>93.26.171.0</text:p>
          </table:table-cell>
          <table:table-cell office:value-type="float" office:value="48" calcext:value-type="float">
            <text:p>48</text:p>
          </table:table-cell>
          <table:table-cell office:value-type="float" office:value="1524040652642" calcext:value-type="float">
            <text:p>1524040652642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d Apr 18 01:37:32 20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SW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imulus.ejs</text:p>
          </table:table-cell>
          <table:table-cell table:formula="of:=IF([.J341]=[.K341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41" calcext:value-type="float">
            <text:p>341</text:p>
          </table:table-cell>
          <table:table-cell office:value-type="string" calcext:value-type="string">
            <text:p>93.26.171.0</text:p>
          </table:table-cell>
          <table:table-cell office:value-type="float" office:value="4" calcext:value-type="float">
            <text:p>4</text:p>
          </table:table-cell>
          <table:table-cell office:value-type="float" office:value="1524040679136" calcext:value-type="float">
            <text:p>1524040679136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d Apr 18 01:37:59 20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SW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imulus.ejs</text:p>
          </table:table-cell>
          <table:table-cell table:formula="of:=IF([.J342]=[.K342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office:value-type="string" calcext:value-type="string">
            <text:p>93.26.171.0</text:p>
          </table:table-cell>
          <table:table-cell office:value-type="float" office:value="31" calcext:value-type="float">
            <text:p>31</text:p>
          </table:table-cell>
          <table:table-cell office:value-type="float" office:value="1524040713668" calcext:value-type="float">
            <text:p>1524040713668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d Apr 18 01:38:33 20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SW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imulus.ejs</text:p>
          </table:table-cell>
          <table:table-cell table:formula="of:=IF([.J343]=[.K343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43" calcext:value-type="float">
            <text:p>343</text:p>
          </table:table-cell>
          <table:table-cell office:value-type="string" calcext:value-type="string">
            <text:p>93.26.171.0</text:p>
          </table:table-cell>
          <table:table-cell office:value-type="float" office:value="15" calcext:value-type="float">
            <text:p>15</text:p>
          </table:table-cell>
          <table:table-cell office:value-type="float" office:value="1524040735113" calcext:value-type="float">
            <text:p>1524040735113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d Apr 18 01:38:55 20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SW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imulus.ejs</text:p>
          </table:table-cell>
          <table:table-cell table:formula="of:=IF([.J344]=[.K344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44" calcext:value-type="float">
            <text:p>344</text:p>
          </table:table-cell>
          <table:table-cell office:value-type="string" calcext:value-type="string">
            <text:p>93.26.171.0</text:p>
          </table:table-cell>
          <table:table-cell office:value-type="float" office:value="45" calcext:value-type="float">
            <text:p>45</text:p>
          </table:table-cell>
          <table:table-cell office:value-type="float" office:value="1524040767762" calcext:value-type="float">
            <text:p>1524040767762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d Apr 18 01:39:28 20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SW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imulus.ejs</text:p>
          </table:table-cell>
          <table:table-cell table:formula="of:=IF([.J345]=[.K345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string" calcext:value-type="string">
            <text:p>93.26.171.0</text:p>
          </table:table-cell>
          <table:table-cell office:value-type="float" office:value="6" calcext:value-type="float">
            <text:p>6</text:p>
          </table:table-cell>
          <table:table-cell office:value-type="float" office:value="1524040806557" calcext:value-type="float">
            <text:p>1524040806557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d Apr 18 01:40:06 20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SW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imulus.ejs</text:p>
          </table:table-cell>
          <table:table-cell table:formula="of:=IF([.J346]=[.K346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46" calcext:value-type="float">
            <text:p>346</text:p>
          </table:table-cell>
          <table:table-cell office:value-type="string" calcext:value-type="string">
            <text:p>93.26.171.0</text:p>
          </table:table-cell>
          <table:table-cell office:value-type="float" office:value="34" calcext:value-type="float">
            <text:p>34</text:p>
          </table:table-cell>
          <table:table-cell office:value-type="float" office:value="1524040825634" calcext:value-type="float">
            <text:p>1524040825634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d Apr 18 01:40:26 20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SW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imulus.ejs</text:p>
          </table:table-cell>
          <table:table-cell table:formula="of:=IF([.J347]=[.K347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47" calcext:value-type="float">
            <text:p>347</text:p>
          </table:table-cell>
          <table:table-cell office:value-type="string" calcext:value-type="string">
            <text:p>93.26.171.0</text:p>
          </table:table-cell>
          <table:table-cell office:value-type="float" office:value="21" calcext:value-type="float">
            <text:p>21</text:p>
          </table:table-cell>
          <table:table-cell office:value-type="float" office:value="1524040858695" calcext:value-type="float">
            <text:p>1524040858695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d Apr 18 01:40:58 20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SW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imulus.ejs</text:p>
          </table:table-cell>
          <table:table-cell table:formula="of:=IF([.J348]=[.K348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48" calcext:value-type="float">
            <text:p>348</text:p>
          </table:table-cell>
          <table:table-cell office:value-type="string" calcext:value-type="string">
            <text:p>93.26.171.0</text:p>
          </table:table-cell>
          <table:table-cell office:value-type="float" office:value="43" calcext:value-type="float">
            <text:p>43</text:p>
          </table:table-cell>
          <table:table-cell office:value-type="float" office:value="1524040884722" calcext:value-type="float">
            <text:p>1524040884722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d Apr 18 01:41:25 20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SW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imulus.ejs</text:p>
          </table:table-cell>
          <table:table-cell table:formula="of:=IF([.J349]=[.K349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49" calcext:value-type="float">
            <text:p>349</text:p>
          </table:table-cell>
          <table:table-cell office:value-type="string" calcext:value-type="string">
            <text:p>93.26.171.0</text:p>
          </table:table-cell>
          <table:table-cell office:value-type="float" office:value="7" calcext:value-type="float">
            <text:p>7</text:p>
          </table:table-cell>
          <table:table-cell office:value-type="float" office:value="1524040904801" calcext:value-type="float">
            <text:p>1524040904801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d Apr 18 01:41:45 20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SW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imulus.ejs</text:p>
          </table:table-cell>
          <table:table-cell table:formula="of:=IF([.J350]=[.K350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93.26.171.0</text:p>
          </table:table-cell>
          <table:table-cell office:value-type="float" office:value="29" calcext:value-type="float">
            <text:p>29</text:p>
          </table:table-cell>
          <table:table-cell office:value-type="float" office:value="1524040928952" calcext:value-type="float">
            <text:p>1524040928952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d Apr 18 01:42:09 20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SW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imulus.ejs</text:p>
          </table:table-cell>
          <table:table-cell table:formula="of:=IF([.J351]=[.K351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51" calcext:value-type="float">
            <text:p>351</text:p>
          </table:table-cell>
          <table:table-cell office:value-type="string" calcext:value-type="string">
            <text:p>93.26.171.0</text:p>
          </table:table-cell>
          <table:table-cell office:value-type="float" office:value="20" calcext:value-type="float">
            <text:p>20</text:p>
          </table:table-cell>
          <table:table-cell office:value-type="float" office:value="1524040955152" calcext:value-type="float">
            <text:p>1524040955152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d Apr 18 01:42:35 20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SW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imulus.ejs</text:p>
          </table:table-cell>
          <table:table-cell table:formula="of:=IF([.J352]=[.K352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52" calcext:value-type="float">
            <text:p>352</text:p>
          </table:table-cell>
          <table:table-cell office:value-type="string" calcext:value-type="string">
            <text:p>93.26.171.0</text:p>
          </table:table-cell>
          <table:table-cell office:value-type="float" office:value="46" calcext:value-type="float">
            <text:p>46</text:p>
          </table:table-cell>
          <table:table-cell office:value-type="float" office:value="1524040981616" calcext:value-type="float">
            <text:p>1524040981616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d Apr 18 01:43:01 20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SW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imulus.ejs</text:p>
          </table:table-cell>
          <table:table-cell table:formula="of:=IF([.J353]=[.K353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53" calcext:value-type="float">
            <text:p>353</text:p>
          </table:table-cell>
          <table:table-cell office:value-type="string" calcext:value-type="string">
            <text:p>93.26.171.0</text:p>
          </table:table-cell>
          <table:table-cell office:value-type="float" office:value="1" calcext:value-type="float">
            <text:p>1</text:p>
          </table:table-cell>
          <table:table-cell office:value-type="float" office:value="1524041000054" calcext:value-type="float">
            <text:p>1524041000054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d Apr 18 01:43:20 20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SW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imulus.ejs</text:p>
          </table:table-cell>
          <table:table-cell table:formula="of:=IF([.J354]=[.K354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54" calcext:value-type="float">
            <text:p>354</text:p>
          </table:table-cell>
          <table:table-cell office:value-type="string" calcext:value-type="string">
            <text:p>93.26.171.0</text:p>
          </table:table-cell>
          <table:table-cell office:value-type="float" office:value="35" calcext:value-type="float">
            <text:p>35</text:p>
          </table:table-cell>
          <table:table-cell office:value-type="float" office:value="1524041030101" calcext:value-type="float">
            <text:p>1524041030101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d Apr 18 01:43:50 20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SW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imulus.ejs</text:p>
          </table:table-cell>
          <table:table-cell table:formula="of:=IF([.J355]=[.K355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55" calcext:value-type="float">
            <text:p>355</text:p>
          </table:table-cell>
          <table:table-cell office:value-type="string" calcext:value-type="string">
            <text:p>93.26.171.0</text:p>
          </table:table-cell>
          <table:table-cell office:value-type="float" office:value="18" calcext:value-type="float">
            <text:p>18</text:p>
          </table:table-cell>
          <table:table-cell office:value-type="float" office:value="1524041058003" calcext:value-type="float">
            <text:p>1524041058003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d Apr 18 01:44:18 20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SW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imulus.ejs</text:p>
          </table:table-cell>
          <table:table-cell table:formula="of:=IF([.J356]=[.K356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56" calcext:value-type="float">
            <text:p>356</text:p>
          </table:table-cell>
          <table:table-cell office:value-type="string" calcext:value-type="string">
            <text:p>93.26.171.0</text:p>
          </table:table-cell>
          <table:table-cell office:value-type="float" office:value="49" calcext:value-type="float">
            <text:p>49</text:p>
          </table:table-cell>
          <table:table-cell office:value-type="float" office:value="1524041078492" calcext:value-type="float">
            <text:p>1524041078492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d Apr 18 01:44:38 20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SW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imulus.ejs</text:p>
          </table:table-cell>
          <table:table-cell table:formula="of:=IF([.J357]=[.K357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57" calcext:value-type="float">
            <text:p>357</text:p>
          </table:table-cell>
          <table:table-cell office:value-type="string" calcext:value-type="string">
            <text:p>45.33.135.105</text:p>
          </table:table-cell>
          <table:table-cell office:value-type="string" calcext:value-type="string">
            <text:p>undefined</text:p>
          </table:table-cell>
          <table:table-cell office:value-type="float" office:value="1524042535860" calcext:value-type="float">
            <text:p>1524042535860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table:number-columns-repeated="2"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Wed Apr 18 02:08:56 2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B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ndefined</text:p>
          </table:table-cell>
          <table:table-cell table:formula="of:=IF([.J358]=[.K358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58" calcext:value-type="float">
            <text:p>358</text:p>
          </table:table-cell>
          <table:table-cell office:value-type="string" calcext:value-type="string">
            <text:p>45.33.135.105</text:p>
          </table:table-cell>
          <table:table-cell office:value-type="float" office:value="57" calcext:value-type="float">
            <text:p>57</text:p>
          </table:table-cell>
          <table:table-cell office:value-type="float" office:value="1524042560499" calcext:value-type="float">
            <text:p>1524042560499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d Apr 18 02:09:20 2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B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fidence.ejs</text:p>
          </table:table-cell>
          <table:table-cell table:formula="of:=IF([.J359]=[.K359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59" calcext:value-type="float">
            <text:p>359</text:p>
          </table:table-cell>
          <table:table-cell office:value-type="string" calcext:value-type="string">
            <text:p>45.33.135.105</text:p>
          </table:table-cell>
          <table:table-cell office:value-type="float" office:value="58" calcext:value-type="float">
            <text:p>58</text:p>
          </table:table-cell>
          <table:table-cell office:value-type="float" office:value="1524042573330" calcext:value-type="float">
            <text:p>1524042573330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d Apr 18 02:09:33 20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B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fidence.ejs</text:p>
          </table:table-cell>
          <table:table-cell table:formula="of:=IF([.J360]=[.K360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60" calcext:value-type="float">
            <text:p>360</text:p>
          </table:table-cell>
          <table:table-cell office:value-type="string" calcext:value-type="string">
            <text:p>45.33.135.105</text:p>
          </table:table-cell>
          <table:table-cell office:value-type="float" office:value="59" calcext:value-type="float">
            <text:p>59</text:p>
          </table:table-cell>
          <table:table-cell office:value-type="float" office:value="1524042587488" calcext:value-type="float">
            <text:p>1524042587488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d Apr 18 02:09:47 20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B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fidence.ejs</text:p>
          </table:table-cell>
          <table:table-cell table:formula="of:=IF([.J361]=[.K361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61" calcext:value-type="float">
            <text:p>361</text:p>
          </table:table-cell>
          <table:table-cell office:value-type="string" calcext:value-type="string">
            <text:p>45.33.135.105</text:p>
          </table:table-cell>
          <table:table-cell office:value-type="float" office:value="60" calcext:value-type="float">
            <text:p>60</text:p>
          </table:table-cell>
          <table:table-cell office:value-type="float" office:value="1524042604474" calcext:value-type="float">
            <text:p>1524042604474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d Apr 18 02:10:04 20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B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fidence.ejs</text:p>
          </table:table-cell>
          <table:table-cell table:formula="of:=IF([.J362]=[.K362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62" calcext:value-type="float">
            <text:p>362</text:p>
          </table:table-cell>
          <table:table-cell office:value-type="string" calcext:value-type="string">
            <text:p>45.33.135.105</text:p>
          </table:table-cell>
          <table:table-cell office:value-type="float" office:value="2" calcext:value-type="float">
            <text:p>2</text:p>
          </table:table-cell>
          <table:table-cell office:value-type="float" office:value="1524042638073" calcext:value-type="float">
            <text:p>1524042638073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ed Apr 18 02:10:38 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B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imulus.ejs</text:p>
          </table:table-cell>
          <table:table-cell table:formula="of:=IF([.J363]=[.K363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63" calcext:value-type="float">
            <text:p>363</text:p>
          </table:table-cell>
          <table:table-cell office:value-type="string" calcext:value-type="string">
            <text:p>176.185.128.28</text:p>
          </table:table-cell>
          <table:table-cell office:value-type="string" calcext:value-type="string">
            <text:p>undefined</text:p>
          </table:table-cell>
          <table:table-cell office:value-type="float" office:value="1524068986189" calcext:value-type="float">
            <text:p>1524068986189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table:number-columns-repeated="2"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Wed Apr 18 09:29:46 2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XL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ndefined</text:p>
          </table:table-cell>
          <table:table-cell table:formula="of:=IF([.J364]=[.K364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64" calcext:value-type="float">
            <text:p>364</text:p>
          </table:table-cell>
          <table:table-cell office:value-type="string" calcext:value-type="string">
            <text:p>82.237.56.51</text:p>
          </table:table-cell>
          <table:table-cell office:value-type="string" calcext:value-type="string">
            <text:p>undefined</text:p>
          </table:table-cell>
          <table:table-cell office:value-type="float" office:value="1524083568497" calcext:value-type="float">
            <text:p>1524083568497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table:number-columns-repeated="2"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Wed Apr 18 13:32:48 2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TR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ndefined</text:p>
          </table:table-cell>
          <table:table-cell table:formula="of:=IF([.J365]=[.K365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65" calcext:value-type="float">
            <text:p>365</text:p>
          </table:table-cell>
          <table:table-cell office:value-type="string" calcext:value-type="string">
            <text:p>82.237.56.51</text:p>
          </table:table-cell>
          <table:table-cell office:value-type="float" office:value="57" calcext:value-type="float">
            <text:p>57</text:p>
          </table:table-cell>
          <table:table-cell office:value-type="float" office:value="1524083607960" calcext:value-type="float">
            <text:p>1524083607960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d Apr 18 13:33:27 2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TR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nfidence.ejs</text:p>
          </table:table-cell>
          <table:table-cell table:formula="of:=IF([.J366]=[.K366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66" calcext:value-type="float">
            <text:p>366</text:p>
          </table:table-cell>
          <table:table-cell office:value-type="string" calcext:value-type="string">
            <text:p>82.237.56.51</text:p>
          </table:table-cell>
          <table:table-cell office:value-type="float" office:value="58" calcext:value-type="float">
            <text:p>58</text:p>
          </table:table-cell>
          <table:table-cell office:value-type="float" office:value="1524083639457" calcext:value-type="float">
            <text:p>1524083639457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d Apr 18 13:33:59 20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TR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nfidence.ejs</text:p>
          </table:table-cell>
          <table:table-cell table:formula="of:=IF([.J367]=[.K367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67" calcext:value-type="float">
            <text:p>367</text:p>
          </table:table-cell>
          <table:table-cell office:value-type="string" calcext:value-type="string">
            <text:p>46.193.0.165</text:p>
          </table:table-cell>
          <table:table-cell office:value-type="string" calcext:value-type="string">
            <text:p>undefined</text:p>
          </table:table-cell>
          <table:table-cell office:value-type="float" office:value="1524507284821" calcext:value-type="float">
            <text:p>1524507284821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table:number-columns-repeated="2"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on Apr 23 11:14:44 2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BB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undefined</text:p>
          </table:table-cell>
          <table:table-cell table:formula="of:=IF([.J368]=[.K368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68" calcext:value-type="float">
            <text:p>368</text:p>
          </table:table-cell>
          <table:table-cell office:value-type="string" calcext:value-type="string">
            <text:p>46.193.0.165</text:p>
          </table:table-cell>
          <table:table-cell office:value-type="float" office:value="57" calcext:value-type="float">
            <text:p>57</text:p>
          </table:table-cell>
          <table:table-cell office:value-type="float" office:value="1524507305836" calcext:value-type="float">
            <text:p>1524507305836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23 11:15:05 2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BB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onfidence.ejs</text:p>
          </table:table-cell>
          <table:table-cell table:formula="of:=IF([.J369]=[.K369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69" calcext:value-type="float">
            <text:p>369</text:p>
          </table:table-cell>
          <table:table-cell office:value-type="string" calcext:value-type="string">
            <text:p>46.193.0.165</text:p>
          </table:table-cell>
          <table:table-cell office:value-type="float" office:value="58" calcext:value-type="float">
            <text:p>58</text:p>
          </table:table-cell>
          <table:table-cell office:value-type="float" office:value="1524507324820" calcext:value-type="float">
            <text:p>1524507324820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23 11:15:24 20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BB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onfidence.ejs</text:p>
          </table:table-cell>
          <table:table-cell table:formula="of:=IF([.J370]=[.K370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70" calcext:value-type="float">
            <text:p>370</text:p>
          </table:table-cell>
          <table:table-cell office:value-type="string" calcext:value-type="string">
            <text:p>46.193.0.165</text:p>
          </table:table-cell>
          <table:table-cell office:value-type="float" office:value="59" calcext:value-type="float">
            <text:p>59</text:p>
          </table:table-cell>
          <table:table-cell office:value-type="float" office:value="1524507345100" calcext:value-type="float">
            <text:p>1524507345100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23 11:15:44 20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BB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onfidence.ejs</text:p>
          </table:table-cell>
          <table:table-cell table:formula="of:=IF([.J371]=[.K371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71" calcext:value-type="float">
            <text:p>371</text:p>
          </table:table-cell>
          <table:table-cell office:value-type="string" calcext:value-type="string">
            <text:p>46.193.0.165</text:p>
          </table:table-cell>
          <table:table-cell office:value-type="float" office:value="60" calcext:value-type="float">
            <text:p>60</text:p>
          </table:table-cell>
          <table:table-cell office:value-type="float" office:value="1524507367683" calcext:value-type="float">
            <text:p>1524507367683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n Apr 23 11:16:07 20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ZBB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onfidence.ejs</text:p>
          </table:table-cell>
          <table:table-cell table:formula="of:=IF([.J372]=[.K372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72" calcext:value-type="float">
            <text:p>372</text:p>
          </table:table-cell>
          <table:table-cell office:value-type="string" calcext:value-type="string">
            <text:p>46.193.0.165</text:p>
          </table:table-cell>
          <table:table-cell office:value-type="float" office:value="2" calcext:value-type="float">
            <text:p>2</text:p>
          </table:table-cell>
          <table:table-cell office:value-type="float" office:value="1524507386061" calcext:value-type="float">
            <text:p>1524507386061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n Apr 23 11:16:25 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ZBB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timulus.ejs</text:p>
          </table:table-cell>
          <table:table-cell table:formula="of:=IF([.J373]=[.K373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73" calcext:value-type="float">
            <text:p>373</text:p>
          </table:table-cell>
          <table:table-cell office:value-type="string" calcext:value-type="string">
            <text:p>46.193.0.165</text:p>
          </table:table-cell>
          <table:table-cell office:value-type="float" office:value="29" calcext:value-type="float">
            <text:p>29</text:p>
          </table:table-cell>
          <table:table-cell office:value-type="float" office:value="1524507410764" calcext:value-type="float">
            <text:p>1524507410764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Mon Apr 23 11:16:50 20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BB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timulus.ejs</text:p>
          </table:table-cell>
          <table:table-cell table:formula="of:=IF([.J374]=[.K374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74" calcext:value-type="float">
            <text:p>374</text:p>
          </table:table-cell>
          <table:table-cell office:value-type="string" calcext:value-type="string">
            <text:p>46.193.0.165</text:p>
          </table:table-cell>
          <table:table-cell office:value-type="float" office:value="17" calcext:value-type="float">
            <text:p>17</text:p>
          </table:table-cell>
          <table:table-cell office:value-type="float" office:value="1524507430708" calcext:value-type="float">
            <text:p>1524507430708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23 11:17:10 20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ZBB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timulus.ejs</text:p>
          </table:table-cell>
          <table:table-cell table:formula="of:=IF([.J375]=[.K375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75" calcext:value-type="float">
            <text:p>375</text:p>
          </table:table-cell>
          <table:table-cell office:value-type="string" calcext:value-type="string">
            <text:p>46.193.0.165</text:p>
          </table:table-cell>
          <table:table-cell office:value-type="float" office:value="46" calcext:value-type="float">
            <text:p>46</text:p>
          </table:table-cell>
          <table:table-cell office:value-type="float" office:value="1524507449868" calcext:value-type="float">
            <text:p>1524507449868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on Apr 23 11:17:29 20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ZBB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timulus.ejs</text:p>
          </table:table-cell>
          <table:table-cell table:formula="of:=IF([.J376]=[.K376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76" calcext:value-type="float">
            <text:p>376</text:p>
          </table:table-cell>
          <table:table-cell office:value-type="string" calcext:value-type="string">
            <text:p>46.193.0.165</text:p>
          </table:table-cell>
          <table:table-cell office:value-type="float" office:value="3" calcext:value-type="float">
            <text:p>3</text:p>
          </table:table-cell>
          <table:table-cell office:value-type="float" office:value="1524507462068" calcext:value-type="float">
            <text:p>1524507462068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23 11:17:41 20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ZBB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timulus.ejs</text:p>
          </table:table-cell>
          <table:table-cell table:formula="of:=IF([.J377]=[.K377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77" calcext:value-type="float">
            <text:p>377</text:p>
          </table:table-cell>
          <table:table-cell office:value-type="string" calcext:value-type="string">
            <text:p>46.193.0.165</text:p>
          </table:table-cell>
          <table:table-cell office:value-type="float" office:value="35" calcext:value-type="float">
            <text:p>35</text:p>
          </table:table-cell>
          <table:table-cell office:value-type="float" office:value="1524507478156" calcext:value-type="float">
            <text:p>1524507478156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23 11:17:57 20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ZBB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timulus.ejs</text:p>
          </table:table-cell>
          <table:table-cell table:formula="of:=IF([.J378]=[.K378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78" calcext:value-type="float">
            <text:p>378</text:p>
          </table:table-cell>
          <table:table-cell office:value-type="string" calcext:value-type="string">
            <text:p>46.193.0.165</text:p>
          </table:table-cell>
          <table:table-cell office:value-type="float" office:value="16" calcext:value-type="float">
            <text:p>16</text:p>
          </table:table-cell>
          <table:table-cell office:value-type="float" office:value="1524507494524" calcext:value-type="float">
            <text:p>1524507494524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23 11:18:14 20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ZBB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timulus.ejs</text:p>
          </table:table-cell>
          <table:table-cell table:formula="of:=IF([.J379]=[.K379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79" calcext:value-type="float">
            <text:p>379</text:p>
          </table:table-cell>
          <table:table-cell office:value-type="string" calcext:value-type="string">
            <text:p>46.193.0.165</text:p>
          </table:table-cell>
          <table:table-cell office:value-type="float" office:value="43" calcext:value-type="float">
            <text:p>43</text:p>
          </table:table-cell>
          <table:table-cell office:value-type="float" office:value="1524507507964" calcext:value-type="float">
            <text:p>1524507507964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23 11:18:27 20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ZBB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timulus.ejs</text:p>
          </table:table-cell>
          <table:table-cell table:formula="of:=IF([.J380]=[.K380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80" calcext:value-type="float">
            <text:p>380</text:p>
          </table:table-cell>
          <table:table-cell office:value-type="string" calcext:value-type="string">
            <text:p>46.193.0.165</text:p>
          </table:table-cell>
          <table:table-cell office:value-type="float" office:value="7" calcext:value-type="float">
            <text:p>7</text:p>
          </table:table-cell>
          <table:table-cell office:value-type="float" office:value="1524507526180" calcext:value-type="float">
            <text:p>1524507526180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n Apr 23 11:18:45 20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BB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timulus.ejs</text:p>
          </table:table-cell>
          <table:table-cell table:formula="of:=IF([.J381]=[.K381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81" calcext:value-type="float">
            <text:p>381</text:p>
          </table:table-cell>
          <table:table-cell office:value-type="string" calcext:value-type="string">
            <text:p>46.193.0.165</text:p>
          </table:table-cell>
          <table:table-cell office:value-type="float" office:value="34" calcext:value-type="float">
            <text:p>34</text:p>
          </table:table-cell>
          <table:table-cell office:value-type="float" office:value="1524507543452" calcext:value-type="float">
            <text:p>1524507543452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on Apr 23 11:19:02 20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ZBB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timulus.ejs</text:p>
          </table:table-cell>
          <table:table-cell table:formula="of:=IF([.J382]=[.K382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46.193.0.165</text:p>
          </table:table-cell>
          <table:table-cell office:value-type="float" office:value="18" calcext:value-type="float">
            <text:p>18</text:p>
          </table:table-cell>
          <table:table-cell office:value-type="float" office:value="1524507565468" calcext:value-type="float">
            <text:p>1524507565468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 Apr 23 11:19:25 20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ZBB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timulus.ejs</text:p>
          </table:table-cell>
          <table:table-cell table:formula="of:=IF([.J383]=[.K383]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float" office:value="383" calcext:value-type="float">
            <text:p>383</text:p>
          </table:table-cell>
          <table:table-cell office:value-type="string" calcext:value-type="string">
            <text:p>46.193.0.165</text:p>
          </table:table-cell>
          <table:table-cell office:value-type="float" office:value="44" calcext:value-type="float">
            <text:p>44</text:p>
          </table:table-cell>
          <table:table-cell office:value-type="float" office:value="1524507583501" calcext:value-type="float">
            <text:p>1524507583501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on Apr 23 11:19:42 20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ZBB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timulus.ejs</text:p>
          </table:table-cell>
          <table:table-cell table:formula="of:=IF([.J384]=[.K384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84" calcext:value-type="float">
            <text:p>384</text:p>
          </table:table-cell>
          <table:table-cell office:value-type="string" calcext:value-type="string">
            <text:p>46.193.0.165</text:p>
          </table:table-cell>
          <table:table-cell office:value-type="float" office:value="1" calcext:value-type="float">
            <text:p>1</text:p>
          </table:table-cell>
          <table:table-cell office:value-type="float" office:value="1524507594052" calcext:value-type="float">
            <text:p>1524507594052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23 11:19:53 20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ZBB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timulus.ejs</text:p>
          </table:table-cell>
          <table:table-cell table:formula="of:=IF([.J385]=[.K385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85" calcext:value-type="float">
            <text:p>385</text:p>
          </table:table-cell>
          <table:table-cell office:value-type="string" calcext:value-type="string">
            <text:p>46.193.0.165</text:p>
          </table:table-cell>
          <table:table-cell office:value-type="float" office:value="31" calcext:value-type="float">
            <text:p>31</text:p>
          </table:table-cell>
          <table:table-cell office:value-type="float" office:value="1524507609915" calcext:value-type="float">
            <text:p>1524507609915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23 11:20:09 20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ZBB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timulus.ejs</text:p>
          </table:table-cell>
          <table:table-cell table:formula="of:=IF([.J386]=[.K386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86" calcext:value-type="float">
            <text:p>386</text:p>
          </table:table-cell>
          <table:table-cell office:value-type="string" calcext:value-type="string">
            <text:p>46.193.0.165</text:p>
          </table:table-cell>
          <table:table-cell office:value-type="float" office:value="21" calcext:value-type="float">
            <text:p>21</text:p>
          </table:table-cell>
          <table:table-cell office:value-type="float" office:value="1524507626820" calcext:value-type="float">
            <text:p>1524507626820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23 11:20:26 20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ZBB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timulus.ejs</text:p>
          </table:table-cell>
          <table:table-cell table:formula="of:=IF([.J387]=[.K387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87" calcext:value-type="float">
            <text:p>387</text:p>
          </table:table-cell>
          <table:table-cell office:value-type="string" calcext:value-type="string">
            <text:p>46.193.0.165</text:p>
          </table:table-cell>
          <table:table-cell office:value-type="float" office:value="49" calcext:value-type="float">
            <text:p>49</text:p>
          </table:table-cell>
          <table:table-cell office:value-type="float" office:value="1524507642083" calcext:value-type="float">
            <text:p>1524507642083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on Apr 23 11:20:41 20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ZBB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timulus.ejs</text:p>
          </table:table-cell>
          <table:table-cell table:formula="of:=IF([.J388]=[.K388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88" calcext:value-type="float">
            <text:p>388</text:p>
          </table:table-cell>
          <table:table-cell office:value-type="string" calcext:value-type="string">
            <text:p>46.193.0.165</text:p>
          </table:table-cell>
          <table:table-cell office:value-type="float" office:value="4" calcext:value-type="float">
            <text:p>4</text:p>
          </table:table-cell>
          <table:table-cell office:value-type="float" office:value="1524507654116" calcext:value-type="float">
            <text:p>1524507654116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23 11:20:53 20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ZBB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timulus.ejs</text:p>
          </table:table-cell>
          <table:table-cell table:formula="of:=IF([.J389]=[.K389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89" calcext:value-type="float">
            <text:p>389</text:p>
          </table:table-cell>
          <table:table-cell office:value-type="string" calcext:value-type="string">
            <text:p>46.193.0.165</text:p>
          </table:table-cell>
          <table:table-cell office:value-type="float" office:value="30" calcext:value-type="float">
            <text:p>30</text:p>
          </table:table-cell>
          <table:table-cell office:value-type="float" office:value="1524507666779" calcext:value-type="float">
            <text:p>1524507666779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on Apr 23 11:21:06 20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ZBB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timulus.ejs</text:p>
          </table:table-cell>
          <table:table-cell table:formula="of:=IF([.J390]=[.K390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90" calcext:value-type="float">
            <text:p>390</text:p>
          </table:table-cell>
          <table:table-cell office:value-type="string" calcext:value-type="string">
            <text:p>46.193.0.165</text:p>
          </table:table-cell>
          <table:table-cell office:value-type="float" office:value="15" calcext:value-type="float">
            <text:p>15</text:p>
          </table:table-cell>
          <table:table-cell office:value-type="float" office:value="1524507679780" calcext:value-type="float">
            <text:p>1524507679780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on Apr 23 11:21:19 20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ZBB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timulus.ejs</text:p>
          </table:table-cell>
          <table:table-cell table:formula="of:=IF([.J391]=[.K391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91" calcext:value-type="float">
            <text:p>391</text:p>
          </table:table-cell>
          <table:table-cell office:value-type="string" calcext:value-type="string">
            <text:p>46.193.0.165</text:p>
          </table:table-cell>
          <table:table-cell office:value-type="float" office:value="48" calcext:value-type="float">
            <text:p>48</text:p>
          </table:table-cell>
          <table:table-cell office:value-type="float" office:value="1524507699564" calcext:value-type="float">
            <text:p>1524507699564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23 11:21:39 20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ZBB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timulus.ejs</text:p>
          </table:table-cell>
          <table:table-cell table:formula="of:=IF([.J392]=[.K392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92" calcext:value-type="float">
            <text:p>392</text:p>
          </table:table-cell>
          <table:table-cell office:value-type="string" calcext:value-type="string">
            <text:p>46.193.0.165</text:p>
          </table:table-cell>
          <table:table-cell office:value-type="float" office:value="5" calcext:value-type="float">
            <text:p>5</text:p>
          </table:table-cell>
          <table:table-cell office:value-type="float" office:value="1524507713043" calcext:value-type="float">
            <text:p>1524507713043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23 11:21:52 20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ZBB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timulus.ejs</text:p>
          </table:table-cell>
          <table:table-cell table:formula="of:=IF([.J393]=[.K393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93" calcext:value-type="float">
            <text:p>393</text:p>
          </table:table-cell>
          <table:table-cell office:value-type="string" calcext:value-type="string">
            <text:p>46.193.0.165</text:p>
          </table:table-cell>
          <table:table-cell office:value-type="float" office:value="32" calcext:value-type="float">
            <text:p>32</text:p>
          </table:table-cell>
          <table:table-cell office:value-type="float" office:value="1524507729683" calcext:value-type="float">
            <text:p>1524507729683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23 11:22:09 20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ZBB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timulus.ejs</text:p>
          </table:table-cell>
          <table:table-cell table:formula="of:=IF([.J394]=[.K394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94" calcext:value-type="float">
            <text:p>394</text:p>
          </table:table-cell>
          <table:table-cell office:value-type="string" calcext:value-type="string">
            <text:p>46.193.0.165</text:p>
          </table:table-cell>
          <table:table-cell office:value-type="float" office:value="20" calcext:value-type="float">
            <text:p>20</text:p>
          </table:table-cell>
          <table:table-cell office:value-type="float" office:value="1524507744291" calcext:value-type="float">
            <text:p>1524507744291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23 11:22:23 20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ZBB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timulus.ejs</text:p>
          </table:table-cell>
          <table:table-cell table:formula="of:=IF([.J395]=[.K395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95" calcext:value-type="float">
            <text:p>395</text:p>
          </table:table-cell>
          <table:table-cell office:value-type="string" calcext:value-type="string">
            <text:p>46.193.0.165</text:p>
          </table:table-cell>
          <table:table-cell office:value-type="float" office:value="47" calcext:value-type="float">
            <text:p>47</text:p>
          </table:table-cell>
          <table:table-cell office:value-type="float" office:value="1524507755035" calcext:value-type="float">
            <text:p>1524507755035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on Apr 23 11:22:34 20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ZBB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timulus.ejs</text:p>
          </table:table-cell>
          <table:table-cell table:formula="of:=IF([.J396]=[.K396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96" calcext:value-type="float">
            <text:p>396</text:p>
          </table:table-cell>
          <table:table-cell office:value-type="string" calcext:value-type="string">
            <text:p>46.193.0.165</text:p>
          </table:table-cell>
          <table:table-cell office:value-type="float" office:value="6" calcext:value-type="float">
            <text:p>6</text:p>
          </table:table-cell>
          <table:table-cell office:value-type="float" office:value="1524507769443" calcext:value-type="float">
            <text:p>1524507769443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on Apr 23 11:22:48 20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ZBB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timulus.ejs</text:p>
          </table:table-cell>
          <table:table-cell table:formula="of:=IF([.J397]=[.K397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97" calcext:value-type="float">
            <text:p>397</text:p>
          </table:table-cell>
          <table:table-cell office:value-type="string" calcext:value-type="string">
            <text:p>46.193.0.165</text:p>
          </table:table-cell>
          <table:table-cell office:value-type="float" office:value="33" calcext:value-type="float">
            <text:p>33</text:p>
          </table:table-cell>
          <table:table-cell office:value-type="float" office:value="1524507783643" calcext:value-type="float">
            <text:p>1524507783643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on Apr 23 11:23:03 20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ZBB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timulus.ejs</text:p>
          </table:table-cell>
          <table:table-cell table:formula="of:=IF([.J398]=[.K398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98" calcext:value-type="float">
            <text:p>398</text:p>
          </table:table-cell>
          <table:table-cell office:value-type="string" calcext:value-type="string">
            <text:p>46.193.0.165</text:p>
          </table:table-cell>
          <table:table-cell office:value-type="float" office:value="19" calcext:value-type="float">
            <text:p>19</text:p>
          </table:table-cell>
          <table:table-cell office:value-type="float" office:value="1524507794579" calcext:value-type="float">
            <text:p>1524507794579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23 11:23:14 20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ZBB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timulus.ejs</text:p>
          </table:table-cell>
          <table:table-cell table:formula="of:=IF([.J399]=[.K399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399" calcext:value-type="float">
            <text:p>399</text:p>
          </table:table-cell>
          <table:table-cell office:value-type="string" calcext:value-type="string">
            <text:p>46.193.0.165</text:p>
          </table:table-cell>
          <table:table-cell office:value-type="float" office:value="45" calcext:value-type="float">
            <text:p>45</text:p>
          </table:table-cell>
          <table:table-cell office:value-type="float" office:value="1524507807715" calcext:value-type="float">
            <text:p>1524507807715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Apr 23 11:23:27 20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ZBB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timulus.ejs</text:p>
          </table:table-cell>
          <table:table-cell table:formula="of:=IF([.J400]=[.K400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78.224.47.106</text:p>
          </table:table-cell>
          <table:table-cell office:value-type="string" calcext:value-type="string">
            <text:p>undefined</text:p>
          </table:table-cell>
          <table:table-cell office:value-type="float" office:value="1524924192348" calcext:value-type="float">
            <text:p>1524924192348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table:number-columns-repeated="2"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Sat Apr 28 07:03:12 2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DQ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undefined</text:p>
          </table:table-cell>
          <table:table-cell table:formula="of:=IF([.J401]=[.K401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01" calcext:value-type="float">
            <text:p>401</text:p>
          </table:table-cell>
          <table:table-cell office:value-type="string" calcext:value-type="string">
            <text:p>78.224.47.106</text:p>
          </table:table-cell>
          <table:table-cell office:value-type="float" office:value="57" calcext:value-type="float">
            <text:p>57</text:p>
          </table:table-cell>
          <table:table-cell office:value-type="float" office:value="1524924224772" calcext:value-type="float">
            <text:p>1524924224772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t Apr 28 07:03:44 2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DQ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onfidence.ejs</text:p>
          </table:table-cell>
          <table:table-cell table:formula="of:=IF([.J402]=[.K402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02" calcext:value-type="float">
            <text:p>402</text:p>
          </table:table-cell>
          <table:table-cell office:value-type="string" calcext:value-type="string">
            <text:p>78.224.47.106</text:p>
          </table:table-cell>
          <table:table-cell office:value-type="float" office:value="58" calcext:value-type="float">
            <text:p>58</text:p>
          </table:table-cell>
          <table:table-cell office:value-type="float" office:value="1524924262930" calcext:value-type="float">
            <text:p>1524924262930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t Apr 28 07:04:22 20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DQ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onfidence.ejs</text:p>
          </table:table-cell>
          <table:table-cell table:formula="of:=IF([.J403]=[.K403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  <table:table-cell office:value-type="string" calcext:value-type="string">
            <text:p>78.193.89.76</text:p>
          </table:table-cell>
          <table:table-cell office:value-type="string" calcext:value-type="string">
            <text:p>undefined</text:p>
          </table:table-cell>
          <table:table-cell office:value-type="float" office:value="1525465650145" calcext:value-type="float">
            <text:p>1525465650145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table:number-columns-repeated="2"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Fri May <text:s/>4 13:27:30 2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ZM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ndefined</text:p>
          </table:table-cell>
          <table:table-cell table:formula="of:=IF([.J404]=[.K404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  <table:table-cell office:value-type="string" calcext:value-type="string">
            <text:p>78.193.89.76</text:p>
          </table:table-cell>
          <table:table-cell office:value-type="float" office:value="57" calcext:value-type="float">
            <text:p>57</text:p>
          </table:table-cell>
          <table:table-cell office:value-type="float" office:value="1525465682592" calcext:value-type="float">
            <text:p>1525465682592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i May <text:s/>4 13:28:02 2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ZM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fidence.ejs</text:p>
          </table:table-cell>
          <table:table-cell table:formula="of:=IF([.J405]=[.K405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05" calcext:value-type="float">
            <text:p>405</text:p>
          </table:table-cell>
          <table:table-cell office:value-type="string" calcext:value-type="string">
            <text:p>78.193.89.76</text:p>
          </table:table-cell>
          <table:table-cell office:value-type="float" office:value="58" calcext:value-type="float">
            <text:p>58</text:p>
          </table:table-cell>
          <table:table-cell office:value-type="float" office:value="1525465715821" calcext:value-type="float">
            <text:p>1525465715821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i May <text:s/>4 13:28:35 20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ZM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fidence.ejs</text:p>
          </table:table-cell>
          <table:table-cell table:formula="of:=IF([.J406]=[.K406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06" calcext:value-type="float">
            <text:p>406</text:p>
          </table:table-cell>
          <table:table-cell office:value-type="string" calcext:value-type="string">
            <text:p>78.193.89.76</text:p>
          </table:table-cell>
          <table:table-cell office:value-type="float" office:value="59" calcext:value-type="float">
            <text:p>59</text:p>
          </table:table-cell>
          <table:table-cell office:value-type="float" office:value="1525465733917" calcext:value-type="float">
            <text:p>1525465733917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i May <text:s/>4 13:28:54 20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ZM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fidence.ejs</text:p>
          </table:table-cell>
          <table:table-cell table:formula="of:=IF([.J407]=[.K407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07" calcext:value-type="float">
            <text:p>407</text:p>
          </table:table-cell>
          <table:table-cell office:value-type="string" calcext:value-type="string">
            <text:p>78.193.89.76</text:p>
          </table:table-cell>
          <table:table-cell office:value-type="float" office:value="60" calcext:value-type="float">
            <text:p>60</text:p>
          </table:table-cell>
          <table:table-cell office:value-type="float" office:value="1525465758492" calcext:value-type="float">
            <text:p>1525465758492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i May <text:s/>4 13:29:18 20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ZM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fidence.ejs</text:p>
          </table:table-cell>
          <table:table-cell table:formula="of:=IF([.J408]=[.K408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78.193.89.76</text:p>
          </table:table-cell>
          <table:table-cell office:value-type="float" office:value="5" calcext:value-type="float">
            <text:p>5</text:p>
          </table:table-cell>
          <table:table-cell office:value-type="float" office:value="1525465802989" calcext:value-type="float">
            <text:p>1525465802989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 May <text:s/>4 13:30:03 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ZM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imulus.ejs</text:p>
          </table:table-cell>
          <table:table-cell table:formula="of:=IF([.J409]=[.K409]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float" office:value="409" calcext:value-type="float">
            <text:p>409</text:p>
          </table:table-cell>
          <table:table-cell office:value-type="string" calcext:value-type="string">
            <text:p>78.193.89.76</text:p>
          </table:table-cell>
          <table:table-cell office:value-type="float" office:value="30" calcext:value-type="float">
            <text:p>30</text:p>
          </table:table-cell>
          <table:table-cell office:value-type="float" office:value="1525465832993" calcext:value-type="float">
            <text:p>1525465832993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Fri May <text:s/>4 13:30:33 20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ZM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imulus.ejs</text:p>
          </table:table-cell>
          <table:table-cell table:formula="of:=IF([.J410]=[.K410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10" calcext:value-type="float">
            <text:p>410</text:p>
          </table:table-cell>
          <table:table-cell office:value-type="string" calcext:value-type="string">
            <text:p>78.193.89.76</text:p>
          </table:table-cell>
          <table:table-cell office:value-type="float" office:value="18" calcext:value-type="float">
            <text:p>18</text:p>
          </table:table-cell>
          <table:table-cell office:value-type="float" office:value="1525465865203" calcext:value-type="float">
            <text:p>1525465865203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ri May <text:s/>4 13:31:05 20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ZM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imulus.ejs</text:p>
          </table:table-cell>
          <table:table-cell table:formula="of:=IF([.J411]=[.K411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11" calcext:value-type="float">
            <text:p>411</text:p>
          </table:table-cell>
          <table:table-cell office:value-type="string" calcext:value-type="string">
            <text:p>78.193.89.76</text:p>
          </table:table-cell>
          <table:table-cell office:value-type="float" office:value="45" calcext:value-type="float">
            <text:p>45</text:p>
          </table:table-cell>
          <table:table-cell office:value-type="float" office:value="1525465890680" calcext:value-type="float">
            <text:p>1525465890680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ri May <text:s/>4 13:31:30 20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ZM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imulus.ejs</text:p>
          </table:table-cell>
          <table:table-cell table:formula="of:=IF([.J412]=[.K412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78.193.89.76</text:p>
          </table:table-cell>
          <table:table-cell office:value-type="float" office:value="7" calcext:value-type="float">
            <text:p>7</text:p>
          </table:table-cell>
          <table:table-cell office:value-type="float" office:value="1525465922353" calcext:value-type="float">
            <text:p>1525465922353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 May <text:s/>4 13:32:02 20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ZM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imulus.ejs</text:p>
          </table:table-cell>
          <table:table-cell table:formula="of:=IF([.J413]=[.K413]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float" office:value="413" calcext:value-type="float">
            <text:p>413</text:p>
          </table:table-cell>
          <table:table-cell office:value-type="string" calcext:value-type="string">
            <text:p>78.193.89.76</text:p>
          </table:table-cell>
          <table:table-cell office:value-type="float" office:value="33" calcext:value-type="float">
            <text:p>33</text:p>
          </table:table-cell>
          <table:table-cell office:value-type="float" office:value="1525465937143" calcext:value-type="float">
            <text:p>1525465937143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i May <text:s/>4 13:32:17 20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ZM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imulus.ejs</text:p>
          </table:table-cell>
          <table:table-cell table:formula="of:=IF([.J414]=[.K414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78.193.89.76</text:p>
          </table:table-cell>
          <table:table-cell office:value-type="float" office:value="16" calcext:value-type="float">
            <text:p>16</text:p>
          </table:table-cell>
          <table:table-cell office:value-type="float" office:value="1525465966200" calcext:value-type="float">
            <text:p>1525465966200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 May <text:s/>4 13:32:46 20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ZM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imulus.ejs</text:p>
          </table:table-cell>
          <table:table-cell table:formula="of:=IF([.J415]=[.K415]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float" office:value="415" calcext:value-type="float">
            <text:p>415</text:p>
          </table:table-cell>
          <table:table-cell office:value-type="string" calcext:value-type="string">
            <text:p>78.193.89.76</text:p>
          </table:table-cell>
          <table:table-cell office:value-type="float" office:value="47" calcext:value-type="float">
            <text:p>47</text:p>
          </table:table-cell>
          <table:table-cell office:value-type="float" office:value="1525465982105" calcext:value-type="float">
            <text:p>1525465982105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i May <text:s/>4 13:33:02 20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ZM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imulus.ejs</text:p>
          </table:table-cell>
          <table:table-cell table:formula="of:=IF([.J416]=[.K416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78.193.89.76</text:p>
          </table:table-cell>
          <table:table-cell office:value-type="float" office:value="1" calcext:value-type="float">
            <text:p>1</text:p>
          </table:table-cell>
          <table:table-cell office:value-type="float" office:value="1525466004529" calcext:value-type="float">
            <text:p>1525466004529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 May <text:s/>4 13:33:24 20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ZM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imulus.ejs</text:p>
          </table:table-cell>
          <table:table-cell table:formula="of:=IF([.J417]=[.K41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78.193.89.76</text:p>
          </table:table-cell>
          <table:table-cell office:value-type="float" office:value="29" calcext:value-type="float">
            <text:p>29</text:p>
          </table:table-cell>
          <table:table-cell office:value-type="float" office:value="1525466027185" calcext:value-type="float">
            <text:p>1525466027185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 May <text:s/>4 13:33:47 20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ZM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imulus.ejs</text:p>
          </table:table-cell>
          <table:table-cell table:formula="of:=IF([.J418]=[.K418]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float" office:value="418" calcext:value-type="float">
            <text:p>418</text:p>
          </table:table-cell>
          <table:table-cell office:value-type="string" calcext:value-type="string">
            <text:p>78.193.89.76</text:p>
          </table:table-cell>
          <table:table-cell office:value-type="float" office:value="15" calcext:value-type="float">
            <text:p>15</text:p>
          </table:table-cell>
          <table:table-cell office:value-type="float" office:value="1525466045444" calcext:value-type="float">
            <text:p>1525466045444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i May <text:s/>4 13:34:05 20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ZM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imulus.ejs</text:p>
          </table:table-cell>
          <table:table-cell table:formula="of:=IF([.J419]=[.K419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78.193.89.76</text:p>
          </table:table-cell>
          <table:table-cell office:value-type="float" office:value="46" calcext:value-type="float">
            <text:p>46</text:p>
          </table:table-cell>
          <table:table-cell office:value-type="float" office:value="1525466065571" calcext:value-type="float">
            <text:p>1525466065571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 May <text:s/>4 13:34:25 20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ZM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imulus.ejs</text:p>
          </table:table-cell>
          <table:table-cell table:formula="of:=IF([.J420]=[.K42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78.193.89.76</text:p>
          </table:table-cell>
          <table:table-cell office:value-type="float" office:value="2" calcext:value-type="float">
            <text:p>2</text:p>
          </table:table-cell>
          <table:table-cell office:value-type="float" office:value="1525466080756" calcext:value-type="float">
            <text:p>1525466080756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 May <text:s/>4 13:34:40 20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ZM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imulus.ejs</text:p>
          </table:table-cell>
          <table:table-cell table:formula="of:=IF([.J421]=[.K42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78.193.89.76</text:p>
          </table:table-cell>
          <table:table-cell office:value-type="float" office:value="32" calcext:value-type="float">
            <text:p>32</text:p>
          </table:table-cell>
          <table:table-cell office:value-type="float" office:value="1525466104960" calcext:value-type="float">
            <text:p>1525466104960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 May <text:s/>4 13:35:05 20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ZM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imulus.ejs</text:p>
          </table:table-cell>
          <table:table-cell table:formula="of:=IF([.J422]=[.K422]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float" office:value="422" calcext:value-type="float">
            <text:p>422</text:p>
          </table:table-cell>
          <table:table-cell office:value-type="string" calcext:value-type="string">
            <text:p>209.6.52.20</text:p>
          </table:table-cell>
          <table:table-cell office:value-type="string" calcext:value-type="string">
            <text:p>undefined</text:p>
          </table:table-cell>
          <table:table-cell office:value-type="float" office:value="1525474107200" calcext:value-type="float">
            <text:p>1525474107200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table:number-columns-repeated="2"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Fri May <text:s/>4 15:48:27 2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ZJ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undefined</text:p>
          </table:table-cell>
          <table:table-cell table:formula="of:=IF([.J423]=[.K423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23" calcext:value-type="float">
            <text:p>423</text:p>
          </table:table-cell>
          <table:table-cell office:value-type="string" calcext:value-type="string">
            <text:p>209.6.52.20</text:p>
          </table:table-cell>
          <table:table-cell office:value-type="float" office:value="57" calcext:value-type="float">
            <text:p>57</text:p>
          </table:table-cell>
          <table:table-cell office:value-type="float" office:value="1525474150147" calcext:value-type="float">
            <text:p>1525474150147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 May <text:s/>4 15:49:10 2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ZJ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onfidence.ejs</text:p>
          </table:table-cell>
          <table:table-cell table:formula="of:=IF([.J424]=[.K424]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float" office:value="424" calcext:value-type="float">
            <text:p>424</text:p>
          </table:table-cell>
          <table:table-cell office:value-type="string" calcext:value-type="string">
            <text:p>209.6.52.20</text:p>
          </table:table-cell>
          <table:table-cell office:value-type="float" office:value="58" calcext:value-type="float">
            <text:p>58</text:p>
          </table:table-cell>
          <table:table-cell office:value-type="float" office:value="1525474173018" calcext:value-type="float">
            <text:p>1525474173018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i May <text:s/>4 15:49:33 20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ZJ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onfidence.ejs</text:p>
          </table:table-cell>
          <table:table-cell table:formula="of:=IF([.J425]=[.K425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25" calcext:value-type="float">
            <text:p>425</text:p>
          </table:table-cell>
          <table:table-cell office:value-type="string" calcext:value-type="string">
            <text:p>209.6.52.20</text:p>
          </table:table-cell>
          <table:table-cell office:value-type="float" office:value="59" calcext:value-type="float">
            <text:p>59</text:p>
          </table:table-cell>
          <table:table-cell office:value-type="float" office:value="1525474191629" calcext:value-type="float">
            <text:p>1525474191629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i May <text:s/>4 15:49:52 20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ZJ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onfidence.ejs</text:p>
          </table:table-cell>
          <table:table-cell table:formula="of:=IF([.J426]=[.K426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26" calcext:value-type="float">
            <text:p>426</text:p>
          </table:table-cell>
          <table:table-cell office:value-type="string" calcext:value-type="string">
            <text:p>209.6.52.20</text:p>
          </table:table-cell>
          <table:table-cell office:value-type="float" office:value="60" calcext:value-type="float">
            <text:p>60</text:p>
          </table:table-cell>
          <table:table-cell office:value-type="float" office:value="1525474224379" calcext:value-type="float">
            <text:p>1525474224379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 May <text:s/>4 15:50:24 20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ZJ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onfidence.ejs</text:p>
          </table:table-cell>
          <table:table-cell table:formula="of:=IF([.J427]=[.K42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209.6.52.20</text:p>
          </table:table-cell>
          <table:table-cell office:value-type="float" office:value="6" calcext:value-type="float">
            <text:p>6</text:p>
          </table:table-cell>
          <table:table-cell office:value-type="float" office:value="1525474268646" calcext:value-type="float">
            <text:p>1525474268646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 May <text:s/>4 15:51:08 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ZJ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timulus.ejs</text:p>
          </table:table-cell>
          <table:table-cell table:formula="of:=IF([.J428]=[.K428]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float" office:value="428" calcext:value-type="float">
            <text:p>428</text:p>
          </table:table-cell>
          <table:table-cell office:value-type="string" calcext:value-type="string">
            <text:p>209.6.52.20</text:p>
          </table:table-cell>
          <table:table-cell office:value-type="float" office:value="29" calcext:value-type="float">
            <text:p>29</text:p>
          </table:table-cell>
          <table:table-cell office:value-type="float" office:value="1525474296597" calcext:value-type="float">
            <text:p>1525474296597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ri May <text:s/>4 15:51:36 20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ZJ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timulus.ejs</text:p>
          </table:table-cell>
          <table:table-cell table:formula="of:=IF([.J429]=[.K429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29" calcext:value-type="float">
            <text:p>429</text:p>
          </table:table-cell>
          <table:table-cell office:value-type="string" calcext:value-type="string">
            <text:p>209.6.52.20</text:p>
          </table:table-cell>
          <table:table-cell office:value-type="float" office:value="15" calcext:value-type="float">
            <text:p>15</text:p>
          </table:table-cell>
          <table:table-cell office:value-type="float" office:value="1525474348094" calcext:value-type="float">
            <text:p>1525474348094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ri May <text:s/>4 15:52:28 20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ZJ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timulus.ejs</text:p>
          </table:table-cell>
          <table:table-cell table:formula="of:=IF([.J430]=[.K430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30" calcext:value-type="float">
            <text:p>430</text:p>
          </table:table-cell>
          <table:table-cell office:value-type="string" calcext:value-type="string">
            <text:p>37.168.134.126</text:p>
          </table:table-cell>
          <table:table-cell office:value-type="string" calcext:value-type="string">
            <text:p>undefined</text:p>
          </table:table-cell>
          <table:table-cell office:value-type="float" office:value="1525527633347" calcext:value-type="float">
            <text:p>1525527633347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table:number-columns-repeated="2"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Sat May <text:s/>5 06:40:34 2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WY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undefined</text:p>
          </table:table-cell>
          <table:table-cell table:formula="of:=IF([.J431]=[.K431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31" calcext:value-type="float">
            <text:p>431</text:p>
          </table:table-cell>
          <table:table-cell office:value-type="string" calcext:value-type="string">
            <text:p>37.168.134.126</text:p>
          </table:table-cell>
          <table:table-cell office:value-type="float" office:value="57" calcext:value-type="float">
            <text:p>57</text:p>
          </table:table-cell>
          <table:table-cell office:value-type="float" office:value="1525527698163" calcext:value-type="float">
            <text:p>1525527698163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t May <text:s/>5 06:41:39 2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WY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onfidence.ejs</text:p>
          </table:table-cell>
          <table:table-cell table:formula="of:=IF([.J432]=[.K432]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float" office:value="432" calcext:value-type="float">
            <text:p>432</text:p>
          </table:table-cell>
          <table:table-cell office:value-type="string" calcext:value-type="string">
            <text:p>37.168.134.126</text:p>
          </table:table-cell>
          <table:table-cell office:value-type="string" calcext:value-type="string">
            <text:p>undefined</text:p>
          </table:table-cell>
          <table:table-cell office:value-type="float" office:value="1525527787461" calcext:value-type="float">
            <text:p>1525527787461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table:number-columns-repeated="2"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Sat May <text:s/>5 06:43:07 2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T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ndefined</text:p>
          </table:table-cell>
          <table:table-cell table:formula="of:=IF([.J433]=[.K433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33" calcext:value-type="float">
            <text:p>433</text:p>
          </table:table-cell>
          <table:table-cell office:value-type="string" calcext:value-type="string">
            <text:p>37.168.134.126</text:p>
          </table:table-cell>
          <table:table-cell office:value-type="float" office:value="57" calcext:value-type="float">
            <text:p>57</text:p>
          </table:table-cell>
          <table:table-cell office:value-type="float" office:value="1525527806510" calcext:value-type="float">
            <text:p>1525527806510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t May <text:s/>5 06:43:26 2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T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onfidence.ejs</text:p>
          </table:table-cell>
          <table:table-cell table:formula="of:=IF([.J434]=[.K434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34" calcext:value-type="float">
            <text:p>434</text:p>
          </table:table-cell>
          <table:table-cell office:value-type="string" calcext:value-type="string">
            <text:p>37.168.134.126</text:p>
          </table:table-cell>
          <table:table-cell office:value-type="float" office:value="58" calcext:value-type="float">
            <text:p>58</text:p>
          </table:table-cell>
          <table:table-cell office:value-type="float" office:value="1525527830482" calcext:value-type="float">
            <text:p>1525527830482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t May <text:s/>5 06:43:50 20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T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onfidence.ejs</text:p>
          </table:table-cell>
          <table:table-cell table:formula="of:=IF([.J435]=[.K435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35" calcext:value-type="float">
            <text:p>435</text:p>
          </table:table-cell>
          <table:table-cell office:value-type="string" calcext:value-type="string">
            <text:p>37.168.134.126</text:p>
          </table:table-cell>
          <table:table-cell office:value-type="float" office:value="59" calcext:value-type="float">
            <text:p>59</text:p>
          </table:table-cell>
          <table:table-cell office:value-type="float" office:value="1525527855411" calcext:value-type="float">
            <text:p>1525527855411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t May <text:s/>5 06:44:15 20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LT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onfidence.ejs</text:p>
          </table:table-cell>
          <table:table-cell table:formula="of:=IF([.J436]=[.K436]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float" office:value="436" calcext:value-type="float">
            <text:p>436</text:p>
          </table:table-cell>
          <table:table-cell office:value-type="string" calcext:value-type="string">
            <text:p>37.168.134.126</text:p>
          </table:table-cell>
          <table:table-cell office:value-type="float" office:value="60" calcext:value-type="float">
            <text:p>60</text:p>
          </table:table-cell>
          <table:table-cell office:value-type="float" office:value="1525527881550" calcext:value-type="float">
            <text:p>1525527881550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t May <text:s/>5 06:44:41 20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LT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onfidence.ejs</text:p>
          </table:table-cell>
          <table:table-cell table:formula="of:=IF([.J437]=[.K43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37.168.134.126</text:p>
          </table:table-cell>
          <table:table-cell office:value-type="float" office:value="3" calcext:value-type="float">
            <text:p>3</text:p>
          </table:table-cell>
          <table:table-cell office:value-type="float" office:value="1525527913812" calcext:value-type="float">
            <text:p>1525527913812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t May <text:s/>5 06:45:13 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LT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timulus.ejs</text:p>
          </table:table-cell>
          <table:table-cell table:formula="of:=IF([.J438]=[.K43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37.168.134.126</text:p>
          </table:table-cell>
          <table:table-cell office:value-type="float" office:value="35" calcext:value-type="float">
            <text:p>35</text:p>
          </table:table-cell>
          <table:table-cell office:value-type="float" office:value="1525527946541" calcext:value-type="float">
            <text:p>1525527946541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t May <text:s/>5 06:45:46 20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LT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timulus.ejs</text:p>
          </table:table-cell>
          <table:table-cell table:formula="of:=IF([.J439]=[.K439]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float" office:value="439" calcext:value-type="float">
            <text:p>439</text:p>
          </table:table-cell>
          <table:table-cell office:value-type="string" calcext:value-type="string">
            <text:p>37.168.134.126</text:p>
          </table:table-cell>
          <table:table-cell office:value-type="float" office:value="17" calcext:value-type="float">
            <text:p>17</text:p>
          </table:table-cell>
          <table:table-cell office:value-type="float" office:value="1525527974124" calcext:value-type="float">
            <text:p>1525527974124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t May <text:s/>5 06:46:13 20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LT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timulus.ejs</text:p>
          </table:table-cell>
          <table:table-cell table:formula="of:=IF([.J440]=[.K440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40" calcext:value-type="float">
            <text:p>440</text:p>
          </table:table-cell>
          <table:table-cell office:value-type="string" calcext:value-type="string">
            <text:p>37.168.134.126</text:p>
          </table:table-cell>
          <table:table-cell office:value-type="float" office:value="47" calcext:value-type="float">
            <text:p>47</text:p>
          </table:table-cell>
          <table:table-cell office:value-type="float" office:value="1525527989158" calcext:value-type="float">
            <text:p>1525527989158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t May <text:s/>5 06:46:28 20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LT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timulus.ejs</text:p>
          </table:table-cell>
          <table:table-cell table:formula="of:=IF([.J441]=[.K441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41" calcext:value-type="float">
            <text:p>441</text:p>
          </table:table-cell>
          <table:table-cell office:value-type="string" calcext:value-type="string">
            <text:p>37.168.134.126</text:p>
          </table:table-cell>
          <table:table-cell office:value-type="float" office:value="7" calcext:value-type="float">
            <text:p>7</text:p>
          </table:table-cell>
          <table:table-cell office:value-type="float" office:value="1525528007410" calcext:value-type="float">
            <text:p>1525528007410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t May <text:s/>5 06:46:47 20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LT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timulus.ejs</text:p>
          </table:table-cell>
          <table:table-cell table:formula="of:=IF([.J442]=[.K442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42" calcext:value-type="float">
            <text:p>442</text:p>
          </table:table-cell>
          <table:table-cell office:value-type="string" calcext:value-type="string">
            <text:p>37.168.134.126</text:p>
          </table:table-cell>
          <table:table-cell office:value-type="float" office:value="33" calcext:value-type="float">
            <text:p>33</text:p>
          </table:table-cell>
          <table:table-cell office:value-type="float" office:value="1525528023381" calcext:value-type="float">
            <text:p>1525528023381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t May <text:s/>5 06:47:03 20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LT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timulus.ejs</text:p>
          </table:table-cell>
          <table:table-cell table:formula="of:=IF([.J443]=[.K443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43" calcext:value-type="float">
            <text:p>443</text:p>
          </table:table-cell>
          <table:table-cell office:value-type="string" calcext:value-type="string">
            <text:p>37.168.134.126</text:p>
          </table:table-cell>
          <table:table-cell office:value-type="float" office:value="21" calcext:value-type="float">
            <text:p>21</text:p>
          </table:table-cell>
          <table:table-cell office:value-type="float" office:value="1525528045284" calcext:value-type="float">
            <text:p>1525528045284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t May <text:s/>5 06:47:25 20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LT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timulus.ejs</text:p>
          </table:table-cell>
          <table:table-cell table:formula="of:=IF([.J444]=[.K444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44" calcext:value-type="float">
            <text:p>444</text:p>
          </table:table-cell>
          <table:table-cell office:value-type="string" calcext:value-type="string">
            <text:p>37.168.134.126</text:p>
          </table:table-cell>
          <table:table-cell office:value-type="float" office:value="44" calcext:value-type="float">
            <text:p>44</text:p>
          </table:table-cell>
          <table:table-cell office:value-type="float" office:value="1525528067462" calcext:value-type="float">
            <text:p>1525528067462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at May <text:s/>5 06:47:47 20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LT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timulus.ejs</text:p>
          </table:table-cell>
          <table:table-cell table:formula="of:=IF([.J445]=[.K445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45" calcext:value-type="float">
            <text:p>445</text:p>
          </table:table-cell>
          <table:table-cell office:value-type="string" calcext:value-type="string">
            <text:p>37.168.134.126</text:p>
          </table:table-cell>
          <table:table-cell office:value-type="float" office:value="1" calcext:value-type="float">
            <text:p>1</text:p>
          </table:table-cell>
          <table:table-cell office:value-type="float" office:value="1525528090890" calcext:value-type="float">
            <text:p>1525528090890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at May <text:s/>5 06:48:11 20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LT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timulus.ejs</text:p>
          </table:table-cell>
          <table:table-cell table:formula="of:=IF([.J446]=[.K446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46" calcext:value-type="float">
            <text:p>446</text:p>
          </table:table-cell>
          <table:table-cell office:value-type="string" calcext:value-type="string">
            <text:p>37.168.134.126</text:p>
          </table:table-cell>
          <table:table-cell office:value-type="float" office:value="31" calcext:value-type="float">
            <text:p>31</text:p>
          </table:table-cell>
          <table:table-cell office:value-type="float" office:value="1525528115470" calcext:value-type="float">
            <text:p>1525528115470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at May <text:s/>5 06:48:35 20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LT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timulus.ejs</text:p>
          </table:table-cell>
          <table:table-cell table:formula="of:=IF([.J447]=[.K447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47" calcext:value-type="float">
            <text:p>447</text:p>
          </table:table-cell>
          <table:table-cell office:value-type="string" calcext:value-type="string">
            <text:p>37.168.134.126</text:p>
          </table:table-cell>
          <table:table-cell office:value-type="float" office:value="18" calcext:value-type="float">
            <text:p>18</text:p>
          </table:table-cell>
          <table:table-cell office:value-type="float" office:value="1525528142659" calcext:value-type="float">
            <text:p>1525528142659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at May <text:s/>5 06:49:03 20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LT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timulus.ejs</text:p>
          </table:table-cell>
          <table:table-cell table:formula="of:=IF([.J448]=[.K448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48" calcext:value-type="float">
            <text:p>448</text:p>
          </table:table-cell>
          <table:table-cell office:value-type="string" calcext:value-type="string">
            <text:p>37.168.134.126</text:p>
          </table:table-cell>
          <table:table-cell office:value-type="float" office:value="46" calcext:value-type="float">
            <text:p>46</text:p>
          </table:table-cell>
          <table:table-cell office:value-type="float" office:value="1525528168545" calcext:value-type="float">
            <text:p>1525528168545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t May <text:s/>5 06:49:28 20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LT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timulus.ejs</text:p>
          </table:table-cell>
          <table:table-cell table:formula="of:=IF([.J449]=[.K449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37.168.134.126</text:p>
          </table:table-cell>
          <table:table-cell office:value-type="float" office:value="6" calcext:value-type="float">
            <text:p>6</text:p>
          </table:table-cell>
          <table:table-cell office:value-type="float" office:value="1525528185762" calcext:value-type="float">
            <text:p>1525528185762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t May <text:s/>5 06:49:45 20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LT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timulus.ejs</text:p>
          </table:table-cell>
          <table:table-cell table:formula="of:=IF([.J450]=[.K450]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37.168.134.126</text:p>
          </table:table-cell>
          <table:table-cell office:value-type="float" office:value="32" calcext:value-type="float">
            <text:p>32</text:p>
          </table:table-cell>
          <table:table-cell office:value-type="float" office:value="1525528208837" calcext:value-type="float">
            <text:p>1525528208837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t May <text:s/>5 06:50:10 20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LT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timulus.ejs</text:p>
          </table:table-cell>
          <table:table-cell table:formula="of:=IF([.J451]=[.K451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51" calcext:value-type="float">
            <text:p>451</text:p>
          </table:table-cell>
          <table:table-cell office:value-type="string" calcext:value-type="string">
            <text:p>37.168.134.126</text:p>
          </table:table-cell>
          <table:table-cell office:value-type="float" office:value="19" calcext:value-type="float">
            <text:p>19</text:p>
          </table:table-cell>
          <table:table-cell office:value-type="float" office:value="1525528227778" calcext:value-type="float">
            <text:p>1525528227778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t May <text:s/>5 06:50:27 20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LT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timulus.ejs</text:p>
          </table:table-cell>
          <table:table-cell table:formula="of:=IF([.J452]=[.K452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37.168.134.126</text:p>
          </table:table-cell>
          <table:table-cell office:value-type="float" office:value="43" calcext:value-type="float">
            <text:p>43</text:p>
          </table:table-cell>
          <table:table-cell office:value-type="float" office:value="1525528251147" calcext:value-type="float">
            <text:p>1525528251147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t May <text:s/>5 06:50:51 20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LT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timulus.ejs</text:p>
          </table:table-cell>
          <table:table-cell table:formula="of:=IF([.J453]=[.K453]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float" office:value="453" calcext:value-type="float">
            <text:p>453</text:p>
          </table:table-cell>
          <table:table-cell office:value-type="string" calcext:value-type="string">
            <text:p>93.25.171.169</text:p>
          </table:table-cell>
          <table:table-cell office:value-type="string" calcext:value-type="string">
            <text:p>undefined</text:p>
          </table:table-cell>
          <table:table-cell office:value-type="float" office:value="1525549071172" calcext:value-type="float">
            <text:p>1525549071172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table:number-columns-repeated="2"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Sat May <text:s/>5 12:38:47 2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CQ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undefined</text:p>
          </table:table-cell>
          <table:table-cell table:formula="of:=IF([.J454]=[.K454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54" calcext:value-type="float">
            <text:p>454</text:p>
          </table:table-cell>
          <table:table-cell office:value-type="string" calcext:value-type="string">
            <text:p>134.214.18.11</text:p>
          </table:table-cell>
          <table:table-cell office:value-type="string" calcext:value-type="string">
            <text:p>undefined</text:p>
          </table:table-cell>
          <table:table-cell office:value-type="float" office:value="1525682710383" calcext:value-type="float">
            <text:p>1525682710383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table:number-columns-repeated="2"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on May <text:s/>7 01:48:10 2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CP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ndefined</text:p>
          </table:table-cell>
          <table:table-cell table:formula="of:=IF([.J455]=[.K455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55" calcext:value-type="float">
            <text:p>455</text:p>
          </table:table-cell>
          <table:table-cell office:value-type="string" calcext:value-type="string">
            <text:p>134.214.18.11</text:p>
          </table:table-cell>
          <table:table-cell office:value-type="float" office:value="57" calcext:value-type="float">
            <text:p>57</text:p>
          </table:table-cell>
          <table:table-cell office:value-type="float" office:value="1525682752084" calcext:value-type="float">
            <text:p>1525682752084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 May <text:s/>7 01:48:51 2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P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nfidence.ejs</text:p>
          </table:table-cell>
          <table:table-cell table:formula="of:=IF([.J456]=[.K456]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float" office:value="456" calcext:value-type="float">
            <text:p>456</text:p>
          </table:table-cell>
          <table:table-cell office:value-type="string" calcext:value-type="string">
            <text:p>134.214.18.11</text:p>
          </table:table-cell>
          <table:table-cell office:value-type="float" office:value="58" calcext:value-type="float">
            <text:p>58</text:p>
          </table:table-cell>
          <table:table-cell office:value-type="float" office:value="1525682774299" calcext:value-type="float">
            <text:p>1525682774299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May <text:s/>7 01:49:14 20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CP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nfidence.ejs</text:p>
          </table:table-cell>
          <table:table-cell table:formula="of:=IF([.J457]=[.K457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57" calcext:value-type="float">
            <text:p>457</text:p>
          </table:table-cell>
          <table:table-cell office:value-type="string" calcext:value-type="string">
            <text:p>134.214.18.11</text:p>
          </table:table-cell>
          <table:table-cell office:value-type="float" office:value="59" calcext:value-type="float">
            <text:p>59</text:p>
          </table:table-cell>
          <table:table-cell office:value-type="float" office:value="1525682790123" calcext:value-type="float">
            <text:p>1525682790123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May <text:s/>7 01:49:29 20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P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nfidence.ejs</text:p>
          </table:table-cell>
          <table:table-cell table:formula="of:=IF([.J458]=[.K458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58" calcext:value-type="float">
            <text:p>458</text:p>
          </table:table-cell>
          <table:table-cell office:value-type="string" calcext:value-type="string">
            <text:p>134.214.18.11</text:p>
          </table:table-cell>
          <table:table-cell office:value-type="float" office:value="60" calcext:value-type="float">
            <text:p>60</text:p>
          </table:table-cell>
          <table:table-cell office:value-type="float" office:value="1525682810228" calcext:value-type="float">
            <text:p>1525682810228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May <text:s/>7 01:49:50 20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CP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nfidence.ejs</text:p>
          </table:table-cell>
          <table:table-cell table:formula="of:=IF([.J459]=[.K459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59" calcext:value-type="float">
            <text:p>459</text:p>
          </table:table-cell>
          <table:table-cell office:value-type="string" calcext:value-type="string">
            <text:p>134.214.18.11</text:p>
          </table:table-cell>
          <table:table-cell office:value-type="float" office:value="6" calcext:value-type="float">
            <text:p>6</text:p>
          </table:table-cell>
          <table:table-cell office:value-type="float" office:value="1525682835395" calcext:value-type="float">
            <text:p>1525682835395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n May <text:s/>7 01:50:15 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CP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imulus.ejs</text:p>
          </table:table-cell>
          <table:table-cell table:formula="of:=IF([.J460]=[.K460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60" calcext:value-type="float">
            <text:p>460</text:p>
          </table:table-cell>
          <table:table-cell office:value-type="string" calcext:value-type="string">
            <text:p>134.214.18.11</text:p>
          </table:table-cell>
          <table:table-cell office:value-type="float" office:value="32" calcext:value-type="float">
            <text:p>32</text:p>
          </table:table-cell>
          <table:table-cell office:value-type="float" office:value="1525682865841" calcext:value-type="float">
            <text:p>1525682865841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n May <text:s/>7 01:50:46 20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CP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imulus.ejs</text:p>
          </table:table-cell>
          <table:table-cell table:formula="of:=IF([.J461]=[.K461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61" calcext:value-type="float">
            <text:p>461</text:p>
          </table:table-cell>
          <table:table-cell office:value-type="string" calcext:value-type="string">
            <text:p>134.214.18.11</text:p>
          </table:table-cell>
          <table:table-cell office:value-type="float" office:value="17" calcext:value-type="float">
            <text:p>17</text:p>
          </table:table-cell>
          <table:table-cell office:value-type="float" office:value="1525682883105" calcext:value-type="float">
            <text:p>1525682883105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May <text:s/>7 01:51:02 20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CP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imulus.ejs</text:p>
          </table:table-cell>
          <table:table-cell table:formula="of:=IF([.J462]=[.K462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62" calcext:value-type="float">
            <text:p>462</text:p>
          </table:table-cell>
          <table:table-cell office:value-type="string" calcext:value-type="string">
            <text:p>85.171.202.215</text:p>
          </table:table-cell>
          <table:table-cell office:value-type="string" calcext:value-type="string">
            <text:p>undefined</text:p>
          </table:table-cell>
          <table:table-cell office:value-type="float" office:value="1525723909229" calcext:value-type="float">
            <text:p>1525723909229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table:number-columns-repeated="2"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on May <text:s/>7 13:11:50 2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JT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ndefined</text:p>
          </table:table-cell>
          <table:table-cell table:formula="of:=IF([.J463]=[.K463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63" calcext:value-type="float">
            <text:p>463</text:p>
          </table:table-cell>
          <table:table-cell office:value-type="string" calcext:value-type="string">
            <text:p>85.171.202.215</text:p>
          </table:table-cell>
          <table:table-cell office:value-type="float" office:value="57" calcext:value-type="float">
            <text:p>57</text:p>
          </table:table-cell>
          <table:table-cell office:value-type="float" office:value="1525723945888" calcext:value-type="float">
            <text:p>1525723945888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May <text:s/>7 13:12:26 2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JT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nfidence.ejs</text:p>
          </table:table-cell>
          <table:table-cell table:formula="of:=IF([.J464]=[.K464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64" calcext:value-type="float">
            <text:p>464</text:p>
          </table:table-cell>
          <table:table-cell office:value-type="string" calcext:value-type="string">
            <text:p>85.171.202.215</text:p>
          </table:table-cell>
          <table:table-cell office:value-type="float" office:value="58" calcext:value-type="float">
            <text:p>58</text:p>
          </table:table-cell>
          <table:table-cell office:value-type="float" office:value="1525723973722" calcext:value-type="float">
            <text:p>1525723973722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May <text:s/>7 13:12:54 20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JT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nfidence.ejs</text:p>
          </table:table-cell>
          <table:table-cell table:formula="of:=IF([.J465]=[.K465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65" calcext:value-type="float">
            <text:p>465</text:p>
          </table:table-cell>
          <table:table-cell office:value-type="string" calcext:value-type="string">
            <text:p>85.171.202.215</text:p>
          </table:table-cell>
          <table:table-cell office:value-type="float" office:value="59" calcext:value-type="float">
            <text:p>59</text:p>
          </table:table-cell>
          <table:table-cell office:value-type="float" office:value="1525724015181" calcext:value-type="float">
            <text:p>1525724015181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n May <text:s/>7 13:13:35 20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JT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nfidence.ejs</text:p>
          </table:table-cell>
          <table:table-cell table:formula="of:=IF([.J466]=[.K466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66" calcext:value-type="float">
            <text:p>466</text:p>
          </table:table-cell>
          <table:table-cell office:value-type="string" calcext:value-type="string">
            <text:p>85.171.202.215</text:p>
          </table:table-cell>
          <table:table-cell office:value-type="float" office:value="60" calcext:value-type="float">
            <text:p>60</text:p>
          </table:table-cell>
          <table:table-cell office:value-type="float" office:value="1525724044524" calcext:value-type="float">
            <text:p>1525724044524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May <text:s/>7 13:14:04 20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JT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nfidence.ejs</text:p>
          </table:table-cell>
          <table:table-cell table:formula="of:=IF([.J467]=[.K467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67" calcext:value-type="float">
            <text:p>467</text:p>
          </table:table-cell>
          <table:table-cell office:value-type="string" calcext:value-type="string">
            <text:p>85.171.202.215</text:p>
          </table:table-cell>
          <table:table-cell office:value-type="float" office:value="2" calcext:value-type="float">
            <text:p>2</text:p>
          </table:table-cell>
          <table:table-cell office:value-type="float" office:value="1525724080887" calcext:value-type="float">
            <text:p>1525724080887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May <text:s/>7 13:14:41 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JT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imulus.ejs</text:p>
          </table:table-cell>
          <table:table-cell table:formula="of:=IF([.J468]=[.K468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68" calcext:value-type="float">
            <text:p>468</text:p>
          </table:table-cell>
          <table:table-cell office:value-type="string" calcext:value-type="string">
            <text:p>85.171.202.215</text:p>
          </table:table-cell>
          <table:table-cell office:value-type="float" office:value="30" calcext:value-type="float">
            <text:p>30</text:p>
          </table:table-cell>
          <table:table-cell office:value-type="float" office:value="1525724111146" calcext:value-type="float">
            <text:p>1525724111146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n May <text:s/>7 13:15:11 20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JT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imulus.ejs</text:p>
          </table:table-cell>
          <table:table-cell table:formula="of:=IF([.J469]=[.K469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69" calcext:value-type="float">
            <text:p>469</text:p>
          </table:table-cell>
          <table:table-cell office:value-type="string" calcext:value-type="string">
            <text:p>85.171.202.215</text:p>
          </table:table-cell>
          <table:table-cell office:value-type="float" office:value="18" calcext:value-type="float">
            <text:p>18</text:p>
          </table:table-cell>
          <table:table-cell office:value-type="float" office:value="1525724134641" calcext:value-type="float">
            <text:p>1525724134641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n May <text:s/>7 13:15:34 20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JT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imulus.ejs</text:p>
          </table:table-cell>
          <table:table-cell table:formula="of:=IF([.J470]=[.K470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70" calcext:value-type="float">
            <text:p>470</text:p>
          </table:table-cell>
          <table:table-cell office:value-type="string" calcext:value-type="string">
            <text:p>85.171.202.215</text:p>
          </table:table-cell>
          <table:table-cell office:value-type="float" office:value="44" calcext:value-type="float">
            <text:p>44</text:p>
          </table:table-cell>
          <table:table-cell office:value-type="float" office:value="1525724159600" calcext:value-type="float">
            <text:p>1525724159600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May <text:s/>7 13:15:59 20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JT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imulus.ejs</text:p>
          </table:table-cell>
          <table:table-cell table:formula="of:=IF([.J471]=[.K471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85.171.202.215</text:p>
          </table:table-cell>
          <table:table-cell office:value-type="float" office:value="1" calcext:value-type="float">
            <text:p>1</text:p>
          </table:table-cell>
          <table:table-cell office:value-type="float" office:value="1525724195731" calcext:value-type="float">
            <text:p>1525724195731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 May <text:s/>7 13:16:36 20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JT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imulus.ejs</text:p>
          </table:table-cell>
          <table:table-cell table:formula="of:=IF([.J472]=[.K472]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float" office:value="472" calcext:value-type="float">
            <text:p>472</text:p>
          </table:table-cell>
          <table:table-cell office:value-type="string" calcext:value-type="string">
            <text:p>85.171.202.215</text:p>
          </table:table-cell>
          <table:table-cell office:value-type="float" office:value="32" calcext:value-type="float">
            <text:p>32</text:p>
          </table:table-cell>
          <table:table-cell office:value-type="float" office:value="1525724262579" calcext:value-type="float">
            <text:p>1525724262579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May <text:s/>7 13:17:43 20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JT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imulus.ejs</text:p>
          </table:table-cell>
          <table:table-cell table:formula="of:=IF([.J473]=[.K473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73" calcext:value-type="float">
            <text:p>473</text:p>
          </table:table-cell>
          <table:table-cell office:value-type="string" calcext:value-type="string">
            <text:p>85.171.202.215</text:p>
          </table:table-cell>
          <table:table-cell office:value-type="float" office:value="20" calcext:value-type="float">
            <text:p>20</text:p>
          </table:table-cell>
          <table:table-cell office:value-type="float" office:value="1525724286137" calcext:value-type="float">
            <text:p>1525724286137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May <text:s/>7 13:18:06 20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JT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imulus.ejs</text:p>
          </table:table-cell>
          <table:table-cell table:formula="of:=IF([.J474]=[.K474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74" calcext:value-type="float">
            <text:p>474</text:p>
          </table:table-cell>
          <table:table-cell office:value-type="string" calcext:value-type="string">
            <text:p>85.171.202.215</text:p>
          </table:table-cell>
          <table:table-cell office:value-type="float" office:value="48" calcext:value-type="float">
            <text:p>48</text:p>
          </table:table-cell>
          <table:table-cell office:value-type="float" office:value="1525724308247" calcext:value-type="float">
            <text:p>1525724308247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May <text:s/>7 13:18:28 20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JT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imulus.ejs</text:p>
          </table:table-cell>
          <table:table-cell table:formula="of:=IF([.J475]=[.K475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75" calcext:value-type="float">
            <text:p>475</text:p>
          </table:table-cell>
          <table:table-cell office:value-type="string" calcext:value-type="string">
            <text:p>85.171.202.215</text:p>
          </table:table-cell>
          <table:table-cell office:value-type="float" office:value="3" calcext:value-type="float">
            <text:p>3</text:p>
          </table:table-cell>
          <table:table-cell office:value-type="float" office:value="1525724327717" calcext:value-type="float">
            <text:p>1525724327717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May <text:s/>7 13:18:48 20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JT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imulus.ejs</text:p>
          </table:table-cell>
          <table:table-cell table:formula="of:=IF([.J476]=[.K476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76" calcext:value-type="float">
            <text:p>476</text:p>
          </table:table-cell>
          <table:table-cell office:value-type="string" calcext:value-type="string">
            <text:p>85.171.202.215</text:p>
          </table:table-cell>
          <table:table-cell office:value-type="float" office:value="35" calcext:value-type="float">
            <text:p>35</text:p>
          </table:table-cell>
          <table:table-cell office:value-type="float" office:value="1525724349397" calcext:value-type="float">
            <text:p>1525724349397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May <text:s/>7 13:19:09 20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JT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imulus.ejs</text:p>
          </table:table-cell>
          <table:table-cell table:formula="of:=IF([.J477]=[.K477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77" calcext:value-type="float">
            <text:p>477</text:p>
          </table:table-cell>
          <table:table-cell office:value-type="string" calcext:value-type="string">
            <text:p>85.171.202.215</text:p>
          </table:table-cell>
          <table:table-cell office:value-type="float" office:value="16" calcext:value-type="float">
            <text:p>16</text:p>
          </table:table-cell>
          <table:table-cell office:value-type="float" office:value="1525724367240" calcext:value-type="float">
            <text:p>1525724367240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May <text:s/>7 13:19:27 20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JT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imulus.ejs</text:p>
          </table:table-cell>
          <table:table-cell table:formula="of:=IF([.J478]=[.K478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78" calcext:value-type="float">
            <text:p>478</text:p>
          </table:table-cell>
          <table:table-cell office:value-type="string" calcext:value-type="string">
            <text:p>85.171.202.215</text:p>
          </table:table-cell>
          <table:table-cell office:value-type="float" office:value="46" calcext:value-type="float">
            <text:p>46</text:p>
          </table:table-cell>
          <table:table-cell office:value-type="float" office:value="1525724391038" calcext:value-type="float">
            <text:p>1525724391038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May <text:s/>7 13:19:51 20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JT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imulus.ejs</text:p>
          </table:table-cell>
          <table:table-cell table:formula="of:=IF([.J479]=[.K479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79" calcext:value-type="float">
            <text:p>479</text:p>
          </table:table-cell>
          <table:table-cell office:value-type="string" calcext:value-type="string">
            <text:p>85.171.202.215</text:p>
          </table:table-cell>
          <table:table-cell office:value-type="float" office:value="6" calcext:value-type="float">
            <text:p>6</text:p>
          </table:table-cell>
          <table:table-cell office:value-type="float" office:value="1525724407422" calcext:value-type="float">
            <text:p>1525724407422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May <text:s/>7 13:20:07 20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JT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imulus.ejs</text:p>
          </table:table-cell>
          <table:table-cell table:formula="of:=IF([.J480]=[.K480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80" calcext:value-type="float">
            <text:p>480</text:p>
          </table:table-cell>
          <table:table-cell office:value-type="string" calcext:value-type="string">
            <text:p>85.171.202.215</text:p>
          </table:table-cell>
          <table:table-cell office:value-type="float" office:value="33" calcext:value-type="float">
            <text:p>33</text:p>
          </table:table-cell>
          <table:table-cell office:value-type="float" office:value="1525724427521" calcext:value-type="float">
            <text:p>1525724427521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n May <text:s/>7 13:20:27 20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JT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imulus.ejs</text:p>
          </table:table-cell>
          <table:table-cell table:formula="of:=IF([.J481]=[.K481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81" calcext:value-type="float">
            <text:p>481</text:p>
          </table:table-cell>
          <table:table-cell office:value-type="string" calcext:value-type="string">
            <text:p>85.171.202.215</text:p>
          </table:table-cell>
          <table:table-cell office:value-type="float" office:value="21" calcext:value-type="float">
            <text:p>21</text:p>
          </table:table-cell>
          <table:table-cell office:value-type="float" office:value="1525724445672" calcext:value-type="float">
            <text:p>1525724445672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May <text:s/>7 13:20:46 20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JT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imulus.ejs</text:p>
          </table:table-cell>
          <table:table-cell table:formula="of:=IF([.J482]=[.K482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82" calcext:value-type="float">
            <text:p>482</text:p>
          </table:table-cell>
          <table:table-cell office:value-type="string" calcext:value-type="string">
            <text:p>85.171.202.215</text:p>
          </table:table-cell>
          <table:table-cell office:value-type="float" office:value="45" calcext:value-type="float">
            <text:p>45</text:p>
          </table:table-cell>
          <table:table-cell office:value-type="float" office:value="1525724470633" calcext:value-type="float">
            <text:p>1525724470633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n May <text:s/>7 13:21:11 20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JT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imulus.ejs</text:p>
          </table:table-cell>
          <table:table-cell table:formula="of:=IF([.J483]=[.K483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85.171.202.215</text:p>
          </table:table-cell>
          <table:table-cell office:value-type="float" office:value="7" calcext:value-type="float">
            <text:p>7</text:p>
          </table:table-cell>
          <table:table-cell office:value-type="float" office:value="1525724539714" calcext:value-type="float">
            <text:p>1525724539714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 May <text:s/>7 13:22:20 20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JT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imulus.ejs</text:p>
          </table:table-cell>
          <table:table-cell table:formula="of:=IF([.J484]=[.K484]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float" office:value="484" calcext:value-type="float">
            <text:p>484</text:p>
          </table:table-cell>
          <table:table-cell office:value-type="string" calcext:value-type="string">
            <text:p>85.171.202.215</text:p>
          </table:table-cell>
          <table:table-cell office:value-type="float" office:value="34" calcext:value-type="float">
            <text:p>34</text:p>
          </table:table-cell>
          <table:table-cell office:value-type="float" office:value="1525724560406" calcext:value-type="float">
            <text:p>1525724560406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May <text:s/>7 13:22:40 20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JT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imulus.ejs</text:p>
          </table:table-cell>
          <table:table-cell table:formula="of:=IF([.J485]=[.K485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85" calcext:value-type="float">
            <text:p>485</text:p>
          </table:table-cell>
          <table:table-cell office:value-type="string" calcext:value-type="string">
            <text:p>85.171.202.215</text:p>
          </table:table-cell>
          <table:table-cell office:value-type="float" office:value="19" calcext:value-type="float">
            <text:p>19</text:p>
          </table:table-cell>
          <table:table-cell office:value-type="float" office:value="1525724607016" calcext:value-type="float">
            <text:p>1525724607016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May <text:s/>7 13:23:27 20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JT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imulus.ejs</text:p>
          </table:table-cell>
          <table:table-cell table:formula="of:=IF([.J486]=[.K486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85.171.202.215</text:p>
          </table:table-cell>
          <table:table-cell office:value-type="float" office:value="43" calcext:value-type="float">
            <text:p>43</text:p>
          </table:table-cell>
          <table:table-cell office:value-type="float" office:value="1525724623416" calcext:value-type="float">
            <text:p>1525724623416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 May <text:s/>7 13:23:43 20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JT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imulus.ejs</text:p>
          </table:table-cell>
          <table:table-cell table:formula="of:=IF([.J487]=[.K487]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float" office:value="487" calcext:value-type="float">
            <text:p>487</text:p>
          </table:table-cell>
          <table:table-cell office:value-type="string" calcext:value-type="string">
            <text:p>85.171.202.215</text:p>
          </table:table-cell>
          <table:table-cell office:value-type="float" office:value="4" calcext:value-type="float">
            <text:p>4</text:p>
          </table:table-cell>
          <table:table-cell office:value-type="float" office:value="1525724643036" calcext:value-type="float">
            <text:p>1525724643036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May <text:s/>7 13:24:03 20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JT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imulus.ejs</text:p>
          </table:table-cell>
          <table:table-cell table:formula="of:=IF([.J488]=[.K488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88" calcext:value-type="float">
            <text:p>488</text:p>
          </table:table-cell>
          <table:table-cell office:value-type="string" calcext:value-type="string">
            <text:p>85.171.202.215</text:p>
          </table:table-cell>
          <table:table-cell office:value-type="float" office:value="29" calcext:value-type="float">
            <text:p>29</text:p>
          </table:table-cell>
          <table:table-cell office:value-type="float" office:value="1525724663676" calcext:value-type="float">
            <text:p>1525724663676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May <text:s/>7 13:24:24 20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JT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imulus.ejs</text:p>
          </table:table-cell>
          <table:table-cell table:formula="of:=IF([.J489]=[.K489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89" calcext:value-type="float">
            <text:p>489</text:p>
          </table:table-cell>
          <table:table-cell office:value-type="string" calcext:value-type="string">
            <text:p>85.171.202.215</text:p>
          </table:table-cell>
          <table:table-cell office:value-type="float" office:value="17" calcext:value-type="float">
            <text:p>17</text:p>
          </table:table-cell>
          <table:table-cell office:value-type="float" office:value="1525724708861" calcext:value-type="float">
            <text:p>1525724708861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May <text:s/>7 13:25:09 20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JT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imulus.ejs</text:p>
          </table:table-cell>
          <table:table-cell table:formula="of:=IF([.J490]=[.K490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90" calcext:value-type="float">
            <text:p>490</text:p>
          </table:table-cell>
          <table:table-cell office:value-type="string" calcext:value-type="string">
            <text:p>85.171.202.215</text:p>
          </table:table-cell>
          <table:table-cell office:value-type="float" office:value="49" calcext:value-type="float">
            <text:p>49</text:p>
          </table:table-cell>
          <table:table-cell office:value-type="float" office:value="1525724737360" calcext:value-type="float">
            <text:p>1525724737360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n May <text:s/>7 13:25:37 20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JT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imulus.ejs</text:p>
          </table:table-cell>
          <table:table-cell table:formula="of:=IF([.J491]=[.K491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91" calcext:value-type="float">
            <text:p>491</text:p>
          </table:table-cell>
          <table:table-cell office:value-type="string" calcext:value-type="string">
            <text:p>85.171.202.215</text:p>
          </table:table-cell>
          <table:table-cell office:value-type="float" office:value="5" calcext:value-type="float">
            <text:p>5</text:p>
          </table:table-cell>
          <table:table-cell office:value-type="float" office:value="1525724758706" calcext:value-type="float">
            <text:p>1525724758706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May <text:s/>7 13:25:59 20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JT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imulus.ejs</text:p>
          </table:table-cell>
          <table:table-cell table:formula="of:=IF([.J492]=[.K492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85.171.202.215</text:p>
          </table:table-cell>
          <table:table-cell office:value-type="float" office:value="31" calcext:value-type="float">
            <text:p>31</text:p>
          </table:table-cell>
          <table:table-cell office:value-type="float" office:value="1525726079713" calcext:value-type="float">
            <text:p>1525726079713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 May <text:s/>7 13:48:00 20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JT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imulus.ejs</text:p>
          </table:table-cell>
          <table:table-cell table:formula="of:=IF([.J493]=[.K493]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float" office:value="493" calcext:value-type="float">
            <text:p>493</text:p>
          </table:table-cell>
          <table:table-cell office:value-type="string" calcext:value-type="string">
            <text:p>85.171.202.215</text:p>
          </table:table-cell>
          <table:table-cell office:value-type="float" office:value="15" calcext:value-type="float">
            <text:p>15</text:p>
          </table:table-cell>
          <table:table-cell office:value-type="float" office:value="1525726110265" calcext:value-type="float">
            <text:p>1525726110265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May <text:s/>7 13:48:30 20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JT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imulus.ejs</text:p>
          </table:table-cell>
          <table:table-cell table:formula="of:=IF([.J494]=[.K494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94" calcext:value-type="float">
            <text:p>494</text:p>
          </table:table-cell>
          <table:table-cell office:value-type="string" calcext:value-type="string">
            <text:p>85.171.202.215</text:p>
          </table:table-cell>
          <table:table-cell office:value-type="float" office:value="47" calcext:value-type="float">
            <text:p>47</text:p>
          </table:table-cell>
          <table:table-cell office:value-type="float" office:value="1525726136715" calcext:value-type="float">
            <text:p>1525726136715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 May <text:s/>7 13:48:57 20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JT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imulus.ejs</text:p>
          </table:table-cell>
          <table:table-cell table:formula="of:=IF([.J495]=[.K495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95" calcext:value-type="float">
            <text:p>495</text:p>
          </table:table-cell>
          <table:table-cell office:value-type="string" calcext:value-type="string">
            <text:p>81.57.234.14</text:p>
          </table:table-cell>
          <table:table-cell office:value-type="string" calcext:value-type="string">
            <text:p>undefined</text:p>
          </table:table-cell>
          <table:table-cell office:value-type="float" office:value="1529765662174" calcext:value-type="float">
            <text:p>1529765662174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table:number-columns-repeated="2"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Sat Jun 23 07:54:22 2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VY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defined</text:p>
          </table:table-cell>
          <table:table-cell table:formula="of:=IF([.J496]=[.K496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96" calcext:value-type="float">
            <text:p>496</text:p>
          </table:table-cell>
          <table:table-cell office:value-type="string" calcext:value-type="string">
            <text:p>81.57.234.14</text:p>
          </table:table-cell>
          <table:table-cell office:value-type="float" office:value="57" calcext:value-type="float">
            <text:p>57</text:p>
          </table:table-cell>
          <table:table-cell office:value-type="float" office:value="1529765694313" calcext:value-type="float">
            <text:p>1529765694313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t Jun 23 07:54:54 2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VY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onfidence.ejs</text:p>
          </table:table-cell>
          <table:table-cell table:formula="of:=IF([.J497]=[.K497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97" calcext:value-type="float">
            <text:p>497</text:p>
          </table:table-cell>
          <table:table-cell office:value-type="string" calcext:value-type="string">
            <text:p>81.57.234.14</text:p>
          </table:table-cell>
          <table:table-cell office:value-type="float" office:value="58" calcext:value-type="float">
            <text:p>58</text:p>
          </table:table-cell>
          <table:table-cell office:value-type="float" office:value="1529765715045" calcext:value-type="float">
            <text:p>1529765715045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t Jun 23 07:55:15 20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VY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onfidence.ejs</text:p>
          </table:table-cell>
          <table:table-cell table:formula="of:=IF([.J498]=[.K498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98" calcext:value-type="float">
            <text:p>498</text:p>
          </table:table-cell>
          <table:table-cell office:value-type="string" calcext:value-type="string">
            <text:p>81.57.234.14</text:p>
          </table:table-cell>
          <table:table-cell office:value-type="float" office:value="59" calcext:value-type="float">
            <text:p>59</text:p>
          </table:table-cell>
          <table:table-cell office:value-type="float" office:value="1529765734116" calcext:value-type="float">
            <text:p>1529765734116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t Jun 23 07:55:34 20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VY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onfidence.ejs</text:p>
          </table:table-cell>
          <table:table-cell table:formula="of:=IF([.J499]=[.K499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499" calcext:value-type="float">
            <text:p>499</text:p>
          </table:table-cell>
          <table:table-cell office:value-type="string" calcext:value-type="string">
            <text:p>81.57.234.14</text:p>
          </table:table-cell>
          <table:table-cell office:value-type="float" office:value="60" calcext:value-type="float">
            <text:p>60</text:p>
          </table:table-cell>
          <table:table-cell office:value-type="float" office:value="1529765761729" calcext:value-type="float">
            <text:p>1529765761729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t Jun 23 07:56:02 20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VY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onfidence.ejs</text:p>
          </table:table-cell>
          <table:table-cell table:formula="of:=IF([.J500]=[.K500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81.57.234.14</text:p>
          </table:table-cell>
          <table:table-cell office:value-type="float" office:value="2" calcext:value-type="float">
            <text:p>2</text:p>
          </table:table-cell>
          <table:table-cell office:value-type="float" office:value="1529765793778" calcext:value-type="float">
            <text:p>1529765793778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t Jun 23 07:56:34 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VY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timulus.ejs</text:p>
          </table:table-cell>
          <table:table-cell table:formula="of:=IF([.J501]=[.K501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501" calcext:value-type="float">
            <text:p>501</text:p>
          </table:table-cell>
          <table:table-cell office:value-type="string" calcext:value-type="string">
            <text:p>81.57.234.14</text:p>
          </table:table-cell>
          <table:table-cell office:value-type="float" office:value="34" calcext:value-type="float">
            <text:p>34</text:p>
          </table:table-cell>
          <table:table-cell office:value-type="float" office:value="1529765821141" calcext:value-type="float">
            <text:p>1529765821141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Sat Jun 23 07:57:01 20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VY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timulus.ejs</text:p>
          </table:table-cell>
          <table:table-cell table:formula="of:=IF([.J502]=[.K502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office:value-type="string" calcext:value-type="string">
            <text:p>81.57.234.14</text:p>
          </table:table-cell>
          <table:table-cell office:value-type="float" office:value="17" calcext:value-type="float">
            <text:p>17</text:p>
          </table:table-cell>
          <table:table-cell office:value-type="float" office:value="1529765847621" calcext:value-type="float">
            <text:p>1529765847621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at Jun 23 07:57:27 20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VY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timulus.ejs</text:p>
          </table:table-cell>
          <table:table-cell table:formula="of:=IF([.J503]=[.K503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81.57.234.14</text:p>
          </table:table-cell>
          <table:table-cell office:value-type="float" office:value="45" calcext:value-type="float">
            <text:p>45</text:p>
          </table:table-cell>
          <table:table-cell office:value-type="float" office:value="1529765929265" calcext:value-type="float">
            <text:p>1529765929265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t Jun 23 07:58:49 20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VY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timulus.ejs</text:p>
          </table:table-cell>
          <table:table-cell table:formula="of:=IF([.J504]=[.K504]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float" office:value="504" calcext:value-type="float">
            <text:p>504</text:p>
          </table:table-cell>
          <table:table-cell office:value-type="string" calcext:value-type="string">
            <text:p>81.57.234.14</text:p>
          </table:table-cell>
          <table:table-cell office:value-type="float" office:value="7" calcext:value-type="float">
            <text:p>7</text:p>
          </table:table-cell>
          <table:table-cell office:value-type="float" office:value="1529765947506" calcext:value-type="float">
            <text:p>1529765947506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t Jun 23 07:59:07 20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VY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timulus.ejs</text:p>
          </table:table-cell>
          <table:table-cell table:formula="of:=IF([.J505]=[.K505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  <table:table-cell office:value-type="string" calcext:value-type="string">
            <text:p>81.57.234.14</text:p>
          </table:table-cell>
          <table:table-cell office:value-type="float" office:value="29" calcext:value-type="float">
            <text:p>29</text:p>
          </table:table-cell>
          <table:table-cell office:value-type="float" office:value="1529765980547" calcext:value-type="float">
            <text:p>1529765980547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t Jun 23 07:59:40 20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VY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timulus.ejs</text:p>
          </table:table-cell>
          <table:table-cell table:formula="of:=IF([.J506]=[.K506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506" calcext:value-type="float">
            <text:p>506</text:p>
          </table:table-cell>
          <table:table-cell office:value-type="string" calcext:value-type="string">
            <text:p>81.57.234.14</text:p>
          </table:table-cell>
          <table:table-cell office:value-type="float" office:value="18" calcext:value-type="float">
            <text:p>18</text:p>
          </table:table-cell>
          <table:table-cell office:value-type="float" office:value="1529766009441" calcext:value-type="float">
            <text:p>1529766009441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t Jun 23 08:00:09 20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VY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timulus.ejs</text:p>
          </table:table-cell>
          <table:table-cell table:formula="of:=IF([.J507]=[.K507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507" calcext:value-type="float">
            <text:p>507</text:p>
          </table:table-cell>
          <table:table-cell office:value-type="string" calcext:value-type="string">
            <text:p>81.57.234.14</text:p>
          </table:table-cell>
          <table:table-cell office:value-type="float" office:value="49" calcext:value-type="float">
            <text:p>49</text:p>
          </table:table-cell>
          <table:table-cell office:value-type="float" office:value="1529766035759" calcext:value-type="float">
            <text:p>1529766035759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t Jun 23 08:00:36 20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VY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timulus.ejs</text:p>
          </table:table-cell>
          <table:table-cell table:formula="of:=IF([.J508]=[.K508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508" calcext:value-type="float">
            <text:p>508</text:p>
          </table:table-cell>
          <table:table-cell office:value-type="string" calcext:value-type="string">
            <text:p>81.57.234.14</text:p>
          </table:table-cell>
          <table:table-cell office:value-type="float" office:value="5" calcext:value-type="float">
            <text:p>5</text:p>
          </table:table-cell>
          <table:table-cell office:value-type="float" office:value="1529766064130" calcext:value-type="float">
            <text:p>1529766064130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t Jun 23 08:01:04 20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VY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timulus.ejs</text:p>
          </table:table-cell>
          <table:table-cell table:formula="of:=IF([.J509]=[.K509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509" calcext:value-type="float">
            <text:p>509</text:p>
          </table:table-cell>
          <table:table-cell office:value-type="string" calcext:value-type="string">
            <text:p>81.57.234.14</text:p>
          </table:table-cell>
          <table:table-cell office:value-type="float" office:value="32" calcext:value-type="float">
            <text:p>32</text:p>
          </table:table-cell>
          <table:table-cell office:value-type="float" office:value="1529766113520" calcext:value-type="float">
            <text:p>1529766113520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at Jun 23 08:01:53 20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VY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timulus.ejs</text:p>
          </table:table-cell>
          <table:table-cell table:formula="of:=IF([.J510]=[.K510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510" calcext:value-type="float">
            <text:p>510</text:p>
          </table:table-cell>
          <table:table-cell office:value-type="string" calcext:value-type="string">
            <text:p>81.57.234.14</text:p>
          </table:table-cell>
          <table:table-cell office:value-type="float" office:value="15" calcext:value-type="float">
            <text:p>15</text:p>
          </table:table-cell>
          <table:table-cell office:value-type="float" office:value="1529766134939" calcext:value-type="float">
            <text:p>1529766134939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t Jun 23 08:02:15 20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VY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timulus.ejs</text:p>
          </table:table-cell>
          <table:table-cell table:formula="of:=IF([.J511]=[.K511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511" calcext:value-type="float">
            <text:p>511</text:p>
          </table:table-cell>
          <table:table-cell office:value-type="string" calcext:value-type="string">
            <text:p>81.57.234.14</text:p>
          </table:table-cell>
          <table:table-cell office:value-type="float" office:value="48" calcext:value-type="float">
            <text:p>48</text:p>
          </table:table-cell>
          <table:table-cell office:value-type="float" office:value="1529766158952" calcext:value-type="float">
            <text:p>1529766158952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at Jun 23 08:02:39 20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VY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timulus.ejs</text:p>
          </table:table-cell>
          <table:table-cell table:formula="of:=IF([.J512]=[.K512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512" calcext:value-type="float">
            <text:p>512</text:p>
          </table:table-cell>
          <table:table-cell office:value-type="string" calcext:value-type="string">
            <text:p>81.57.234.14</text:p>
          </table:table-cell>
          <table:table-cell office:value-type="float" office:value="6" calcext:value-type="float">
            <text:p>6</text:p>
          </table:table-cell>
          <table:table-cell office:value-type="float" office:value="1529766188414" calcext:value-type="float">
            <text:p>1529766188414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t Jun 23 08:03:08 20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VY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timulus.ejs</text:p>
          </table:table-cell>
          <table:table-cell table:formula="of:=IF([.J513]=[.K513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513" calcext:value-type="float">
            <text:p>513</text:p>
          </table:table-cell>
          <table:table-cell office:value-type="string" calcext:value-type="string">
            <text:p>81.57.234.14</text:p>
          </table:table-cell>
          <table:table-cell office:value-type="float" office:value="35" calcext:value-type="float">
            <text:p>35</text:p>
          </table:table-cell>
          <table:table-cell office:value-type="float" office:value="1529766213251" calcext:value-type="float">
            <text:p>1529766213251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at Jun 23 08:03:33 20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VY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timulus.ejs</text:p>
          </table:table-cell>
          <table:table-cell table:formula="of:=IF([.J514]=[.K514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514" calcext:value-type="float">
            <text:p>514</text:p>
          </table:table-cell>
          <table:table-cell office:value-type="string" calcext:value-type="string">
            <text:p>81.57.234.14</text:p>
          </table:table-cell>
          <table:table-cell office:value-type="float" office:value="21" calcext:value-type="float">
            <text:p>21</text:p>
          </table:table-cell>
          <table:table-cell office:value-type="float" office:value="1529766240011" calcext:value-type="float">
            <text:p>1529766240011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t Jun 23 08:04:00 20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VY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timulus.ejs</text:p>
          </table:table-cell>
          <table:table-cell table:formula="of:=IF([.J515]=[.K515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515" calcext:value-type="float">
            <text:p>515</text:p>
          </table:table-cell>
          <table:table-cell office:value-type="string" calcext:value-type="string">
            <text:p>81.57.234.14</text:p>
          </table:table-cell>
          <table:table-cell office:value-type="float" office:value="43" calcext:value-type="float">
            <text:p>43</text:p>
          </table:table-cell>
          <table:table-cell office:value-type="float" office:value="1529766256917" calcext:value-type="float">
            <text:p>1529766256917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at Jun 23 08:04:17 20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VY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timulus.ejs</text:p>
          </table:table-cell>
          <table:table-cell table:formula="of:=IF([.J516]=[.K516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516" calcext:value-type="float">
            <text:p>516</text:p>
          </table:table-cell>
          <table:table-cell office:value-type="string" calcext:value-type="string">
            <text:p>81.57.234.14</text:p>
          </table:table-cell>
          <table:table-cell office:value-type="float" office:value="1" calcext:value-type="float">
            <text:p>1</text:p>
          </table:table-cell>
          <table:table-cell office:value-type="float" office:value="1529766274681" calcext:value-type="float">
            <text:p>1529766274681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t Jun 23 08:04:34 20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VY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timulus.ejs</text:p>
          </table:table-cell>
          <table:table-cell table:formula="of:=IF([.J517]=[.K517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517" calcext:value-type="float">
            <text:p>517</text:p>
          </table:table-cell>
          <table:table-cell office:value-type="string" calcext:value-type="string">
            <text:p>81.57.234.14</text:p>
          </table:table-cell>
          <table:table-cell office:value-type="float" office:value="33" calcext:value-type="float">
            <text:p>33</text:p>
          </table:table-cell>
          <table:table-cell office:value-type="float" office:value="1529766298239" calcext:value-type="float">
            <text:p>1529766298239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at Jun 23 08:04:58 20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VY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timulus.ejs</text:p>
          </table:table-cell>
          <table:table-cell table:formula="of:=IF([.J518]=[.K518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518" calcext:value-type="float">
            <text:p>518</text:p>
          </table:table-cell>
          <table:table-cell office:value-type="string" calcext:value-type="string">
            <text:p>81.57.234.14</text:p>
          </table:table-cell>
          <table:table-cell office:value-type="float" office:value="19" calcext:value-type="float">
            <text:p>19</text:p>
          </table:table-cell>
          <table:table-cell office:value-type="float" office:value="1529766320378" calcext:value-type="float">
            <text:p>1529766320378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t Jun 23 08:05:20 20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VY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timulus.ejs</text:p>
          </table:table-cell>
          <table:table-cell table:formula="of:=IF([.J519]=[.K519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519" calcext:value-type="float">
            <text:p>519</text:p>
          </table:table-cell>
          <table:table-cell office:value-type="string" calcext:value-type="string">
            <text:p>81.57.234.14</text:p>
          </table:table-cell>
          <table:table-cell office:value-type="float" office:value="46" calcext:value-type="float">
            <text:p>46</text:p>
          </table:table-cell>
          <table:table-cell office:value-type="float" office:value="1529766338924" calcext:value-type="float">
            <text:p>1529766338924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t Jun 23 08:05:39 20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VY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timulus.ejs</text:p>
          </table:table-cell>
          <table:table-cell table:formula="of:=IF([.J520]=[.K520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520" calcext:value-type="float">
            <text:p>520</text:p>
          </table:table-cell>
          <table:table-cell office:value-type="string" calcext:value-type="string">
            <text:p>81.57.234.14</text:p>
          </table:table-cell>
          <table:table-cell office:value-type="float" office:value="3" calcext:value-type="float">
            <text:p>3</text:p>
          </table:table-cell>
          <table:table-cell office:value-type="float" office:value="1529766365305" calcext:value-type="float">
            <text:p>1529766365305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at Jun 23 08:06:05 20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VY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timulus.ejs</text:p>
          </table:table-cell>
          <table:table-cell table:formula="of:=IF([.J521]=[.K521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521" calcext:value-type="float">
            <text:p>521</text:p>
          </table:table-cell>
          <table:table-cell office:value-type="string" calcext:value-type="string">
            <text:p>81.57.234.14</text:p>
          </table:table-cell>
          <table:table-cell office:value-type="float" office:value="30" calcext:value-type="float">
            <text:p>30</text:p>
          </table:table-cell>
          <table:table-cell office:value-type="float" office:value="1529766391466" calcext:value-type="float">
            <text:p>1529766391466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at Jun 23 08:06:31 20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VY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timulus.ejs</text:p>
          </table:table-cell>
          <table:table-cell table:formula="of:=IF([.J522]=[.K522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522" calcext:value-type="float">
            <text:p>522</text:p>
          </table:table-cell>
          <table:table-cell office:value-type="string" calcext:value-type="string">
            <text:p>81.57.234.14</text:p>
          </table:table-cell>
          <table:table-cell office:value-type="float" office:value="20" calcext:value-type="float">
            <text:p>20</text:p>
          </table:table-cell>
          <table:table-cell office:value-type="float" office:value="1529766423632" calcext:value-type="float">
            <text:p>1529766423632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t Jun 23 08:07:03 20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VY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timulus.ejs</text:p>
          </table:table-cell>
          <table:table-cell table:formula="of:=IF([.J523]=[.K523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523" calcext:value-type="float">
            <text:p>523</text:p>
          </table:table-cell>
          <table:table-cell office:value-type="string" calcext:value-type="string">
            <text:p>81.57.234.14</text:p>
          </table:table-cell>
          <table:table-cell office:value-type="float" office:value="47" calcext:value-type="float">
            <text:p>47</text:p>
          </table:table-cell>
          <table:table-cell office:value-type="float" office:value="1529766449694" calcext:value-type="float">
            <text:p>1529766449694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at Jun 23 08:07:30 20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VY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timulus.ejs</text:p>
          </table:table-cell>
          <table:table-cell table:formula="of:=IF([.J524]=[.K524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524" calcext:value-type="float">
            <text:p>524</text:p>
          </table:table-cell>
          <table:table-cell office:value-type="string" calcext:value-type="string">
            <text:p>81.57.234.14</text:p>
          </table:table-cell>
          <table:table-cell office:value-type="float" office:value="4" calcext:value-type="float">
            <text:p>4</text:p>
          </table:table-cell>
          <table:table-cell office:value-type="float" office:value="1529766471197" calcext:value-type="float">
            <text:p>1529766471197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t Jun 23 08:07:51 20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VY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timulus.ejs</text:p>
          </table:table-cell>
          <table:table-cell table:formula="of:=IF([.J525]=[.K525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81.57.234.14</text:p>
          </table:table-cell>
          <table:table-cell office:value-type="float" office:value="31" calcext:value-type="float">
            <text:p>31</text:p>
          </table:table-cell>
          <table:table-cell office:value-type="float" office:value="1529766494478" calcext:value-type="float">
            <text:p>1529766494478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t Jun 23 08:08:14 20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VY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timulus.ejs</text:p>
          </table:table-cell>
          <table:table-cell table:formula="of:=IF([.J526]=[.K526]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float" office:value="526" calcext:value-type="float">
            <text:p>526</text:p>
          </table:table-cell>
          <table:table-cell office:value-type="string" calcext:value-type="string">
            <text:p>81.57.234.14</text:p>
          </table:table-cell>
          <table:table-cell office:value-type="float" office:value="16" calcext:value-type="float">
            <text:p>16</text:p>
          </table:table-cell>
          <table:table-cell office:value-type="float" office:value="1529766509676" calcext:value-type="float">
            <text:p>1529766509676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t Jun 23 08:08:29 20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VY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timulus.ejs</text:p>
          </table:table-cell>
          <table:table-cell table:formula="of:=IF([.J527]=[.K527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527" calcext:value-type="float">
            <text:p>527</text:p>
          </table:table-cell>
          <table:table-cell office:value-type="string" calcext:value-type="string">
            <text:p>81.57.234.14</text:p>
          </table:table-cell>
          <table:table-cell office:value-type="float" office:value="44" calcext:value-type="float">
            <text:p>44</text:p>
          </table:table-cell>
          <table:table-cell office:value-type="float" office:value="1529766529707" calcext:value-type="float">
            <text:p>1529766529707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at Jun 23 08:08:50 20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VY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timulus.ejs</text:p>
          </table:table-cell>
          <table:table-cell table:formula="of:=IF([.J528]=[.K528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528" calcext:value-type="float">
            <text:p>528</text:p>
          </table:table-cell>
          <table:table-cell office:value-type="string" calcext:value-type="string">
            <text:p>90.92.154.173</text:p>
          </table:table-cell>
          <table:table-cell office:value-type="string" calcext:value-type="string">
            <text:p>undefined</text:p>
          </table:table-cell>
          <table:table-cell office:value-type="float" office:value="1529770900522" calcext:value-type="float">
            <text:p>1529770900522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table:number-columns-repeated="2"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Sat Jun 23 09:21:33 2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VE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ndefined</text:p>
          </table:table-cell>
          <table:table-cell table:formula="of:=IF([.J529]=[.K529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529" calcext:value-type="float">
            <text:p>529</text:p>
          </table:table-cell>
          <table:table-cell office:value-type="string" calcext:value-type="string">
            <text:p>90.92.154.173</text:p>
          </table:table-cell>
          <table:table-cell office:value-type="float" office:value="57" calcext:value-type="float">
            <text:p>57</text:p>
          </table:table-cell>
          <table:table-cell office:value-type="float" office:value="1529770947498" calcext:value-type="float">
            <text:p>1529770947498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t Jun 23 09:22:19 2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VE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onfidence.ejs</text:p>
          </table:table-cell>
          <table:table-cell table:formula="of:=IF([.J530]=[.K530]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float" office:value="530" calcext:value-type="float">
            <text:p>530</text:p>
          </table:table-cell>
          <table:table-cell office:value-type="string" calcext:value-type="string">
            <text:p>90.92.154.173</text:p>
          </table:table-cell>
          <table:table-cell office:value-type="float" office:value="58" calcext:value-type="float">
            <text:p>58</text:p>
          </table:table-cell>
          <table:table-cell office:value-type="float" office:value="1529770973988" calcext:value-type="float">
            <text:p>1529770973988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t Jun 23 09:22:46 20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VE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onfidence.ejs</text:p>
          </table:table-cell>
          <table:table-cell table:formula="of:=IF([.J531]=[.K531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531" calcext:value-type="float">
            <text:p>531</text:p>
          </table:table-cell>
          <table:table-cell office:value-type="string" calcext:value-type="string">
            <text:p>90.92.154.173</text:p>
          </table:table-cell>
          <table:table-cell office:value-type="float" office:value="59" calcext:value-type="float">
            <text:p>59</text:p>
          </table:table-cell>
          <table:table-cell office:value-type="float" office:value="1529771005650" calcext:value-type="float">
            <text:p>1529771005650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t Jun 23 09:23:17 20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VE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onfidence.ejs</text:p>
          </table:table-cell>
          <table:table-cell table:formula="of:=IF([.J532]=[.K532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532" calcext:value-type="float">
            <text:p>532</text:p>
          </table:table-cell>
          <table:table-cell office:value-type="string" calcext:value-type="string">
            <text:p>90.92.154.173</text:p>
          </table:table-cell>
          <table:table-cell office:value-type="float" office:value="60" calcext:value-type="float">
            <text:p>60</text:p>
          </table:table-cell>
          <table:table-cell office:value-type="float" office:value="1529771053814" calcext:value-type="float">
            <text:p>1529771053814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t Jun 23 09:24:06 20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VE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onfidence.ejs</text:p>
          </table:table-cell>
          <table:table-cell table:formula="of:=IF([.J533]=[.K533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533" calcext:value-type="float">
            <text:p>533</text:p>
          </table:table-cell>
          <table:table-cell office:value-type="string" calcext:value-type="string">
            <text:p>90.92.154.173</text:p>
          </table:table-cell>
          <table:table-cell office:value-type="float" office:value="2" calcext:value-type="float">
            <text:p>2</text:p>
          </table:table-cell>
          <table:table-cell office:value-type="float" office:value="1529771100522" calcext:value-type="float">
            <text:p>1529771100522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t Jun 23 09:24:52 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VE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imulus.ejs</text:p>
          </table:table-cell>
          <table:table-cell table:formula="of:=IF([.J534]=[.K534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534" calcext:value-type="float">
            <text:p>534</text:p>
          </table:table-cell>
          <table:table-cell office:value-type="string" calcext:value-type="string">
            <text:p>90.92.154.173</text:p>
          </table:table-cell>
          <table:table-cell office:value-type="float" office:value="29" calcext:value-type="float">
            <text:p>29</text:p>
          </table:table-cell>
          <table:table-cell office:value-type="float" office:value="1529771136653" calcext:value-type="float">
            <text:p>1529771136653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t Jun 23 09:25:28 20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VE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imulus.ejs</text:p>
          </table:table-cell>
          <table:table-cell table:formula="of:=IF([.J535]=[.K535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535" calcext:value-type="float">
            <text:p>535</text:p>
          </table:table-cell>
          <table:table-cell office:value-type="string" calcext:value-type="string">
            <text:p>90.92.154.173</text:p>
          </table:table-cell>
          <table:table-cell office:value-type="float" office:value="18" calcext:value-type="float">
            <text:p>18</text:p>
          </table:table-cell>
          <table:table-cell office:value-type="float" office:value="1529771168531" calcext:value-type="float">
            <text:p>1529771168531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t Jun 23 09:26:00 20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VE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imulus.ejs</text:p>
          </table:table-cell>
          <table:table-cell table:formula="of:=IF([.J536]=[.K536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536" calcext:value-type="float">
            <text:p>536</text:p>
          </table:table-cell>
          <table:table-cell office:value-type="string" calcext:value-type="string">
            <text:p>90.92.154.173</text:p>
          </table:table-cell>
          <table:table-cell office:value-type="float" office:value="49" calcext:value-type="float">
            <text:p>49</text:p>
          </table:table-cell>
          <table:table-cell office:value-type="float" office:value="1529771193697" calcext:value-type="float">
            <text:p>1529771193697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t Jun 23 09:26:25 20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VE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imulus.ejs</text:p>
          </table:table-cell>
          <table:table-cell table:formula="of:=IF([.J537]=[.K537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537" calcext:value-type="float">
            <text:p>537</text:p>
          </table:table-cell>
          <table:table-cell office:value-type="string" calcext:value-type="string">
            <text:p>90.92.154.173</text:p>
          </table:table-cell>
          <table:table-cell office:value-type="float" office:value="5" calcext:value-type="float">
            <text:p>5</text:p>
          </table:table-cell>
          <table:table-cell office:value-type="float" office:value="1529771212848" calcext:value-type="float">
            <text:p>1529771212848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t Jun 23 09:26:45 20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E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imulus.ejs</text:p>
          </table:table-cell>
          <table:table-cell table:formula="of:=IF([.J538]=[.K538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538" calcext:value-type="float">
            <text:p>538</text:p>
          </table:table-cell>
          <table:table-cell office:value-type="string" calcext:value-type="string">
            <text:p>90.92.154.173</text:p>
          </table:table-cell>
          <table:table-cell office:value-type="float" office:value="32" calcext:value-type="float">
            <text:p>32</text:p>
          </table:table-cell>
          <table:table-cell office:value-type="float" office:value="1529771240562" calcext:value-type="float">
            <text:p>1529771240562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t Jun 23 09:27:12 20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VE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imulus.ejs</text:p>
          </table:table-cell>
          <table:table-cell table:formula="of:=IF([.J539]=[.K539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539" calcext:value-type="float">
            <text:p>539</text:p>
          </table:table-cell>
          <table:table-cell office:value-type="string" calcext:value-type="string">
            <text:p>90.92.154.173</text:p>
          </table:table-cell>
          <table:table-cell office:value-type="float" office:value="20" calcext:value-type="float">
            <text:p>20</text:p>
          </table:table-cell>
          <table:table-cell office:value-type="float" office:value="1529771267303" calcext:value-type="float">
            <text:p>1529771267303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t Jun 23 09:27:39 20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VE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imulus.ejs</text:p>
          </table:table-cell>
          <table:table-cell table:formula="of:=IF([.J540]=[.K540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540" calcext:value-type="float">
            <text:p>540</text:p>
          </table:table-cell>
          <table:table-cell office:value-type="string" calcext:value-type="string">
            <text:p>90.92.154.173</text:p>
          </table:table-cell>
          <table:table-cell office:value-type="float" office:value="44" calcext:value-type="float">
            <text:p>44</text:p>
          </table:table-cell>
          <table:table-cell office:value-type="float" office:value="1529771325468" calcext:value-type="float">
            <text:p>1529771325468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at Jun 23 09:28:37 20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VE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imulus.ejs</text:p>
          </table:table-cell>
          <table:table-cell table:formula="of:=IF([.J541]=[.K541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541" calcext:value-type="float">
            <text:p>541</text:p>
          </table:table-cell>
          <table:table-cell office:value-type="string" calcext:value-type="string">
            <text:p>90.92.154.173</text:p>
          </table:table-cell>
          <table:table-cell office:value-type="float" office:value="3" calcext:value-type="float">
            <text:p>3</text:p>
          </table:table-cell>
          <table:table-cell office:value-type="float" office:value="1529771341494" calcext:value-type="float">
            <text:p>1529771341494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t Jun 23 09:28:53 20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VE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imulus.ejs</text:p>
          </table:table-cell>
          <table:table-cell table:formula="of:=IF([.J542]=[.K542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542" calcext:value-type="float">
            <text:p>542</text:p>
          </table:table-cell>
          <table:table-cell office:value-type="string" calcext:value-type="string">
            <text:p>90.92.154.173</text:p>
          </table:table-cell>
          <table:table-cell office:value-type="float" office:value="35" calcext:value-type="float">
            <text:p>35</text:p>
          </table:table-cell>
          <table:table-cell office:value-type="float" office:value="1529771369076" calcext:value-type="float">
            <text:p>1529771369076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t Jun 23 09:29:21 20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VE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imulus.ejs</text:p>
          </table:table-cell>
          <table:table-cell table:formula="of:=IF([.J543]=[.K543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543" calcext:value-type="float">
            <text:p>543</text:p>
          </table:table-cell>
          <table:table-cell office:value-type="string" calcext:value-type="string">
            <text:p>90.92.154.173</text:p>
          </table:table-cell>
          <table:table-cell office:value-type="float" office:value="15" calcext:value-type="float">
            <text:p>15</text:p>
          </table:table-cell>
          <table:table-cell office:value-type="float" office:value="1529771385463" calcext:value-type="float">
            <text:p>1529771385463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t Jun 23 09:29:45 20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VE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imulus.ejs</text:p>
          </table:table-cell>
          <table:table-cell table:formula="of:=IF([.J544]=[.K544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544" calcext:value-type="float">
            <text:p>544</text:p>
          </table:table-cell>
          <table:table-cell office:value-type="string" calcext:value-type="string">
            <text:p>90.92.154.173</text:p>
          </table:table-cell>
          <table:table-cell office:value-type="float" office:value="46" calcext:value-type="float">
            <text:p>46</text:p>
          </table:table-cell>
          <table:table-cell office:value-type="float" office:value="1529771407621" calcext:value-type="float">
            <text:p>1529771407621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t Jun 23 09:30:07 20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VE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imulus.ejs</text:p>
          </table:table-cell>
          <table:table-cell table:formula="of:=IF([.J545]=[.K545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545" calcext:value-type="float">
            <text:p>545</text:p>
          </table:table-cell>
          <table:table-cell office:value-type="string" calcext:value-type="string">
            <text:p>90.92.154.173</text:p>
          </table:table-cell>
          <table:table-cell office:value-type="float" office:value="7" calcext:value-type="float">
            <text:p>7</text:p>
          </table:table-cell>
          <table:table-cell office:value-type="float" office:value="1529771430173" calcext:value-type="float">
            <text:p>1529771430173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t Jun 23 09:30:30 20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VE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imulus.ejs</text:p>
          </table:table-cell>
          <table:table-cell table:formula="of:=IF([.J546]=[.K546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546" calcext:value-type="float">
            <text:p>546</text:p>
          </table:table-cell>
          <table:table-cell office:value-type="string" calcext:value-type="string">
            <text:p>90.92.154.173</text:p>
          </table:table-cell>
          <table:table-cell office:value-type="float" office:value="34" calcext:value-type="float">
            <text:p>34</text:p>
          </table:table-cell>
          <table:table-cell office:value-type="float" office:value="1529771451877" calcext:value-type="float">
            <text:p>1529771451877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t Jun 23 09:30:52 20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VE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imulus.ejs</text:p>
          </table:table-cell>
          <table:table-cell table:formula="of:=IF([.J547]=[.K547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547" calcext:value-type="float">
            <text:p>547</text:p>
          </table:table-cell>
          <table:table-cell office:value-type="string" calcext:value-type="string">
            <text:p>90.92.154.173</text:p>
          </table:table-cell>
          <table:table-cell office:value-type="float" office:value="16" calcext:value-type="float">
            <text:p>16</text:p>
          </table:table-cell>
          <table:table-cell office:value-type="float" office:value="1529771481208" calcext:value-type="float">
            <text:p>1529771481208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at Jun 23 09:31:21 20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VE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imulus.ejs</text:p>
          </table:table-cell>
          <table:table-cell table:formula="of:=IF([.J548]=[.K548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548" calcext:value-type="float">
            <text:p>548</text:p>
          </table:table-cell>
          <table:table-cell office:value-type="string" calcext:value-type="string">
            <text:p>90.92.154.173</text:p>
          </table:table-cell>
          <table:table-cell office:value-type="float" office:value="43" calcext:value-type="float">
            <text:p>43</text:p>
          </table:table-cell>
          <table:table-cell office:value-type="float" office:value="1529771495356" calcext:value-type="float">
            <text:p>1529771495356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t Jun 23 09:31:35 20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VE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imulus.ejs</text:p>
          </table:table-cell>
          <table:table-cell table:formula="of:=IF([.J549]=[.K549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549" calcext:value-type="float">
            <text:p>549</text:p>
          </table:table-cell>
          <table:table-cell office:value-type="string" calcext:value-type="string">
            <text:p>90.92.154.173</text:p>
          </table:table-cell>
          <table:table-cell office:value-type="float" office:value="6" calcext:value-type="float">
            <text:p>6</text:p>
          </table:table-cell>
          <table:table-cell office:value-type="float" office:value="1529771517382" calcext:value-type="float">
            <text:p>1529771517382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t Jun 23 09:31:57 20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VE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imulus.ejs</text:p>
          </table:table-cell>
          <table:table-cell table:formula="of:=IF([.J550]=[.K550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90.92.154.173</text:p>
          </table:table-cell>
          <table:table-cell office:value-type="float" office:value="31" calcext:value-type="float">
            <text:p>31</text:p>
          </table:table-cell>
          <table:table-cell office:value-type="float" office:value="1529771536195" calcext:value-type="float">
            <text:p>1529771536195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t Jun 23 09:32:16 20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VE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imulus.ejs</text:p>
          </table:table-cell>
          <table:table-cell table:formula="of:=IF([.J551]=[.K551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551" calcext:value-type="float">
            <text:p>551</text:p>
          </table:table-cell>
          <table:table-cell office:value-type="string" calcext:value-type="string">
            <text:p>90.92.154.173</text:p>
          </table:table-cell>
          <table:table-cell office:value-type="float" office:value="17" calcext:value-type="float">
            <text:p>17</text:p>
          </table:table-cell>
          <table:table-cell office:value-type="float" office:value="1529771551168" calcext:value-type="float">
            <text:p>1529771551168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at Jun 23 09:32:31 20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VE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imulus.ejs</text:p>
          </table:table-cell>
          <table:table-cell table:formula="of:=IF([.J552]=[.K552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552" calcext:value-type="float">
            <text:p>552</text:p>
          </table:table-cell>
          <table:table-cell office:value-type="string" calcext:value-type="string">
            <text:p>90.92.154.173</text:p>
          </table:table-cell>
          <table:table-cell office:value-type="float" office:value="47" calcext:value-type="float">
            <text:p>47</text:p>
          </table:table-cell>
          <table:table-cell office:value-type="float" office:value="1529771590324" calcext:value-type="float">
            <text:p>1529771590324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t Jun 23 09:33:10 20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VE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imulus.ejs</text:p>
          </table:table-cell>
          <table:table-cell table:formula="of:=IF([.J553]=[.K553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553" calcext:value-type="float">
            <text:p>553</text:p>
          </table:table-cell>
          <table:table-cell office:value-type="string" calcext:value-type="string">
            <text:p>90.92.154.173</text:p>
          </table:table-cell>
          <table:table-cell office:value-type="float" office:value="4" calcext:value-type="float">
            <text:p>4</text:p>
          </table:table-cell>
          <table:table-cell office:value-type="float" office:value="1529771618821" calcext:value-type="float">
            <text:p>1529771618821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t Jun 23 09:33:39 20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VE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imulus.ejs</text:p>
          </table:table-cell>
          <table:table-cell table:formula="of:=IF([.J554]=[.K554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554" calcext:value-type="float">
            <text:p>554</text:p>
          </table:table-cell>
          <table:table-cell office:value-type="string" calcext:value-type="string">
            <text:p>90.92.154.173</text:p>
          </table:table-cell>
          <table:table-cell office:value-type="float" office:value="33" calcext:value-type="float">
            <text:p>33</text:p>
          </table:table-cell>
          <table:table-cell office:value-type="float" office:value="1529771692689" calcext:value-type="float">
            <text:p>1529771692689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t Jun 23 09:34:52 20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VE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imulus.ejs</text:p>
          </table:table-cell>
          <table:table-cell table:formula="of:=IF([.J555]=[.K555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555" calcext:value-type="float">
            <text:p>555</text:p>
          </table:table-cell>
          <table:table-cell office:value-type="string" calcext:value-type="string">
            <text:p>90.92.154.173</text:p>
          </table:table-cell>
          <table:table-cell office:value-type="float" office:value="19" calcext:value-type="float">
            <text:p>19</text:p>
          </table:table-cell>
          <table:table-cell office:value-type="float" office:value="1529771709532" calcext:value-type="float">
            <text:p>1529771709532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t Jun 23 09:35:09 20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VE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imulus.ejs</text:p>
          </table:table-cell>
          <table:table-cell table:formula="of:=IF([.J556]=[.K556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556" calcext:value-type="float">
            <text:p>556</text:p>
          </table:table-cell>
          <table:table-cell office:value-type="string" calcext:value-type="string">
            <text:p>90.92.154.173</text:p>
          </table:table-cell>
          <table:table-cell office:value-type="float" office:value="48" calcext:value-type="float">
            <text:p>48</text:p>
          </table:table-cell>
          <table:table-cell office:value-type="float" office:value="1529771730773" calcext:value-type="float">
            <text:p>1529771730773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t Jun 23 09:35:31 20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VE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imulus.ejs</text:p>
          </table:table-cell>
          <table:table-cell table:formula="of:=IF([.J557]=[.K557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90.92.154.173</text:p>
          </table:table-cell>
          <table:table-cell office:value-type="float" office:value="1" calcext:value-type="float">
            <text:p>1</text:p>
          </table:table-cell>
          <table:table-cell office:value-type="float" office:value="1529771989269" calcext:value-type="float">
            <text:p>1529771989269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t Jun 23 09:39:49 20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VE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imulus.ejs</text:p>
          </table:table-cell>
          <table:table-cell table:formula="of:=IF([.J558]=[.K558])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float" office:value="558" calcext:value-type="float">
            <text:p>558</text:p>
          </table:table-cell>
          <table:table-cell office:value-type="string" calcext:value-type="string">
            <text:p>90.92.154.173</text:p>
          </table:table-cell>
          <table:table-cell office:value-type="float" office:value="30" calcext:value-type="float">
            <text:p>30</text:p>
          </table:table-cell>
          <table:table-cell office:value-type="float" office:value="1529772004566" calcext:value-type="float">
            <text:p>1529772004566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t Jun 23 09:40:04 20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E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imulus.ejs</text:p>
          </table:table-cell>
          <table:table-cell table:formula="of:=IF([.J559]=[.K559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559" calcext:value-type="float">
            <text:p>559</text:p>
          </table:table-cell>
          <table:table-cell office:value-type="string" calcext:value-type="string">
            <text:p>90.92.154.173</text:p>
          </table:table-cell>
          <table:table-cell office:value-type="float" office:value="21" calcext:value-type="float">
            <text:p>21</text:p>
          </table:table-cell>
          <table:table-cell office:value-type="float" office:value="1529772029624" calcext:value-type="float">
            <text:p>1529772029624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Enregistrement 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t Jun 23 09:40:30 20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E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imulus.ejs</text:p>
          </table:table-cell>
          <table:table-cell table:formula="of:=IF([.J560]=[.K560])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float" office:value="560" calcext:value-type="float">
            <text:p>560</text:p>
          </table:table-cell>
          <table:table-cell office:value-type="string" calcext:value-type="string">
            <text:p>90.92.154.173</text:p>
          </table:table-cell>
          <table:table-cell office:value-type="float" office:value="45" calcext:value-type="float">
            <text:p>45</text:p>
          </table:table-cell>
          <table:table-cell office:value-type="float" office:value="1529772047813" calcext:value-type="float">
            <text:p>1529772047813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nregistrement 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t Jun 23 09:40:48 20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VE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imulus.ejs</text:p>
          </table:table-cell>
          <table:table-cell table:formula="of:=IF([.J561]=[.K561])" office:value-type="boolean" office:boolean-value="true" calcext:value-type="boolean">
            <text:p>TRUE</text:p>
          </table:table-cell>
        </table:table-row>
      </table:table>
      <table:named-expressions/>
      <table:database-ranges>
        <table:database-range table:name="__Anonymous_Sheet_DB__0" table:target-range-address="xp1.A1:xp1.Q561" table:display-filter-buttons="true" table:orientation="column">
          <table:filter>
            <table:filter-and>
              <table:filter-condition table:field-number="16" table:value="FALSE" table:operator="="/>
              <table:filter-condition table:field-number="5" table:value="undefined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5">00/00/0000</text:date>, <text:time style:data-style-name="N2" text:time-value="10:35:24.4701037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5T10:38:24.477274188</dc:date>
    <meta:editing-duration>PT8H27M14S</meta:editing-duration>
    <meta:editing-cycles>3</meta:editing-cycles>
    <meta:generator>LibreOffice/5.3.1.2$Linux_X86_64 LibreOffice_project/30m0$Build-2</meta:generator>
    <meta:document-statistic meta:table-count="1" meta:cell-count="9468" meta:object-count="0"/>
  </office:meta>
</office:document-meta>
</file>